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0.988cm"/>
    </style:style>
    <style:style style:name="co1" style:family="table-column">
      <style:table-column-properties fo:break-before="auto" style:column-width="6.816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6.354cm"/>
    </style:style>
    <style:style style:name="co14" style:family="table-column">
      <style:table-column-properties fo:break-before="auto" style:column-width="19.45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497cm"/>
    </style:style>
    <style:style style:name="co20" style:family="table-column">
      <style:table-column-properties fo:break-before="auto" style:column-width="0.653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9.158cm"/>
    </style:style>
    <style:style style:name="co23" style:family="table-column">
      <style:table-column-properties fo:break-before="auto" style:column-width="2.159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5.509cm"/>
    </style:style>
    <style:style style:name="co26" style:family="table-column">
      <style:table-column-properties fo:break-before="auto" style:column-width="3.821cm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users" table:style-name="ta1">
        <table:table-column table:style-name="co1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number-columns-repeated="1002" table:default-cell-style-name="Default"/>
        <table:table-row table:style-name="ro5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/>
          <table:table-cell table:style-name="ce2"/>
          <table:table-cell table:style-name="ce2" office:value-type="string">
            <text:p>statut</text:p>
          </table:table-cell>
          <table:table-cell table:style-name="ce3" office:value-type="string" table:number-columns-spanned="3" table:number-rows-spanned="1">
            <text:p>Group</text:p>
          </table:table-cell>
          <table:covered-table-cell table:number-columns-repeated="2" table:style-name="ce2"/>
          <table:table-cell table:style-name="ce2" office:value-type="string">
            <text:p>Project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user_statut</text:p>
          </table:table-cell>
          <table:table-cell table:style-name="ce1" office:value-type="string">
            <text:p>etd_project</text:p>
          </table:table-cell>
          <table:table-cell table:style-name="ce1" office:value-type="string">
            <text:p>etd_group</text:p>
          </table:table-cell>
          <table:table-cell table:style-name="ce1" table:number-columns-repeated="1005"/>
        </table:table-row>
        <table:table-row table:style-name="ro2">
          <table:table-cell office:value-type="string">
            <text:p>AGENEAU</text:p>
          </table:table-cell>
          <table:table-cell office:value-type="string">
            <text:p>Emile</text:p>
          </table:table-cell>
          <table:table-cell office:value-type="string">
            <text:p>124350N</text:p>
          </table:table-cell>
          <table:table-cell table:formula="of:=[.D1]+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&quot;['&quot; &amp; [.D2] &amp; &quot;', '&quot; &amp; [.A2] &amp; &quot;', '&quot; &amp; [.B2] &amp; &quot;', '&quot; &amp; [.C2] &amp;&quot;'],&quot;" office:value-type="string" office:string-value="['1', 'AGENEAU', 'Emile', '124350N'],">
            <text:p>['1', 'AGENEAU', 'Emile', '124350N'],</text:p>
          </table:table-cell>
          <table:table-cell table:formula="of:=&quot;['&quot; &amp; [.D2] &amp; &quot;', '&quot; &amp; [.E2] &amp;&quot;'],&quot;" office:value-type="string" office:string-value="['1', '1'],">
            <text:p>['1', '1'],</text:p>
          </table:table-cell>
          <table:table-cell table:formula="of:=&quot;['&quot; &amp; [.D2] &amp; &quot;', '&quot; &amp; [.I2] &amp;&quot;'],&quot;" office:value-type="string" office:string-value="['1', '1'],">
            <text:p>['1', '1'],</text:p>
          </table:table-cell>
          <table:table-cell table:formula="of:=&quot;['&quot; &amp; [.D2] &amp; &quot;', '&quot; &amp; [.F2] &amp;&quot;'],['&quot; &amp; [.D2] &amp; &quot;', '&quot; &amp; [.H2] &amp;&quot;'],['&quot; &amp; [.D2] &amp; &quot;', '&quot; &amp; [.G2] &amp;&quot;'],&quot;" office:value-type="string" office:string-value="['1', '1'],['1', '4'],['1', '2'],">
            <text:p>['1', '1'],['1', '4'],['1', '2'],</text:p>
          </table:table-cell>
          <table:table-cell/>
          <table:table-cell office:value-type="string">
            <text:p>AGENEAU</text:p>
          </table:table-cell>
          <table:table-cell office:value-type="string">
            <text:p>Emile</text:p>
          </table:table-cell>
          <table:table-cell office:value-type="string">
            <text:p>124350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ATTIMONT</text:p>
          </table:table-cell>
          <table:table-cell office:value-type="string">
            <text:p>Benoit</text:p>
          </table:table-cell>
          <table:table-cell office:value-type="string">
            <text:p>139742T</text:p>
          </table:table-cell>
          <table:table-cell table:formula="of:=[.D2]+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&quot;['&quot; &amp; [.D3] &amp; &quot;', '&quot; &amp; [.A3] &amp; &quot;', '&quot; &amp; [.B3] &amp; &quot;', '&quot; &amp; [.C3] &amp;&quot;'],&quot;" office:value-type="string" office:string-value="['2', 'ATTIMONT', 'Benoit', '139742T'],">
            <text:p>['2', 'ATTIMONT', 'Benoit', '139742T'],</text:p>
          </table:table-cell>
          <table:table-cell table:formula="of:=&quot;['&quot; &amp; [.D3] &amp; &quot;', '&quot; &amp; [.E3] &amp;&quot;'],&quot;" office:value-type="string" office:string-value="['2', '1'],">
            <text:p>['2', '1'],</text:p>
          </table:table-cell>
          <table:table-cell table:formula="of:=&quot;['&quot; &amp; [.D3] &amp; &quot;', '&quot; &amp; [.I3] &amp;&quot;'],&quot;" office:value-type="string" office:string-value="['2', '14'],">
            <text:p>['2', '14'],</text:p>
          </table:table-cell>
          <table:table-cell table:formula="of:=&quot;['&quot; &amp; [.D3] &amp; &quot;', '&quot; &amp; [.F3] &amp;&quot;'],['&quot; &amp; [.D3] &amp; &quot;', '&quot; &amp; [.H3] &amp;&quot;'],['&quot; &amp; [.D3] &amp; &quot;', '&quot; &amp; [.G3] &amp;&quot;'],&quot;" office:value-type="string" office:string-value="['2', '1'],['2', '4'],['2', '2'],">
            <text:p>['2', '1'],['2', '4'],['2', '2'],</text:p>
          </table:table-cell>
          <table:table-cell/>
          <table:table-cell office:value-type="string">
            <text:p>ATTIMONT</text:p>
          </table:table-cell>
          <table:table-cell office:value-type="string">
            <text:p>Benoit</text:p>
          </table:table-cell>
          <table:table-cell office:value-type="string">
            <text:p>139742T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AVELINO DO NASCIMENTO</text:p>
          </table:table-cell>
          <table:table-cell office:value-type="string">
            <text:p>Felix</text:p>
          </table:table-cell>
          <table:table-cell office:value-type="string">
            <text:p>13B339X</text:p>
          </table:table-cell>
          <table:table-cell table:formula="of:=[.D3]+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&quot;['&quot; &amp; [.D4] &amp; &quot;', '&quot; &amp; [.A4] &amp; &quot;', '&quot; &amp; [.B4] &amp; &quot;', '&quot; &amp; [.C4] &amp;&quot;'],&quot;" office:value-type="string" office:string-value="['3', 'AVELINO DO NASCIMENTO', 'Felix', '13B339X'],">
            <text:p>['3', 'AVELINO DO NASCIMENTO', 'Felix', '13B339X'],</text:p>
          </table:table-cell>
          <table:table-cell table:formula="of:=&quot;['&quot; &amp; [.D4] &amp; &quot;', '&quot; &amp; [.E4] &amp;&quot;'],&quot;" office:value-type="string" office:string-value="['3', '1'],">
            <text:p>['3', '1'],</text:p>
          </table:table-cell>
          <table:table-cell table:formula="of:=&quot;['&quot; &amp; [.D4] &amp; &quot;', '&quot; &amp; [.I4] &amp;&quot;'],&quot;" office:value-type="string" office:string-value="['3', '6'],">
            <text:p>['3', '6'],</text:p>
          </table:table-cell>
          <table:table-cell table:formula="of:=&quot;['&quot; &amp; [.D4] &amp; &quot;', '&quot; &amp; [.F4] &amp;&quot;'],['&quot; &amp; [.D4] &amp; &quot;', '&quot; &amp; [.H4] &amp;&quot;'],['&quot; &amp; [.D4] &amp; &quot;', '&quot; &amp; [.G4] &amp;&quot;'],&quot;" office:value-type="string" office:string-value="['3', '1'],['3', '4'],['3', '2'],">
            <text:p>['3', '1'],['3', '4'],['3', '2'],</text:p>
          </table:table-cell>
          <table:table-cell/>
          <table:table-cell office:value-type="string">
            <text:p>AVELINO DO NASCIMENTO</text:p>
          </table:table-cell>
          <table:table-cell office:value-type="string">
            <text:p>Felix</text:p>
          </table:table-cell>
          <table:table-cell office:value-type="string">
            <text:p>13B339X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AVRIL</text:p>
          </table:table-cell>
          <table:table-cell office:value-type="string">
            <text:p>Aurelien</text:p>
          </table:table-cell>
          <table:table-cell office:value-type="string">
            <text:p>13C469A</text:p>
          </table:table-cell>
          <table:table-cell table:formula="of:=[.D4]+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&quot;['&quot; &amp; [.D5] &amp; &quot;', '&quot; &amp; [.A5] &amp; &quot;', '&quot; &amp; [.B5] &amp; &quot;', '&quot; &amp; [.C5] &amp;&quot;'],&quot;" office:value-type="string" office:string-value="['4', 'AVRIL', 'Aurelien', '13C469A'],">
            <text:p>['4', 'AVRIL', 'Aurelien', '13C469A'],</text:p>
          </table:table-cell>
          <table:table-cell table:formula="of:=&quot;['&quot; &amp; [.D5] &amp; &quot;', '&quot; &amp; [.E5] &amp;&quot;'],&quot;" office:value-type="string" office:string-value="['4', '1'],">
            <text:p>['4', '1'],</text:p>
          </table:table-cell>
          <table:table-cell table:formula="of:=&quot;['&quot; &amp; [.D5] &amp; &quot;', '&quot; &amp; [.I5] &amp;&quot;'],&quot;" office:value-type="string" office:string-value="['4', '8'],">
            <text:p>['4', '8'],</text:p>
          </table:table-cell>
          <table:table-cell table:formula="of:=&quot;['&quot; &amp; [.D5] &amp; &quot;', '&quot; &amp; [.F5] &amp;&quot;'],['&quot; &amp; [.D5] &amp; &quot;', '&quot; &amp; [.H5] &amp;&quot;'],['&quot; &amp; [.D5] &amp; &quot;', '&quot; &amp; [.G5] &amp;&quot;'],&quot;" office:value-type="string" office:string-value="['4', '1'],['4', '4'],['4', '2'],">
            <text:p>['4', '1'],['4', '4'],['4', '2'],</text:p>
          </table:table-cell>
          <table:table-cell/>
          <table:table-cell office:value-type="string">
            <text:p>AVRIL</text:p>
          </table:table-cell>
          <table:table-cell office:value-type="string">
            <text:p>Aurelien</text:p>
          </table:table-cell>
          <table:table-cell office:value-type="string">
            <text:p>13C469A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BELLOIR</text:p>
          </table:table-cell>
          <table:table-cell office:value-type="string">
            <text:p>Thomas</text:p>
          </table:table-cell>
          <table:table-cell office:value-type="string">
            <text:p>132256G</text:p>
          </table:table-cell>
          <table:table-cell table:formula="of:=[.D5]+1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&quot;['&quot; &amp; [.D6] &amp; &quot;', '&quot; &amp; [.A6] &amp; &quot;', '&quot; &amp; [.B6] &amp; &quot;', '&quot; &amp; [.C6] &amp;&quot;'],&quot;" office:value-type="string" office:string-value="['5', 'BELLOIR', 'Thomas', '132256G'],">
            <text:p>['5', 'BELLOIR', 'Thomas', '132256G'],</text:p>
          </table:table-cell>
          <table:table-cell table:formula="of:=&quot;['&quot; &amp; [.D6] &amp; &quot;', '&quot; &amp; [.E6] &amp;&quot;'],&quot;" office:value-type="string" office:string-value="['5', '1'],">
            <text:p>['5', '1'],</text:p>
          </table:table-cell>
          <table:table-cell table:formula="of:=&quot;['&quot; &amp; [.D6] &amp; &quot;', '&quot; &amp; [.I6] &amp;&quot;'],&quot;" office:value-type="string" office:string-value="['5', '7'],">
            <text:p>['5', '7'],</text:p>
          </table:table-cell>
          <table:table-cell table:formula="of:=&quot;['&quot; &amp; [.D6] &amp; &quot;', '&quot; &amp; [.F6] &amp;&quot;'],['&quot; &amp; [.D6] &amp; &quot;', '&quot; &amp; [.H6] &amp;&quot;'],['&quot; &amp; [.D6] &amp; &quot;', '&quot; &amp; [.G6] &amp;&quot;'],&quot;" office:value-type="string" office:string-value="['5', '1'],['5', '4'],['5', '2'],">
            <text:p>['5', '1'],['5', '4'],['5', '2'],</text:p>
          </table:table-cell>
          <table:table-cell/>
          <table:table-cell office:value-type="string">
            <text:p>BELLOIR</text:p>
          </table:table-cell>
          <table:table-cell office:value-type="string">
            <text:p>Thomas</text:p>
          </table:table-cell>
          <table:table-cell office:value-type="string">
            <text:p>132256G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BENALIOUA</text:p>
          </table:table-cell>
          <table:table-cell office:value-type="string">
            <text:p>Issam</text:p>
          </table:table-cell>
          <table:table-cell office:value-type="string">
            <text:p>125025X</text:p>
          </table:table-cell>
          <table:table-cell table:formula="of:=[.D6]+1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&quot;['&quot; &amp; [.D7] &amp; &quot;', '&quot; &amp; [.A7] &amp; &quot;', '&quot; &amp; [.B7] &amp; &quot;', '&quot; &amp; [.C7] &amp;&quot;'],&quot;" office:value-type="string" office:string-value="['6', 'BENALIOUA', 'Issam', '125025X'],">
            <text:p>['6', 'BENALIOUA', 'Issam', '125025X'],</text:p>
          </table:table-cell>
          <table:table-cell table:formula="of:=&quot;['&quot; &amp; [.D7] &amp; &quot;', '&quot; &amp; [.E7] &amp;&quot;'],&quot;" office:value-type="string" office:string-value="['6', '1'],">
            <text:p>['6', '1'],</text:p>
          </table:table-cell>
          <table:table-cell table:formula="of:=&quot;['&quot; &amp; [.D7] &amp; &quot;', '&quot; &amp; [.I7] &amp;&quot;'],&quot;" office:value-type="string" office:string-value="['6', '12'],">
            <text:p>['6', '12'],</text:p>
          </table:table-cell>
          <table:table-cell table:formula="of:=&quot;['&quot; &amp; [.D7] &amp; &quot;', '&quot; &amp; [.F7] &amp;&quot;'],['&quot; &amp; [.D7] &amp; &quot;', '&quot; &amp; [.H7] &amp;&quot;'],['&quot; &amp; [.D7] &amp; &quot;', '&quot; &amp; [.G7] &amp;&quot;'],&quot;" office:value-type="string" office:string-value="['6', '1'],['6', '4'],['6', '2'],">
            <text:p>['6', '1'],['6', '4'],['6', '2'],</text:p>
          </table:table-cell>
          <table:table-cell/>
          <table:table-cell office:value-type="string">
            <text:p>BENALIOUA</text:p>
          </table:table-cell>
          <table:table-cell office:value-type="string">
            <text:p>Issam</text:p>
          </table:table-cell>
          <table:table-cell office:value-type="string">
            <text:p>125025X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BERNARD</text:p>
          </table:table-cell>
          <table:table-cell office:value-type="string">
            <text:p>Mael</text:p>
          </table:table-cell>
          <table:table-cell office:value-type="string">
            <text:p>124732D</text:p>
          </table:table-cell>
          <table:table-cell table:formula="of:=[.D7]+1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&quot;['&quot; &amp; [.D8] &amp; &quot;', '&quot; &amp; [.A8] &amp; &quot;', '&quot; &amp; [.B8] &amp; &quot;', '&quot; &amp; [.C8] &amp;&quot;'],&quot;" office:value-type="string" office:string-value="['7', 'BERNARD', 'Mael', '124732D'],">
            <text:p>['7', 'BERNARD', 'Mael', '124732D'],</text:p>
          </table:table-cell>
          <table:table-cell table:formula="of:=&quot;['&quot; &amp; [.D8] &amp; &quot;', '&quot; &amp; [.E8] &amp;&quot;'],&quot;" office:value-type="string" office:string-value="['7', '1'],">
            <text:p>['7', '1'],</text:p>
          </table:table-cell>
          <table:table-cell table:formula="of:=&quot;['&quot; &amp; [.D8] &amp; &quot;', '&quot; &amp; [.I8] &amp;&quot;'],&quot;" office:value-type="string" office:string-value="['7', '12'],">
            <text:p>['7', '12'],</text:p>
          </table:table-cell>
          <table:table-cell table:formula="of:=&quot;['&quot; &amp; [.D8] &amp; &quot;', '&quot; &amp; [.F8] &amp;&quot;'],['&quot; &amp; [.D8] &amp; &quot;', '&quot; &amp; [.H8] &amp;&quot;'],['&quot; &amp; [.D8] &amp; &quot;', '&quot; &amp; [.G8] &amp;&quot;'],&quot;" office:value-type="string" office:string-value="['7', '1'],['7', '4'],['7', '2'],">
            <text:p>['7', '1'],['7', '4'],['7', '2'],</text:p>
          </table:table-cell>
          <table:table-cell/>
          <table:table-cell office:value-type="string">
            <text:p>BERNARD</text:p>
          </table:table-cell>
          <table:table-cell office:value-type="string">
            <text:p>Mael</text:p>
          </table:table-cell>
          <table:table-cell office:value-type="string">
            <text:p>124732D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BERRY</text:p>
          </table:table-cell>
          <table:table-cell office:value-type="string">
            <text:p>Laureline</text:p>
          </table:table-cell>
          <table:table-cell office:value-type="string">
            <text:p>124371L</text:p>
          </table:table-cell>
          <table:table-cell table:formula="of:=[.D8]+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&quot;['&quot; &amp; [.D9] &amp; &quot;', '&quot; &amp; [.A9] &amp; &quot;', '&quot; &amp; [.B9] &amp; &quot;', '&quot; &amp; [.C9] &amp;&quot;'],&quot;" office:value-type="string" office:string-value="['8', 'BERRY', 'Laureline', '124371L'],">
            <text:p>['8', 'BERRY', 'Laureline', '124371L'],</text:p>
          </table:table-cell>
          <table:table-cell table:formula="of:=&quot;['&quot; &amp; [.D9] &amp; &quot;', '&quot; &amp; [.E9] &amp;&quot;'],&quot;" office:value-type="string" office:string-value="['8', '1'],">
            <text:p>['8', '1'],</text:p>
          </table:table-cell>
          <table:table-cell table:formula="of:=&quot;['&quot; &amp; [.D9] &amp; &quot;', '&quot; &amp; [.I9] &amp;&quot;'],&quot;" office:value-type="string" office:string-value="['8', '7'],">
            <text:p>['8', '7'],</text:p>
          </table:table-cell>
          <table:table-cell table:formula="of:=&quot;['&quot; &amp; [.D9] &amp; &quot;', '&quot; &amp; [.F9] &amp;&quot;'],['&quot; &amp; [.D9] &amp; &quot;', '&quot; &amp; [.H9] &amp;&quot;'],['&quot; &amp; [.D9] &amp; &quot;', '&quot; &amp; [.G9] &amp;&quot;'],&quot;" office:value-type="string" office:string-value="['8', '1'],['8', '4'],['8', '2'],">
            <text:p>['8', '1'],['8', '4'],['8', '2'],</text:p>
          </table:table-cell>
          <table:table-cell/>
          <table:table-cell office:value-type="string">
            <text:p>BERRY</text:p>
          </table:table-cell>
          <table:table-cell office:value-type="string">
            <text:p>Laureline</text:p>
          </table:table-cell>
          <table:table-cell office:value-type="string">
            <text:p>124371L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BLAIN</text:p>
          </table:table-cell>
          <table:table-cell office:value-type="string">
            <text:p>Victor</text:p>
          </table:table-cell>
          <table:table-cell office:value-type="string">
            <text:p>132517Q</text:p>
          </table:table-cell>
          <table:table-cell table:formula="of:=[.D9]+1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&quot;['&quot; &amp; [.D10] &amp; &quot;', '&quot; &amp; [.A10] &amp; &quot;', '&quot; &amp; [.B10] &amp; &quot;', '&quot; &amp; [.C10] &amp;&quot;'],&quot;" office:value-type="string" office:string-value="['9', 'BLAIN', 'Victor', '132517Q'],">
            <text:p>['9', 'BLAIN', 'Victor', '132517Q'],</text:p>
          </table:table-cell>
          <table:table-cell table:formula="of:=&quot;['&quot; &amp; [.D10] &amp; &quot;', '&quot; &amp; [.E10] &amp;&quot;'],&quot;" office:value-type="string" office:string-value="['9', '1'],">
            <text:p>['9', '1'],</text:p>
          </table:table-cell>
          <table:table-cell table:formula="of:=&quot;['&quot; &amp; [.D10] &amp; &quot;', '&quot; &amp; [.I10] &amp;&quot;'],&quot;" office:value-type="string" office:string-value="['9', '7'],">
            <text:p>['9', '7'],</text:p>
          </table:table-cell>
          <table:table-cell table:formula="of:=&quot;['&quot; &amp; [.D10] &amp; &quot;', '&quot; &amp; [.F10] &amp;&quot;'],['&quot; &amp; [.D10] &amp; &quot;', '&quot; &amp; [.H10] &amp;&quot;'],['&quot; &amp; [.D10] &amp; &quot;', '&quot; &amp; [.G10] &amp;&quot;'],&quot;" office:value-type="string" office:string-value="['9', '1'],['9', '4'],['9', '2'],">
            <text:p>['9', '1'],['9', '4'],['9', '2'],</text:p>
          </table:table-cell>
          <table:table-cell/>
          <table:table-cell office:value-type="string">
            <text:p>BLAIN</text:p>
          </table:table-cell>
          <table:table-cell office:value-type="string">
            <text:p>Victor</text:p>
          </table:table-cell>
          <table:table-cell office:value-type="string">
            <text:p>132517Q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BLONDEAU</text:p>
          </table:table-cell>
          <table:table-cell office:value-type="string">
            <text:p>Francois-Antoine</text:p>
          </table:table-cell>
          <table:table-cell office:value-type="string">
            <text:p>132317Y</text:p>
          </table:table-cell>
          <table:table-cell table:formula="of:=[.D10]+1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&quot;['&quot; &amp; [.D11] &amp; &quot;', '&quot; &amp; [.A11] &amp; &quot;', '&quot; &amp; [.B11] &amp; &quot;', '&quot; &amp; [.C11] &amp;&quot;'],&quot;" office:value-type="string" office:string-value="['10', 'BLONDEAU', 'Francois-Antoine', '132317Y'],">
            <text:p>['10', 'BLONDEAU', 'Francois-Antoine', '132317Y'],</text:p>
          </table:table-cell>
          <table:table-cell table:formula="of:=&quot;['&quot; &amp; [.D11] &amp; &quot;', '&quot; &amp; [.E11] &amp;&quot;'],&quot;" office:value-type="string" office:string-value="['10', '1'],">
            <text:p>['10', '1'],</text:p>
          </table:table-cell>
          <table:table-cell table:formula="of:=&quot;['&quot; &amp; [.D11] &amp; &quot;', '&quot; &amp; [.I11] &amp;&quot;'],&quot;" office:value-type="string" office:string-value="['10', '14'],">
            <text:p>['10', '14'],</text:p>
          </table:table-cell>
          <table:table-cell table:formula="of:=&quot;['&quot; &amp; [.D11] &amp; &quot;', '&quot; &amp; [.F11] &amp;&quot;'],['&quot; &amp; [.D11] &amp; &quot;', '&quot; &amp; [.H11] &amp;&quot;'],['&quot; &amp; [.D11] &amp; &quot;', '&quot; &amp; [.G11] &amp;&quot;'],&quot;" office:value-type="string" office:string-value="['10', '1'],['10', '4'],['10', '2'],">
            <text:p>['10', '1'],['10', '4'],['10', '2'],</text:p>
          </table:table-cell>
          <table:table-cell/>
          <table:table-cell office:value-type="string">
            <text:p>BLONDEAU</text:p>
          </table:table-cell>
          <table:table-cell office:value-type="string">
            <text:p>Francois-Antoine</text:p>
          </table:table-cell>
          <table:table-cell office:value-type="string">
            <text:p>132317Y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BLOYET</text:p>
          </table:table-cell>
          <table:table-cell office:value-type="string">
            <text:p>Remi</text:p>
          </table:table-cell>
          <table:table-cell office:value-type="string">
            <text:p>132253D</text:p>
          </table:table-cell>
          <table:table-cell table:formula="of:=[.D11]+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&quot;['&quot; &amp; [.D12] &amp; &quot;', '&quot; &amp; [.A12] &amp; &quot;', '&quot; &amp; [.B12] &amp; &quot;', '&quot; &amp; [.C12] &amp;&quot;'],&quot;" office:value-type="string" office:string-value="['11', 'BLOYET', 'Remi', '132253D'],">
            <text:p>['11', 'BLOYET', 'Remi', '132253D'],</text:p>
          </table:table-cell>
          <table:table-cell table:formula="of:=&quot;['&quot; &amp; [.D12] &amp; &quot;', '&quot; &amp; [.E12] &amp;&quot;'],&quot;" office:value-type="string" office:string-value="['11', '1'],">
            <text:p>['11', '1'],</text:p>
          </table:table-cell>
          <table:table-cell table:formula="of:=&quot;['&quot; &amp; [.D12] &amp; &quot;', '&quot; &amp; [.I12] &amp;&quot;'],&quot;" office:value-type="string" office:string-value="['11', '11'],">
            <text:p>['11', '11'],</text:p>
          </table:table-cell>
          <table:table-cell table:formula="of:=&quot;['&quot; &amp; [.D12] &amp; &quot;', '&quot; &amp; [.F12] &amp;&quot;'],['&quot; &amp; [.D12] &amp; &quot;', '&quot; &amp; [.H12] &amp;&quot;'],['&quot; &amp; [.D12] &amp; &quot;', '&quot; &amp; [.G12] &amp;&quot;'],&quot;" office:value-type="string" office:string-value="['11', '1'],['11', '4'],['11', '2'],">
            <text:p>['11', '1'],['11', '4'],['11', '2'],</text:p>
          </table:table-cell>
          <table:table-cell/>
          <table:table-cell office:value-type="string">
            <text:p>BLOYET</text:p>
          </table:table-cell>
          <table:table-cell office:value-type="string">
            <text:p>Remi</text:p>
          </table:table-cell>
          <table:table-cell office:value-type="string">
            <text:p>132253D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BOURDEAUX</text:p>
          </table:table-cell>
          <table:table-cell office:value-type="string">
            <text:p>Thomas</text:p>
          </table:table-cell>
          <table:table-cell office:value-type="string">
            <text:p>132255F</text:p>
          </table:table-cell>
          <table:table-cell table:formula="of:=[.D12]+1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&quot;['&quot; &amp; [.D13] &amp; &quot;', '&quot; &amp; [.A13] &amp; &quot;', '&quot; &amp; [.B13] &amp; &quot;', '&quot; &amp; [.C13] &amp;&quot;'],&quot;" office:value-type="string" office:string-value="['12', 'BOURDEAUX', 'Thomas', '132255F'],">
            <text:p>['12', 'BOURDEAUX', 'Thomas', '132255F'],</text:p>
          </table:table-cell>
          <table:table-cell table:formula="of:=&quot;['&quot; &amp; [.D13] &amp; &quot;', '&quot; &amp; [.E13] &amp;&quot;'],&quot;" office:value-type="string" office:string-value="['12', '1'],">
            <text:p>['12', '1'],</text:p>
          </table:table-cell>
          <table:table-cell table:formula="of:=&quot;['&quot; &amp; [.D13] &amp; &quot;', '&quot; &amp; [.I13] &amp;&quot;'],&quot;" office:value-type="string" office:string-value="['12', '10'],">
            <text:p>['12', '10'],</text:p>
          </table:table-cell>
          <table:table-cell table:formula="of:=&quot;['&quot; &amp; [.D13] &amp; &quot;', '&quot; &amp; [.F13] &amp;&quot;'],['&quot; &amp; [.D13] &amp; &quot;', '&quot; &amp; [.H13] &amp;&quot;'],['&quot; &amp; [.D13] &amp; &quot;', '&quot; &amp; [.G13] &amp;&quot;'],&quot;" office:value-type="string" office:string-value="['12', '1'],['12', '5'],['12', '2'],">
            <text:p>['12', '1'],['12', '5'],['12', '2'],</text:p>
          </table:table-cell>
          <table:table-cell/>
          <table:table-cell office:value-type="string">
            <text:p>BOURDEAUX</text:p>
          </table:table-cell>
          <table:table-cell office:value-type="string">
            <text:p>Thomas</text:p>
          </table:table-cell>
          <table:table-cell office:value-type="string">
            <text:p>132255F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CADEAU</text:p>
          </table:table-cell>
          <table:table-cell office:value-type="string">
            <text:p>Martin</text:p>
          </table:table-cell>
          <table:table-cell office:value-type="string">
            <text:p>13C243E</text:p>
          </table:table-cell>
          <table:table-cell table:formula="of:=[.D13]+1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&quot;['&quot; &amp; [.D14] &amp; &quot;', '&quot; &amp; [.A14] &amp; &quot;', '&quot; &amp; [.B14] &amp; &quot;', '&quot; &amp; [.C14] &amp;&quot;'],&quot;" office:value-type="string" office:string-value="['13', 'CADEAU', 'Martin', '13C243E'],">
            <text:p>['13', 'CADEAU', 'Martin', '13C243E'],</text:p>
          </table:table-cell>
          <table:table-cell table:formula="of:=&quot;['&quot; &amp; [.D14] &amp; &quot;', '&quot; &amp; [.E14] &amp;&quot;'],&quot;" office:value-type="string" office:string-value="['13', '1'],">
            <text:p>['13', '1'],</text:p>
          </table:table-cell>
          <table:table-cell table:formula="of:=&quot;['&quot; &amp; [.D14] &amp; &quot;', '&quot; &amp; [.I14] &amp;&quot;'],&quot;" office:value-type="string" office:string-value="['13', '11'],">
            <text:p>['13', '11'],</text:p>
          </table:table-cell>
          <table:table-cell table:formula="of:=&quot;['&quot; &amp; [.D14] &amp; &quot;', '&quot; &amp; [.F14] &amp;&quot;'],['&quot; &amp; [.D14] &amp; &quot;', '&quot; &amp; [.H14] &amp;&quot;'],['&quot; &amp; [.D14] &amp; &quot;', '&quot; &amp; [.G14] &amp;&quot;'],&quot;" office:value-type="string" office:string-value="['13', '1'],['13', '5'],['13', '2'],">
            <text:p>['13', '1'],['13', '5'],['13', '2'],</text:p>
          </table:table-cell>
          <table:table-cell/>
          <table:table-cell office:value-type="string">
            <text:p>CADEAU</text:p>
          </table:table-cell>
          <table:table-cell office:value-type="string">
            <text:p>Martin</text:p>
          </table:table-cell>
          <table:table-cell office:value-type="string">
            <text:p>13C243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CHAMPALLE</text:p>
          </table:table-cell>
          <table:table-cell office:value-type="string">
            <text:p>Loic</text:p>
          </table:table-cell>
          <table:table-cell office:value-type="string">
            <text:p>132688B</text:p>
          </table:table-cell>
          <table:table-cell table:formula="of:=[.D14]+1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&quot;['&quot; &amp; [.D15] &amp; &quot;', '&quot; &amp; [.A15] &amp; &quot;', '&quot; &amp; [.B15] &amp; &quot;', '&quot; &amp; [.C15] &amp;&quot;'],&quot;" office:value-type="string" office:string-value="['14', 'CHAMPALLE', 'Loic', '132688B'],">
            <text:p>['14', 'CHAMPALLE', 'Loic', '132688B'],</text:p>
          </table:table-cell>
          <table:table-cell table:formula="of:=&quot;['&quot; &amp; [.D15] &amp; &quot;', '&quot; &amp; [.E15] &amp;&quot;'],&quot;" office:value-type="string" office:string-value="['14', '1'],">
            <text:p>['14', '1'],</text:p>
          </table:table-cell>
          <table:table-cell table:formula="of:=&quot;['&quot; &amp; [.D15] &amp; &quot;', '&quot; &amp; [.I15] &amp;&quot;'],&quot;" office:value-type="string" office:string-value="['14', '8'],">
            <text:p>['14', '8'],</text:p>
          </table:table-cell>
          <table:table-cell table:formula="of:=&quot;['&quot; &amp; [.D15] &amp; &quot;', '&quot; &amp; [.F15] &amp;&quot;'],['&quot; &amp; [.D15] &amp; &quot;', '&quot; &amp; [.H15] &amp;&quot;'],['&quot; &amp; [.D15] &amp; &quot;', '&quot; &amp; [.G15] &amp;&quot;'],&quot;" office:value-type="string" office:string-value="['14', '1'],['14', '5'],['14', '2'],">
            <text:p>['14', '1'],['14', '5'],['14', '2'],</text:p>
          </table:table-cell>
          <table:table-cell/>
          <table:table-cell office:value-type="string">
            <text:p>CHAMPALLE</text:p>
          </table:table-cell>
          <table:table-cell office:value-type="string">
            <text:p>Loic</text:p>
          </table:table-cell>
          <table:table-cell office:value-type="string">
            <text:p>132688B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CHATELAIN</text:p>
          </table:table-cell>
          <table:table-cell office:value-type="string">
            <text:p>Remi</text:p>
          </table:table-cell>
          <table:table-cell office:value-type="string">
            <text:p>132344C</text:p>
          </table:table-cell>
          <table:table-cell table:formula="of:=[.D15]+1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&quot;['&quot; &amp; [.D16] &amp; &quot;', '&quot; &amp; [.A16] &amp; &quot;', '&quot; &amp; [.B16] &amp; &quot;', '&quot; &amp; [.C16] &amp;&quot;'],&quot;" office:value-type="string" office:string-value="['15', 'CHATELAIN', 'Remi', '132344C'],">
            <text:p>['15', 'CHATELAIN', 'Remi', '132344C'],</text:p>
          </table:table-cell>
          <table:table-cell table:formula="of:=&quot;['&quot; &amp; [.D16] &amp; &quot;', '&quot; &amp; [.E16] &amp;&quot;'],&quot;" office:value-type="string" office:string-value="['15', '1'],">
            <text:p>['15', '1'],</text:p>
          </table:table-cell>
          <table:table-cell table:formula="of:=&quot;['&quot; &amp; [.D16] &amp; &quot;', '&quot; &amp; [.I16] &amp;&quot;'],&quot;" office:value-type="string" office:string-value="['15', '5'],">
            <text:p>['15', '5'],</text:p>
          </table:table-cell>
          <table:table-cell table:formula="of:=&quot;['&quot; &amp; [.D16] &amp; &quot;', '&quot; &amp; [.F16] &amp;&quot;'],['&quot; &amp; [.D16] &amp; &quot;', '&quot; &amp; [.H16] &amp;&quot;'],['&quot; &amp; [.D16] &amp; &quot;', '&quot; &amp; [.G16] &amp;&quot;'],&quot;" office:value-type="string" office:string-value="['15', '1'],['15', '5'],['15', '2'],">
            <text:p>['15', '1'],['15', '5'],['15', '2'],</text:p>
          </table:table-cell>
          <table:table-cell/>
          <table:table-cell office:value-type="string">
            <text:p>CHATELAIN</text:p>
          </table:table-cell>
          <table:table-cell office:value-type="string">
            <text:p>Remi</text:p>
          </table:table-cell>
          <table:table-cell office:value-type="string">
            <text:p>132344C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COGREL</text:p>
          </table:table-cell>
          <table:table-cell office:value-type="string">
            <text:p>Benjamin</text:p>
          </table:table-cell>
          <table:table-cell office:value-type="string">
            <text:p>13C078A</text:p>
          </table:table-cell>
          <table:table-cell table:formula="of:=[.D16]+1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&quot;['&quot; &amp; [.D17] &amp; &quot;', '&quot; &amp; [.A17] &amp; &quot;', '&quot; &amp; [.B17] &amp; &quot;', '&quot; &amp; [.C17] &amp;&quot;'],&quot;" office:value-type="string" office:string-value="['16', 'COGREL', 'Benjamin', '13C078A'],">
            <text:p>['16', 'COGREL', 'Benjamin', '13C078A'],</text:p>
          </table:table-cell>
          <table:table-cell table:formula="of:=&quot;['&quot; &amp; [.D17] &amp; &quot;', '&quot; &amp; [.E17] &amp;&quot;'],&quot;" office:value-type="string" office:string-value="['16', '1'],">
            <text:p>['16', '1'],</text:p>
          </table:table-cell>
          <table:table-cell table:formula="of:=&quot;['&quot; &amp; [.D17] &amp; &quot;', '&quot; &amp; [.I17] &amp;&quot;'],&quot;" office:value-type="string" office:string-value="['16', '5'],">
            <text:p>['16', '5'],</text:p>
          </table:table-cell>
          <table:table-cell table:formula="of:=&quot;['&quot; &amp; [.D17] &amp; &quot;', '&quot; &amp; [.F17] &amp;&quot;'],['&quot; &amp; [.D17] &amp; &quot;', '&quot; &amp; [.H17] &amp;&quot;'],['&quot; &amp; [.D17] &amp; &quot;', '&quot; &amp; [.G17] &amp;&quot;'],&quot;" office:value-type="string" office:string-value="['16', '1'],['16', '5'],['16', '2'],">
            <text:p>['16', '1'],['16', '5'],['16', '2'],</text:p>
          </table:table-cell>
          <table:table-cell/>
          <table:table-cell office:value-type="string">
            <text:p>COGREL</text:p>
          </table:table-cell>
          <table:table-cell office:value-type="string">
            <text:p>Benjamin</text:p>
          </table:table-cell>
          <table:table-cell office:value-type="string">
            <text:p>13C078A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CORDINIER</text:p>
          </table:table-cell>
          <table:table-cell office:value-type="string">
            <text:p>Leeroy</text:p>
          </table:table-cell>
          <table:table-cell office:value-type="string">
            <text:p>132544U</text:p>
          </table:table-cell>
          <table:table-cell table:formula="of:=[.D17]+1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&quot;['&quot; &amp; [.D18] &amp; &quot;', '&quot; &amp; [.A18] &amp; &quot;', '&quot; &amp; [.B18] &amp; &quot;', '&quot; &amp; [.C18] &amp;&quot;'],&quot;" office:value-type="string" office:string-value="['17', 'CORDINIER', 'Leeroy', '132544U'],">
            <text:p>['17', 'CORDINIER', 'Leeroy', '132544U'],</text:p>
          </table:table-cell>
          <table:table-cell table:formula="of:=&quot;['&quot; &amp; [.D18] &amp; &quot;', '&quot; &amp; [.E18] &amp;&quot;'],&quot;" office:value-type="string" office:string-value="['17', '1'],">
            <text:p>['17', '1'],</text:p>
          </table:table-cell>
          <table:table-cell table:formula="of:=&quot;['&quot; &amp; [.D18] &amp; &quot;', '&quot; &amp; [.I18] &amp;&quot;'],&quot;" office:value-type="string" office:string-value="['17', '11'],">
            <text:p>['17', '11'],</text:p>
          </table:table-cell>
          <table:table-cell table:formula="of:=&quot;['&quot; &amp; [.D18] &amp; &quot;', '&quot; &amp; [.F18] &amp;&quot;'],['&quot; &amp; [.D18] &amp; &quot;', '&quot; &amp; [.H18] &amp;&quot;'],['&quot; &amp; [.D18] &amp; &quot;', '&quot; &amp; [.G18] &amp;&quot;'],&quot;" office:value-type="string" office:string-value="['17', '1'],['17', '5'],['17', '2'],">
            <text:p>['17', '1'],['17', '5'],['17', '2'],</text:p>
          </table:table-cell>
          <table:table-cell/>
          <table:table-cell office:value-type="string">
            <text:p>CORDINIER</text:p>
          </table:table-cell>
          <table:table-cell office:value-type="string">
            <text:p>Leeroy</text:p>
          </table:table-cell>
          <table:table-cell office:value-type="string">
            <text:p>132544U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CRESPEL</text:p>
          </table:table-cell>
          <table:table-cell office:value-type="string">
            <text:p>Jordan</text:p>
          </table:table-cell>
          <table:table-cell office:value-type="string">
            <text:p>124856N</text:p>
          </table:table-cell>
          <table:table-cell table:formula="of:=[.D18]+1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&quot;['&quot; &amp; [.D19] &amp; &quot;', '&quot; &amp; [.A19] &amp; &quot;', '&quot; &amp; [.B19] &amp; &quot;', '&quot; &amp; [.C19] &amp;&quot;'],&quot;" office:value-type="string" office:string-value="['18', 'CRESPEL', 'Jordan', '124856N'],">
            <text:p>['18', 'CRESPEL', 'Jordan', '124856N'],</text:p>
          </table:table-cell>
          <table:table-cell table:formula="of:=&quot;['&quot; &amp; [.D19] &amp; &quot;', '&quot; &amp; [.E19] &amp;&quot;'],&quot;" office:value-type="string" office:string-value="['18', '1'],">
            <text:p>['18', '1'],</text:p>
          </table:table-cell>
          <table:table-cell table:formula="of:=&quot;['&quot; &amp; [.D19] &amp; &quot;', '&quot; &amp; [.I19] &amp;&quot;'],&quot;" office:value-type="string" office:string-value="['18', '12'],">
            <text:p>['18', '12'],</text:p>
          </table:table-cell>
          <table:table-cell table:formula="of:=&quot;['&quot; &amp; [.D19] &amp; &quot;', '&quot; &amp; [.F19] &amp;&quot;'],['&quot; &amp; [.D19] &amp; &quot;', '&quot; &amp; [.H19] &amp;&quot;'],['&quot; &amp; [.D19] &amp; &quot;', '&quot; &amp; [.G19] &amp;&quot;'],&quot;" office:value-type="string" office:string-value="['18', '1'],['18', '5'],['18', '2'],">
            <text:p>['18', '1'],['18', '5'],['18', '2'],</text:p>
          </table:table-cell>
          <table:table-cell/>
          <table:table-cell office:value-type="string">
            <text:p>CRESPEL</text:p>
          </table:table-cell>
          <table:table-cell office:value-type="string">
            <text:p>Jordan</text:p>
          </table:table-cell>
          <table:table-cell office:value-type="string">
            <text:p>124856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DABIN</text:p>
          </table:table-cell>
          <table:table-cell office:value-type="string">
            <text:p>Maxime</text:p>
          </table:table-cell>
          <table:table-cell office:value-type="string">
            <text:p>136065X</text:p>
          </table:table-cell>
          <table:table-cell table:formula="of:=[.D19]+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&quot;['&quot; &amp; [.D20] &amp; &quot;', '&quot; &amp; [.A20] &amp; &quot;', '&quot; &amp; [.B20] &amp; &quot;', '&quot; &amp; [.C20] &amp;&quot;'],&quot;" office:value-type="string" office:string-value="['19', 'DABIN', 'Maxime', '136065X'],">
            <text:p>['19', 'DABIN', 'Maxime', '136065X'],</text:p>
          </table:table-cell>
          <table:table-cell table:formula="of:=&quot;['&quot; &amp; [.D20] &amp; &quot;', '&quot; &amp; [.E20] &amp;&quot;'],&quot;" office:value-type="string" office:string-value="['19', '1'],">
            <text:p>['19', '1'],</text:p>
          </table:table-cell>
          <table:table-cell table:formula="of:=&quot;['&quot; &amp; [.D20] &amp; &quot;', '&quot; &amp; [.I20] &amp;&quot;'],&quot;" office:value-type="string" office:string-value="['19', '8'],">
            <text:p>['19', '8'],</text:p>
          </table:table-cell>
          <table:table-cell table:formula="of:=&quot;['&quot; &amp; [.D20] &amp; &quot;', '&quot; &amp; [.F20] &amp;&quot;'],['&quot; &amp; [.D20] &amp; &quot;', '&quot; &amp; [.H20] &amp;&quot;'],['&quot; &amp; [.D20] &amp; &quot;', '&quot; &amp; [.G20] &amp;&quot;'],&quot;" office:value-type="string" office:string-value="['19', '1'],['19', '5'],['19', '2'],">
            <text:p>['19', '1'],['19', '5'],['19', '2'],</text:p>
          </table:table-cell>
          <table:table-cell/>
          <table:table-cell office:value-type="string">
            <text:p>DABIN</text:p>
          </table:table-cell>
          <table:table-cell office:value-type="string">
            <text:p>Maxime</text:p>
          </table:table-cell>
          <table:table-cell office:value-type="string">
            <text:p>136065X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DA SILVA</text:p>
          </table:table-cell>
          <table:table-cell office:value-type="string">
            <text:p>Thomas</text:p>
          </table:table-cell>
          <table:table-cell office:value-type="string">
            <text:p>13B859M</text:p>
          </table:table-cell>
          <table:table-cell table:formula="of:=[.D20]+1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&quot;['&quot; &amp; [.D21] &amp; &quot;', '&quot; &amp; [.A21] &amp; &quot;', '&quot; &amp; [.B21] &amp; &quot;', '&quot; &amp; [.C21] &amp;&quot;'],&quot;" office:value-type="string" office:string-value="['20', 'DA SILVA', 'Thomas', '13B859M'],">
            <text:p>['20', 'DA SILVA', 'Thomas', '13B859M'],</text:p>
          </table:table-cell>
          <table:table-cell table:formula="of:=&quot;['&quot; &amp; [.D21] &amp; &quot;', '&quot; &amp; [.E21] &amp;&quot;'],&quot;" office:value-type="string" office:string-value="['20', '1'],">
            <text:p>['20', '1'],</text:p>
          </table:table-cell>
          <table:table-cell table:formula="of:=&quot;['&quot; &amp; [.D21] &amp; &quot;', '&quot; &amp; [.I21] &amp;&quot;'],&quot;" office:value-type="string" office:string-value="['20', '4'],">
            <text:p>['20', '4'],</text:p>
          </table:table-cell>
          <table:table-cell table:formula="of:=&quot;['&quot; &amp; [.D21] &amp; &quot;', '&quot; &amp; [.F21] &amp;&quot;'],['&quot; &amp; [.D21] &amp; &quot;', '&quot; &amp; [.H21] &amp;&quot;'],['&quot; &amp; [.D21] &amp; &quot;', '&quot; &amp; [.G21] &amp;&quot;'],&quot;" office:value-type="string" office:string-value="['20', '1'],['20', '5'],['20', '2'],">
            <text:p>['20', '1'],['20', '5'],['20', '2'],</text:p>
          </table:table-cell>
          <table:table-cell/>
          <table:table-cell office:value-type="string">
            <text:p>DA SILVA</text:p>
          </table:table-cell>
          <table:table-cell office:value-type="string">
            <text:p>Thomas</text:p>
          </table:table-cell>
          <table:table-cell office:value-type="string">
            <text:p>13B859M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DE CHAMPS DE SAINT LEGER</text:p>
          </table:table-cell>
          <table:table-cell office:value-type="string">
            <text:p>Jean-Baptiste</text:p>
          </table:table-cell>
          <table:table-cell office:value-type="string">
            <text:p>13C027U</text:p>
          </table:table-cell>
          <table:table-cell table:formula="of:=[.D21]+1"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&quot;['&quot; &amp; [.D22] &amp; &quot;', '&quot; &amp; [.A22] &amp; &quot;', '&quot; &amp; [.B22] &amp; &quot;', '&quot; &amp; [.C22] &amp;&quot;'],&quot;" office:value-type="string" office:string-value="['21', 'DE CHAMPS DE SAINT LEGER', 'Jean-Baptiste', '13C027U'],">
            <text:p>['21', 'DE CHAMPS DE SAINT LEGER', 'Jean-Baptiste', '13C027U'],</text:p>
          </table:table-cell>
          <table:table-cell table:formula="of:=&quot;['&quot; &amp; [.D22] &amp; &quot;', '&quot; &amp; [.E22] &amp;&quot;'],&quot;" office:value-type="string" office:string-value="['21', '1'],">
            <text:p>['21', '1'],</text:p>
          </table:table-cell>
          <table:table-cell table:formula="of:=&quot;['&quot; &amp; [.D22] &amp; &quot;', '&quot; &amp; [.I22] &amp;&quot;'],&quot;" office:value-type="string" office:string-value="['21', '10'],">
            <text:p>['21', '10'],</text:p>
          </table:table-cell>
          <table:table-cell table:formula="of:=&quot;['&quot; &amp; [.D22] &amp; &quot;', '&quot; &amp; [.F22] &amp;&quot;'],['&quot; &amp; [.D22] &amp; &quot;', '&quot; &amp; [.H22] &amp;&quot;'],['&quot; &amp; [.D22] &amp; &quot;', '&quot; &amp; [.G22] &amp;&quot;'],&quot;" office:value-type="string" office:string-value="['21', '1'],['21', '5'],['21', '2'],">
            <text:p>['21', '1'],['21', '5'],['21', '2'],</text:p>
          </table:table-cell>
          <table:table-cell/>
          <table:table-cell office:value-type="string">
            <text:p>DE CHAMPS DE SAINT LEGER</text:p>
          </table:table-cell>
          <table:table-cell office:value-type="string">
            <text:p>Jean-Baptiste</text:p>
          </table:table-cell>
          <table:table-cell office:value-type="string">
            <text:p>13C027U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DIAKHATE</text:p>
          </table:table-cell>
          <table:table-cell office:value-type="string">
            <text:p>Alioune</text:p>
          </table:table-cell>
          <table:table-cell office:value-type="string">
            <text:p>139949T</text:p>
          </table:table-cell>
          <table:table-cell table:formula="of:=[.D22]+1"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&quot;['&quot; &amp; [.D23] &amp; &quot;', '&quot; &amp; [.A23] &amp; &quot;', '&quot; &amp; [.B23] &amp; &quot;', '&quot; &amp; [.C23] &amp;&quot;'],&quot;" office:value-type="string" office:string-value="['22', 'DIAKHATE', 'Alioune', '139949T'],">
            <text:p>['22', 'DIAKHATE', 'Alioune', '139949T'],</text:p>
          </table:table-cell>
          <table:table-cell table:formula="of:=&quot;['&quot; &amp; [.D23] &amp; &quot;', '&quot; &amp; [.E23] &amp;&quot;'],&quot;" office:value-type="string" office:string-value="['22', '1'],">
            <text:p>['22', '1'],</text:p>
          </table:table-cell>
          <table:table-cell table:formula="of:=&quot;['&quot; &amp; [.D23] &amp; &quot;', '&quot; &amp; [.I23] &amp;&quot;'],&quot;" office:value-type="string" office:string-value="['22', '2'],">
            <text:p>['22', '2'],</text:p>
          </table:table-cell>
          <table:table-cell table:formula="of:=&quot;['&quot; &amp; [.D23] &amp; &quot;', '&quot; &amp; [.F23] &amp;&quot;'],['&quot; &amp; [.D23] &amp; &quot;', '&quot; &amp; [.H23] &amp;&quot;'],['&quot; &amp; [.D23] &amp; &quot;', '&quot; &amp; [.G23] &amp;&quot;'],&quot;" office:value-type="string" office:string-value="['22', '1'],['22', '5'],['22', '2'],">
            <text:p>['22', '1'],['22', '5'],['22', '2'],</text:p>
          </table:table-cell>
          <table:table-cell/>
          <table:table-cell office:value-type="string">
            <text:p>DIAKHATE</text:p>
          </table:table-cell>
          <table:table-cell office:value-type="string">
            <text:p>Alioune</text:p>
          </table:table-cell>
          <table:table-cell office:value-type="string">
            <text:p>139949T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DJAIDER</text:p>
          </table:table-cell>
          <table:table-cell office:value-type="string">
            <text:p>Zaineb</text:p>
          </table:table-cell>
          <table:table-cell office:value-type="string">
            <text:p>13C033B</text:p>
          </table:table-cell>
          <table:table-cell table:formula="of:=[.D23]+1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&quot;['&quot; &amp; [.D24] &amp; &quot;', '&quot; &amp; [.A24] &amp; &quot;', '&quot; &amp; [.B24] &amp; &quot;', '&quot; &amp; [.C24] &amp;&quot;'],&quot;" office:value-type="string" office:string-value="['23', 'DJAIDER', 'Zaineb', '13C033B'],">
            <text:p>['23', 'DJAIDER', 'Zaineb', '13C033B'],</text:p>
          </table:table-cell>
          <table:table-cell table:formula="of:=&quot;['&quot; &amp; [.D24] &amp; &quot;', '&quot; &amp; [.E24] &amp;&quot;'],&quot;" office:value-type="string" office:string-value="['23', '1'],">
            <text:p>['23', '1'],</text:p>
          </table:table-cell>
          <table:table-cell table:formula="of:=&quot;['&quot; &amp; [.D24] &amp; &quot;', '&quot; &amp; [.I24] &amp;&quot;'],&quot;" office:value-type="string" office:string-value="['23', '4'],">
            <text:p>['23', '4'],</text:p>
          </table:table-cell>
          <table:table-cell table:formula="of:=&quot;['&quot; &amp; [.D24] &amp; &quot;', '&quot; &amp; [.F24] &amp;&quot;'],['&quot; &amp; [.D24] &amp; &quot;', '&quot; &amp; [.H24] &amp;&quot;'],['&quot; &amp; [.D24] &amp; &quot;', '&quot; &amp; [.G24] &amp;&quot;'],&quot;" office:value-type="string" office:string-value="['23', '1'],['23', '5'],['23', '2'],">
            <text:p>['23', '1'],['23', '5'],['23', '2'],</text:p>
          </table:table-cell>
          <table:table-cell/>
          <table:table-cell office:value-type="string">
            <text:p>DJAIDER</text:p>
          </table:table-cell>
          <table:table-cell office:value-type="string">
            <text:p>Zaineb</text:p>
          </table:table-cell>
          <table:table-cell office:value-type="string">
            <text:p>13C033B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DUPONT</text:p>
          </table:table-cell>
          <table:table-cell office:value-type="string">
            <text:p>Theo</text:p>
          </table:table-cell>
          <table:table-cell office:value-type="string">
            <text:p>132269W</text:p>
          </table:table-cell>
          <table:table-cell table:formula="of:=[.D24]+1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&quot;['&quot; &amp; [.D25] &amp; &quot;', '&quot; &amp; [.A25] &amp; &quot;', '&quot; &amp; [.B25] &amp; &quot;', '&quot; &amp; [.C25] &amp;&quot;'],&quot;" office:value-type="string" office:string-value="['24', 'DUPONT', 'Theo', '132269W'],">
            <text:p>['24', 'DUPONT', 'Theo', '132269W'],</text:p>
          </table:table-cell>
          <table:table-cell table:formula="of:=&quot;['&quot; &amp; [.D25] &amp; &quot;', '&quot; &amp; [.E25] &amp;&quot;'],&quot;" office:value-type="string" office:string-value="['24', '1'],">
            <text:p>['24', '1'],</text:p>
          </table:table-cell>
          <table:table-cell table:formula="of:=&quot;['&quot; &amp; [.D25] &amp; &quot;', '&quot; &amp; [.I25] &amp;&quot;'],&quot;" office:value-type="string" office:string-value="['24', '3'],">
            <text:p>['24', '3'],</text:p>
          </table:table-cell>
          <table:table-cell table:formula="of:=&quot;['&quot; &amp; [.D25] &amp; &quot;', '&quot; &amp; [.F25] &amp;&quot;'],['&quot; &amp; [.D25] &amp; &quot;', '&quot; &amp; [.H25] &amp;&quot;'],['&quot; &amp; [.D25] &amp; &quot;', '&quot; &amp; [.G25] &amp;&quot;'],&quot;" office:value-type="string" office:string-value="['24', '1'],['24', '5'],['24', '2'],">
            <text:p>['24', '1'],['24', '5'],['24', '2'],</text:p>
          </table:table-cell>
          <table:table-cell/>
          <table:table-cell office:value-type="string">
            <text:p>DUPONT</text:p>
          </table:table-cell>
          <table:table-cell office:value-type="string">
            <text:p>Theo</text:p>
          </table:table-cell>
          <table:table-cell office:value-type="string">
            <text:p>132269W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DURAND</text:p>
          </table:table-cell>
          <table:table-cell office:value-type="string">
            <text:p>Martin</text:p>
          </table:table-cell>
          <table:table-cell office:value-type="string">
            <text:p>132258J</text:p>
          </table:table-cell>
          <table:table-cell table:formula="of:=[.D25]+1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&quot;['&quot; &amp; [.D26] &amp; &quot;', '&quot; &amp; [.A26] &amp; &quot;', '&quot; &amp; [.B26] &amp; &quot;', '&quot; &amp; [.C26] &amp;&quot;'],&quot;" office:value-type="string" office:string-value="['25', 'DURAND', 'Martin', '132258J'],">
            <text:p>['25', 'DURAND', 'Martin', '132258J'],</text:p>
          </table:table-cell>
          <table:table-cell table:formula="of:=&quot;['&quot; &amp; [.D26] &amp; &quot;', '&quot; &amp; [.E26] &amp;&quot;'],&quot;" office:value-type="string" office:string-value="['25', '1'],">
            <text:p>['25', '1'],</text:p>
          </table:table-cell>
          <table:table-cell table:formula="of:=&quot;['&quot; &amp; [.D26] &amp; &quot;', '&quot; &amp; [.I26] &amp;&quot;'],&quot;" office:value-type="string" office:string-value="['25', '4'],">
            <text:p>['25', '4'],</text:p>
          </table:table-cell>
          <table:table-cell table:formula="of:=&quot;['&quot; &amp; [.D26] &amp; &quot;', '&quot; &amp; [.F26] &amp;&quot;'],['&quot; &amp; [.D26] &amp; &quot;', '&quot; &amp; [.H26] &amp;&quot;'],['&quot; &amp; [.D26] &amp; &quot;', '&quot; &amp; [.G26] &amp;&quot;'],&quot;" office:value-type="string" office:string-value="['25', '1'],['25', '5'],['25', '2'],">
            <text:p>['25', '1'],['25', '5'],['25', '2'],</text:p>
          </table:table-cell>
          <table:table-cell/>
          <table:table-cell office:value-type="string">
            <text:p>DURAND</text:p>
          </table:table-cell>
          <table:table-cell office:value-type="string">
            <text:p>Martin</text:p>
          </table:table-cell>
          <table:table-cell office:value-type="string">
            <text:p>132258J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AUTREAU</text:p>
          </table:table-cell>
          <table:table-cell office:value-type="string">
            <text:p>Ingrid</text:p>
          </table:table-cell>
          <table:table-cell office:value-type="string">
            <text:p>132455Y</text:p>
          </table:table-cell>
          <table:table-cell table:formula="of:=[.D26]+1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&quot;['&quot; &amp; [.D27] &amp; &quot;', '&quot; &amp; [.A27] &amp; &quot;', '&quot; &amp; [.B27] &amp; &quot;', '&quot; &amp; [.C27] &amp;&quot;'],&quot;" office:value-type="string" office:string-value="['26', 'GAUTREAU', 'Ingrid', '132455Y'],">
            <text:p>['26', 'GAUTREAU', 'Ingrid', '132455Y'],</text:p>
          </table:table-cell>
          <table:table-cell table:formula="of:=&quot;['&quot; &amp; [.D27] &amp; &quot;', '&quot; &amp; [.E27] &amp;&quot;'],&quot;" office:value-type="string" office:string-value="['26', '1'],">
            <text:p>['26', '1'],</text:p>
          </table:table-cell>
          <table:table-cell table:formula="of:=&quot;['&quot; &amp; [.D27] &amp; &quot;', '&quot; &amp; [.I27] &amp;&quot;'],&quot;" office:value-type="string" office:string-value="['26', '8'],">
            <text:p>['26', '8'],</text:p>
          </table:table-cell>
          <table:table-cell table:formula="of:=&quot;['&quot; &amp; [.D27] &amp; &quot;', '&quot; &amp; [.F27] &amp;&quot;'],['&quot; &amp; [.D27] &amp; &quot;', '&quot; &amp; [.H27] &amp;&quot;'],['&quot; &amp; [.D27] &amp; &quot;', '&quot; &amp; [.G27] &amp;&quot;'],&quot;" office:value-type="string" office:string-value="['26', '1'],['26', '6'],['26', '3'],">
            <text:p>['26', '1'],['26', '6'],['26', '3'],</text:p>
          </table:table-cell>
          <table:table-cell/>
          <table:table-cell office:value-type="string">
            <text:p>GAUTREAU</text:p>
          </table:table-cell>
          <table:table-cell office:value-type="string">
            <text:p>Ingrid</text:p>
          </table:table-cell>
          <table:table-cell office:value-type="string">
            <text:p>132455Y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OURDET</text:p>
          </table:table-cell>
          <table:table-cell office:value-type="string">
            <text:p>Maxime</text:p>
          </table:table-cell>
          <table:table-cell office:value-type="string">
            <text:p>132363Y</text:p>
          </table:table-cell>
          <table:table-cell table:formula="of:=[.D27]+1"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&quot;['&quot; &amp; [.D28] &amp; &quot;', '&quot; &amp; [.A28] &amp; &quot;', '&quot; &amp; [.B28] &amp; &quot;', '&quot; &amp; [.C28] &amp;&quot;'],&quot;" office:value-type="string" office:string-value="['27', 'GOURDET', 'Maxime', '132363Y'],">
            <text:p>['27', 'GOURDET', 'Maxime', '132363Y'],</text:p>
          </table:table-cell>
          <table:table-cell table:formula="of:=&quot;['&quot; &amp; [.D28] &amp; &quot;', '&quot; &amp; [.E28] &amp;&quot;'],&quot;" office:value-type="string" office:string-value="['27', '1'],">
            <text:p>['27', '1'],</text:p>
          </table:table-cell>
          <table:table-cell table:formula="of:=&quot;['&quot; &amp; [.D28] &amp; &quot;', '&quot; &amp; [.I28] &amp;&quot;'],&quot;" office:value-type="string" office:string-value="['27', '14'],">
            <text:p>['27', '14'],</text:p>
          </table:table-cell>
          <table:table-cell table:formula="of:=&quot;['&quot; &amp; [.D28] &amp; &quot;', '&quot; &amp; [.F28] &amp;&quot;'],['&quot; &amp; [.D28] &amp; &quot;', '&quot; &amp; [.H28] &amp;&quot;'],['&quot; &amp; [.D28] &amp; &quot;', '&quot; &amp; [.G28] &amp;&quot;'],&quot;" office:value-type="string" office:string-value="['27', '1'],['27', '6'],['27', '3'],">
            <text:p>['27', '1'],['27', '6'],['27', '3'],</text:p>
          </table:table-cell>
          <table:table-cell/>
          <table:table-cell office:value-type="string">
            <text:p>GOURDET</text:p>
          </table:table-cell>
          <table:table-cell office:value-type="string">
            <text:p>Maxime</text:p>
          </table:table-cell>
          <table:table-cell office:value-type="string">
            <text:p>132363Y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UERIN</text:p>
          </table:table-cell>
          <table:table-cell office:value-type="string">
            <text:p>Simon</text:p>
          </table:table-cell>
          <table:table-cell office:value-type="string">
            <text:p>132354N</text:p>
          </table:table-cell>
          <table:table-cell table:formula="of:=[.D28]+1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&quot;['&quot; &amp; [.D29] &amp; &quot;', '&quot; &amp; [.A29] &amp; &quot;', '&quot; &amp; [.B29] &amp; &quot;', '&quot; &amp; [.C29] &amp;&quot;'],&quot;" office:value-type="string" office:string-value="['28', 'GUERIN', 'Simon', '132354N'],">
            <text:p>['28', 'GUERIN', 'Simon', '132354N'],</text:p>
          </table:table-cell>
          <table:table-cell table:formula="of:=&quot;['&quot; &amp; [.D29] &amp; &quot;', '&quot; &amp; [.E29] &amp;&quot;'],&quot;" office:value-type="string" office:string-value="['28', '1'],">
            <text:p>['28', '1'],</text:p>
          </table:table-cell>
          <table:table-cell table:formula="of:=&quot;['&quot; &amp; [.D29] &amp; &quot;', '&quot; &amp; [.I29] &amp;&quot;'],&quot;" office:value-type="string" office:string-value="['28', '10'],">
            <text:p>['28', '10'],</text:p>
          </table:table-cell>
          <table:table-cell table:formula="of:=&quot;['&quot; &amp; [.D29] &amp; &quot;', '&quot; &amp; [.F29] &amp;&quot;'],['&quot; &amp; [.D29] &amp; &quot;', '&quot; &amp; [.H29] &amp;&quot;'],['&quot; &amp; [.D29] &amp; &quot;', '&quot; &amp; [.G29] &amp;&quot;'],&quot;" office:value-type="string" office:string-value="['28', '1'],['28', '6'],['28', '3'],">
            <text:p>['28', '1'],['28', '6'],['28', '3'],</text:p>
          </table:table-cell>
          <table:table-cell/>
          <table:table-cell office:value-type="string">
            <text:p>GUERIN</text:p>
          </table:table-cell>
          <table:table-cell office:value-type="string">
            <text:p>Simon</text:p>
          </table:table-cell>
          <table:table-cell office:value-type="string">
            <text:p>132354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UILLAUME</text:p>
          </table:table-cell>
          <table:table-cell office:value-type="string">
            <text:p>Yann</text:p>
          </table:table-cell>
          <table:table-cell office:value-type="string">
            <text:p>119436X</text:p>
          </table:table-cell>
          <table:table-cell table:formula="of:=[.D29]+1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&quot;['&quot; &amp; [.D30] &amp; &quot;', '&quot; &amp; [.A30] &amp; &quot;', '&quot; &amp; [.B30] &amp; &quot;', '&quot; &amp; [.C30] &amp;&quot;'],&quot;" office:value-type="string" office:string-value="['29', 'GUILLAUME', 'Yann', '119436X'],">
            <text:p>['29', 'GUILLAUME', 'Yann', '119436X'],</text:p>
          </table:table-cell>
          <table:table-cell table:formula="of:=&quot;['&quot; &amp; [.D30] &amp; &quot;', '&quot; &amp; [.E30] &amp;&quot;'],&quot;" office:value-type="string" office:string-value="['29', '1'],">
            <text:p>['29', '1'],</text:p>
          </table:table-cell>
          <table:table-cell table:formula="of:=&quot;['&quot; &amp; [.D30] &amp; &quot;', '&quot; &amp; [.I30] &amp;&quot;'],&quot;" office:value-type="string" office:string-value="['29', '7'],">
            <text:p>['29', '7'],</text:p>
          </table:table-cell>
          <table:table-cell table:formula="of:=&quot;['&quot; &amp; [.D30] &amp; &quot;', '&quot; &amp; [.F30] &amp;&quot;'],['&quot; &amp; [.D30] &amp; &quot;', '&quot; &amp; [.H30] &amp;&quot;'],['&quot; &amp; [.D30] &amp; &quot;', '&quot; &amp; [.G30] &amp;&quot;'],&quot;" office:value-type="string" office:string-value="['29', '1'],['29', '6'],['29', '3'],">
            <text:p>['29', '1'],['29', '6'],['29', '3'],</text:p>
          </table:table-cell>
          <table:table-cell/>
          <table:table-cell office:value-type="string">
            <text:p>GUILLAUME</text:p>
          </table:table-cell>
          <table:table-cell office:value-type="string">
            <text:p>Yann</text:p>
          </table:table-cell>
          <table:table-cell office:value-type="string">
            <text:p>119436X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UIMBERTEAU</text:p>
          </table:table-cell>
          <table:table-cell office:value-type="string">
            <text:p>Maxence</text:p>
          </table:table-cell>
          <table:table-cell office:value-type="string">
            <text:p>13C504N</text:p>
          </table:table-cell>
          <table:table-cell table:formula="of:=[.D30]+1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&quot;['&quot; &amp; [.D31] &amp; &quot;', '&quot; &amp; [.A31] &amp; &quot;', '&quot; &amp; [.B31] &amp; &quot;', '&quot; &amp; [.C31] &amp;&quot;'],&quot;" office:value-type="string" office:string-value="['30', 'GUIMBERTEAU', 'Maxence', '13C504N'],">
            <text:p>['30', 'GUIMBERTEAU', 'Maxence', '13C504N'],</text:p>
          </table:table-cell>
          <table:table-cell table:formula="of:=&quot;['&quot; &amp; [.D31] &amp; &quot;', '&quot; &amp; [.E31] &amp;&quot;'],&quot;" office:value-type="string" office:string-value="['30', '1'],">
            <text:p>['30', '1'],</text:p>
          </table:table-cell>
          <table:table-cell table:formula="of:=&quot;['&quot; &amp; [.D31] &amp; &quot;', '&quot; &amp; [.I31] &amp;&quot;'],&quot;" office:value-type="string" office:string-value="['30', '5'],">
            <text:p>['30', '5'],</text:p>
          </table:table-cell>
          <table:table-cell table:formula="of:=&quot;['&quot; &amp; [.D31] &amp; &quot;', '&quot; &amp; [.F31] &amp;&quot;'],['&quot; &amp; [.D31] &amp; &quot;', '&quot; &amp; [.H31] &amp;&quot;'],['&quot; &amp; [.D31] &amp; &quot;', '&quot; &amp; [.G31] &amp;&quot;'],&quot;" office:value-type="string" office:string-value="['30', '1'],['30', '6'],['30', '3'],">
            <text:p>['30', '1'],['30', '6'],['30', '3'],</text:p>
          </table:table-cell>
          <table:table-cell/>
          <table:table-cell office:value-type="string">
            <text:p>GUIMBERTEAU</text:p>
          </table:table-cell>
          <table:table-cell office:value-type="string">
            <text:p>Maxence</text:p>
          </table:table-cell>
          <table:table-cell office:value-type="string">
            <text:p>13C504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GUINOISEAU</text:p>
          </table:table-cell>
          <table:table-cell office:value-type="string">
            <text:p>Maxime</text:p>
          </table:table-cell>
          <table:table-cell office:value-type="string">
            <text:p>132533H</text:p>
          </table:table-cell>
          <table:table-cell table:formula="of:=[.D31]+1"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&quot;['&quot; &amp; [.D32] &amp; &quot;', '&quot; &amp; [.A32] &amp; &quot;', '&quot; &amp; [.B32] &amp; &quot;', '&quot; &amp; [.C32] &amp;&quot;'],&quot;" office:value-type="string" office:string-value="['31', 'GUINOISEAU', 'Maxime', '132533H'],">
            <text:p>['31', 'GUINOISEAU', 'Maxime', '132533H'],</text:p>
          </table:table-cell>
          <table:table-cell table:formula="of:=&quot;['&quot; &amp; [.D32] &amp; &quot;', '&quot; &amp; [.E32] &amp;&quot;'],&quot;" office:value-type="string" office:string-value="['31', '1'],">
            <text:p>['31', '1'],</text:p>
          </table:table-cell>
          <table:table-cell table:formula="of:=&quot;['&quot; &amp; [.D32] &amp; &quot;', '&quot; &amp; [.I32] &amp;&quot;'],&quot;" office:value-type="string" office:string-value="['31', '11'],">
            <text:p>['31', '11'],</text:p>
          </table:table-cell>
          <table:table-cell table:formula="of:=&quot;['&quot; &amp; [.D32] &amp; &quot;', '&quot; &amp; [.F32] &amp;&quot;'],['&quot; &amp; [.D32] &amp; &quot;', '&quot; &amp; [.H32] &amp;&quot;'],['&quot; &amp; [.D32] &amp; &quot;', '&quot; &amp; [.G32] &amp;&quot;'],&quot;" office:value-type="string" office:string-value="['31', '1'],['31', '6'],['31', '3'],">
            <text:p>['31', '1'],['31', '6'],['31', '3'],</text:p>
          </table:table-cell>
          <table:table-cell/>
          <table:table-cell office:value-type="string">
            <text:p>GUINOISEAU</text:p>
          </table:table-cell>
          <table:table-cell office:value-type="string">
            <text:p>Maxime</text:p>
          </table:table-cell>
          <table:table-cell office:value-type="string">
            <text:p>132533H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HAMON</text:p>
          </table:table-cell>
          <table:table-cell office:value-type="string">
            <text:p>Alexandre</text:p>
          </table:table-cell>
          <table:table-cell office:value-type="string">
            <text:p>134717G</text:p>
          </table:table-cell>
          <table:table-cell table:formula="of:=[.D32]+1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&quot;['&quot; &amp; [.D33] &amp; &quot;', '&quot; &amp; [.A33] &amp; &quot;', '&quot; &amp; [.B33] &amp; &quot;', '&quot; &amp; [.C33] &amp;&quot;'],&quot;" office:value-type="string" office:string-value="['32', 'HAMON', 'Alexandre', '134717G'],">
            <text:p>['32', 'HAMON', 'Alexandre', '134717G'],</text:p>
          </table:table-cell>
          <table:table-cell table:formula="of:=&quot;['&quot; &amp; [.D33] &amp; &quot;', '&quot; &amp; [.E33] &amp;&quot;'],&quot;" office:value-type="string" office:string-value="['32', '1'],">
            <text:p>['32', '1'],</text:p>
          </table:table-cell>
          <table:table-cell table:formula="of:=&quot;['&quot; &amp; [.D33] &amp; &quot;', '&quot; &amp; [.I33] &amp;&quot;'],&quot;" office:value-type="string" office:string-value="['32', '5'],">
            <text:p>['32', '5'],</text:p>
          </table:table-cell>
          <table:table-cell table:formula="of:=&quot;['&quot; &amp; [.D33] &amp; &quot;', '&quot; &amp; [.F33] &amp;&quot;'],['&quot; &amp; [.D33] &amp; &quot;', '&quot; &amp; [.H33] &amp;&quot;'],['&quot; &amp; [.D33] &amp; &quot;', '&quot; &amp; [.G33] &amp;&quot;'],&quot;" office:value-type="string" office:string-value="['32', '1'],['32', '6'],['32', '3'],">
            <text:p>['32', '1'],['32', '6'],['32', '3'],</text:p>
          </table:table-cell>
          <table:table-cell/>
          <table:table-cell office:value-type="string">
            <text:p>HAMON</text:p>
          </table:table-cell>
          <table:table-cell office:value-type="string">
            <text:p>Alexandre</text:p>
          </table:table-cell>
          <table:table-cell office:value-type="string">
            <text:p>134717G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HIPPOCRATE</text:p>
          </table:table-cell>
          <table:table-cell office:value-type="string">
            <text:p>Estelle</text:p>
          </table:table-cell>
          <table:table-cell office:value-type="string">
            <text:p>132330M</text:p>
          </table:table-cell>
          <table:table-cell table:formula="of:=[.D33]+1"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&quot;['&quot; &amp; [.D34] &amp; &quot;', '&quot; &amp; [.A34] &amp; &quot;', '&quot; &amp; [.B34] &amp; &quot;', '&quot; &amp; [.C34] &amp;&quot;'],&quot;" office:value-type="string" office:string-value="['33', 'HIPPOCRATE', 'Estelle', '132330M'],">
            <text:p>['33', 'HIPPOCRATE', 'Estelle', '132330M'],</text:p>
          </table:table-cell>
          <table:table-cell table:formula="of:=&quot;['&quot; &amp; [.D34] &amp; &quot;', '&quot; &amp; [.E34] &amp;&quot;'],&quot;" office:value-type="string" office:string-value="['33', '1'],">
            <text:p>['33', '1'],</text:p>
          </table:table-cell>
          <table:table-cell table:formula="of:=&quot;['&quot; &amp; [.D34] &amp; &quot;', '&quot; &amp; [.I34] &amp;&quot;'],&quot;" office:value-type="string" office:string-value="['33', '10'],">
            <text:p>['33', '10'],</text:p>
          </table:table-cell>
          <table:table-cell table:formula="of:=&quot;['&quot; &amp; [.D34] &amp; &quot;', '&quot; &amp; [.F34] &amp;&quot;'],['&quot; &amp; [.D34] &amp; &quot;', '&quot; &amp; [.H34] &amp;&quot;'],['&quot; &amp; [.D34] &amp; &quot;', '&quot; &amp; [.G34] &amp;&quot;'],&quot;" office:value-type="string" office:string-value="['33', '1'],['33', '6'],['33', '3'],">
            <text:p>['33', '1'],['33', '6'],['33', '3'],</text:p>
          </table:table-cell>
          <table:table-cell/>
          <table:table-cell office:value-type="string">
            <text:p>HIPPOCRATE</text:p>
          </table:table-cell>
          <table:table-cell office:value-type="string">
            <text:p>Estelle</text:p>
          </table:table-cell>
          <table:table-cell office:value-type="string">
            <text:p>132330M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JOUIN</text:p>
          </table:table-cell>
          <table:table-cell office:value-type="string">
            <text:p>Loic</text:p>
          </table:table-cell>
          <table:table-cell office:value-type="string">
            <text:p>132399M</text:p>
          </table:table-cell>
          <table:table-cell table:formula="of:=[.D34]+1"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&quot;['&quot; &amp; [.D35] &amp; &quot;', '&quot; &amp; [.A35] &amp; &quot;', '&quot; &amp; [.B35] &amp; &quot;', '&quot; &amp; [.C35] &amp;&quot;'],&quot;" office:value-type="string" office:string-value="['34', 'JOUIN', 'Loic', '132399M'],">
            <text:p>['34', 'JOUIN', 'Loic', '132399M'],</text:p>
          </table:table-cell>
          <table:table-cell table:formula="of:=&quot;['&quot; &amp; [.D35] &amp; &quot;', '&quot; &amp; [.E35] &amp;&quot;'],&quot;" office:value-type="string" office:string-value="['34', '1'],">
            <text:p>['34', '1'],</text:p>
          </table:table-cell>
          <table:table-cell table:formula="of:=&quot;['&quot; &amp; [.D35] &amp; &quot;', '&quot; &amp; [.I35] &amp;&quot;'],&quot;" office:value-type="string" office:string-value="['34', '9'],">
            <text:p>['34', '9'],</text:p>
          </table:table-cell>
          <table:table-cell table:formula="of:=&quot;['&quot; &amp; [.D35] &amp; &quot;', '&quot; &amp; [.F35] &amp;&quot;'],['&quot; &amp; [.D35] &amp; &quot;', '&quot; &amp; [.H35] &amp;&quot;'],['&quot; &amp; [.D35] &amp; &quot;', '&quot; &amp; [.G35] &amp;&quot;'],&quot;" office:value-type="string" office:string-value="['34', '1'],['34', '6'],['34', '3'],">
            <text:p>['34', '1'],['34', '6'],['34', '3'],</text:p>
          </table:table-cell>
          <table:table-cell/>
          <table:table-cell office:value-type="string">
            <text:p>JOUIN</text:p>
          </table:table-cell>
          <table:table-cell office:value-type="string">
            <text:p>Loic</text:p>
          </table:table-cell>
          <table:table-cell office:value-type="string">
            <text:p>132399M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KERBOUL</text:p>
          </table:table-cell>
          <table:table-cell office:value-type="string">
            <text:p>Nicolas</text:p>
          </table:table-cell>
          <table:table-cell office:value-type="string">
            <text:p>138311N</text:p>
          </table:table-cell>
          <table:table-cell table:formula="of:=[.D35]+1"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&quot;['&quot; &amp; [.D36] &amp; &quot;', '&quot; &amp; [.A36] &amp; &quot;', '&quot; &amp; [.B36] &amp; &quot;', '&quot; &amp; [.C36] &amp;&quot;'],&quot;" office:value-type="string" office:string-value="['35', 'KERBOUL', 'Nicolas', '138311N'],">
            <text:p>['35', 'KERBOUL', 'Nicolas', '138311N'],</text:p>
          </table:table-cell>
          <table:table-cell table:formula="of:=&quot;['&quot; &amp; [.D36] &amp; &quot;', '&quot; &amp; [.E36] &amp;&quot;'],&quot;" office:value-type="string" office:string-value="['35', '1'],">
            <text:p>['35', '1'],</text:p>
          </table:table-cell>
          <table:table-cell table:formula="of:=&quot;['&quot; &amp; [.D36] &amp; &quot;', '&quot; &amp; [.I36] &amp;&quot;'],&quot;" office:value-type="string" office:string-value="['35', '8'],">
            <text:p>['35', '8'],</text:p>
          </table:table-cell>
          <table:table-cell table:formula="of:=&quot;['&quot; &amp; [.D36] &amp; &quot;', '&quot; &amp; [.F36] &amp;&quot;'],['&quot; &amp; [.D36] &amp; &quot;', '&quot; &amp; [.H36] &amp;&quot;'],['&quot; &amp; [.D36] &amp; &quot;', '&quot; &amp; [.G36] &amp;&quot;'],&quot;" office:value-type="string" office:string-value="['35', '1'],['35', '6'],['35', '3'],">
            <text:p>['35', '1'],['35', '6'],['35', '3'],</text:p>
          </table:table-cell>
          <table:table-cell/>
          <table:table-cell office:value-type="string">
            <text:p>KERBOUL</text:p>
          </table:table-cell>
          <table:table-cell office:value-type="string">
            <text:p>Nicolas</text:p>
          </table:table-cell>
          <table:table-cell office:value-type="string">
            <text:p>138311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LAUDRIN</text:p>
          </table:table-cell>
          <table:table-cell office:value-type="string">
            <text:p>Joffray</text:p>
          </table:table-cell>
          <table:table-cell office:value-type="string">
            <text:p>132605L</text:p>
          </table:table-cell>
          <table:table-cell table:formula="of:=[.D36]+1"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&quot;['&quot; &amp; [.D37] &amp; &quot;', '&quot; &amp; [.A37] &amp; &quot;', '&quot; &amp; [.B37] &amp; &quot;', '&quot; &amp; [.C37] &amp;&quot;'],&quot;" office:value-type="string" office:string-value="['36', 'LAUDRIN', 'Joffray', '132605L'],">
            <text:p>['36', 'LAUDRIN', 'Joffray', '132605L'],</text:p>
          </table:table-cell>
          <table:table-cell table:formula="of:=&quot;['&quot; &amp; [.D37] &amp; &quot;', '&quot; &amp; [.E37] &amp;&quot;'],&quot;" office:value-type="string" office:string-value="['36', '1'],">
            <text:p>['36', '1'],</text:p>
          </table:table-cell>
          <table:table-cell table:formula="of:=&quot;['&quot; &amp; [.D37] &amp; &quot;', '&quot; &amp; [.I37] &amp;&quot;'],&quot;" office:value-type="string" office:string-value="['36', '4'],">
            <text:p>['36', '4'],</text:p>
          </table:table-cell>
          <table:table-cell table:formula="of:=&quot;['&quot; &amp; [.D37] &amp; &quot;', '&quot; &amp; [.F37] &amp;&quot;'],['&quot; &amp; [.D37] &amp; &quot;', '&quot; &amp; [.H37] &amp;&quot;'],['&quot; &amp; [.D37] &amp; &quot;', '&quot; &amp; [.G37] &amp;&quot;'],&quot;" office:value-type="string" office:string-value="['36', '1'],['36', '6'],['36', '3'],">
            <text:p>['36', '1'],['36', '6'],['36', '3'],</text:p>
          </table:table-cell>
          <table:table-cell/>
          <table:table-cell office:value-type="string">
            <text:p>LAUDRIN</text:p>
          </table:table-cell>
          <table:table-cell office:value-type="string">
            <text:p>Joffray</text:p>
          </table:table-cell>
          <table:table-cell office:value-type="string">
            <text:p>132605L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LEBOUCHER</text:p>
          </table:table-cell>
          <table:table-cell office:value-type="string">
            <text:p>Ludivine</text:p>
          </table:table-cell>
          <table:table-cell office:value-type="string">
            <text:p>132284M</text:p>
          </table:table-cell>
          <table:table-cell table:formula="of:=[.D37]+1"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&quot;['&quot; &amp; [.D38] &amp; &quot;', '&quot; &amp; [.A38] &amp; &quot;', '&quot; &amp; [.B38] &amp; &quot;', '&quot; &amp; [.C38] &amp;&quot;'],&quot;" office:value-type="string" office:string-value="['37', 'LEBOUCHER', 'Ludivine', '132284M'],">
            <text:p>['37', 'LEBOUCHER', 'Ludivine', '132284M'],</text:p>
          </table:table-cell>
          <table:table-cell table:formula="of:=&quot;['&quot; &amp; [.D38] &amp; &quot;', '&quot; &amp; [.E38] &amp;&quot;'],&quot;" office:value-type="string" office:string-value="['37', '1'],">
            <text:p>['37', '1'],</text:p>
          </table:table-cell>
          <table:table-cell table:formula="of:=&quot;['&quot; &amp; [.D38] &amp; &quot;', '&quot; &amp; [.I38] &amp;&quot;'],&quot;" office:value-type="string" office:string-value="['37', '14'],">
            <text:p>['37', '14'],</text:p>
          </table:table-cell>
          <table:table-cell table:formula="of:=&quot;['&quot; &amp; [.D38] &amp; &quot;', '&quot; &amp; [.F38] &amp;&quot;'],['&quot; &amp; [.D38] &amp; &quot;', '&quot; &amp; [.H38] &amp;&quot;'],['&quot; &amp; [.D38] &amp; &quot;', '&quot; &amp; [.G38] &amp;&quot;'],&quot;" office:value-type="string" office:string-value="['37', '1'],['37', '6'],['37', '3'],">
            <text:p>['37', '1'],['37', '6'],['37', '3'],</text:p>
          </table:table-cell>
          <table:table-cell/>
          <table:table-cell office:value-type="string">
            <text:p>LEBOUCHER</text:p>
          </table:table-cell>
          <table:table-cell office:value-type="string">
            <text:p>Ludivine</text:p>
          </table:table-cell>
          <table:table-cell office:value-type="string">
            <text:p>132284M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LE BOULAIRE</text:p>
          </table:table-cell>
          <table:table-cell office:value-type="string">
            <text:p>Evan</text:p>
          </table:table-cell>
          <table:table-cell office:value-type="string">
            <text:p>091899Q</text:p>
          </table:table-cell>
          <table:table-cell table:formula="of:=[.D38]+1"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&quot;['&quot; &amp; [.D39] &amp; &quot;', '&quot; &amp; [.A39] &amp; &quot;', '&quot; &amp; [.B39] &amp; &quot;', '&quot; &amp; [.C39] &amp;&quot;'],&quot;" office:value-type="string" office:string-value="['38', 'LE BOULAIRE', 'Evan', '091899Q'],">
            <text:p>['38', 'LE BOULAIRE', 'Evan', '091899Q'],</text:p>
          </table:table-cell>
          <table:table-cell table:formula="of:=&quot;['&quot; &amp; [.D39] &amp; &quot;', '&quot; &amp; [.E39] &amp;&quot;'],&quot;" office:value-type="string" office:string-value="['38', '1'],">
            <text:p>['38', '1'],</text:p>
          </table:table-cell>
          <table:table-cell table:formula="of:=&quot;['&quot; &amp; [.D39] &amp; &quot;', '&quot; &amp; [.I39] &amp;&quot;'],&quot;" office:value-type="string" office:string-value="['38', '9'],">
            <text:p>['38', '9'],</text:p>
          </table:table-cell>
          <table:table-cell table:formula="of:=&quot;['&quot; &amp; [.D39] &amp; &quot;', '&quot; &amp; [.F39] &amp;&quot;'],['&quot; &amp; [.D39] &amp; &quot;', '&quot; &amp; [.H39] &amp;&quot;'],['&quot; &amp; [.D39] &amp; &quot;', '&quot; &amp; [.G39] &amp;&quot;'],&quot;" office:value-type="string" office:string-value="['38', '1'],['38', '6'],['38', '3'],">
            <text:p>['38', '1'],['38', '6'],['38', '3'],</text:p>
          </table:table-cell>
          <table:table-cell/>
          <table:table-cell office:value-type="string">
            <text:p>LE BOULAIRE</text:p>
          </table:table-cell>
          <table:table-cell office:value-type="string">
            <text:p>Evan</text:p>
          </table:table-cell>
          <table:table-cell office:value-type="string">
            <text:p>091899Q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LECOINTE</text:p>
          </table:table-cell>
          <table:table-cell office:value-type="string">
            <text:p>Clement</text:p>
          </table:table-cell>
          <table:table-cell office:value-type="string">
            <text:p>132273A</text:p>
          </table:table-cell>
          <table:table-cell table:formula="of:=[.D39]+1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&quot;['&quot; &amp; [.D40] &amp; &quot;', '&quot; &amp; [.A40] &amp; &quot;', '&quot; &amp; [.B40] &amp; &quot;', '&quot; &amp; [.C40] &amp;&quot;'],&quot;" office:value-type="string" office:string-value="['39', 'LECOINTE', 'Clement', '132273A'],">
            <text:p>['39', 'LECOINTE', 'Clement', '132273A'],</text:p>
          </table:table-cell>
          <table:table-cell table:formula="of:=&quot;['&quot; &amp; [.D40] &amp; &quot;', '&quot; &amp; [.E40] &amp;&quot;'],&quot;" office:value-type="string" office:string-value="['39', '1'],">
            <text:p>['39', '1'],</text:p>
          </table:table-cell>
          <table:table-cell table:formula="of:=&quot;['&quot; &amp; [.D40] &amp; &quot;', '&quot; &amp; [.I40] &amp;&quot;'],&quot;" office:value-type="string" office:string-value="['39', '13'],">
            <text:p>['39', '13'],</text:p>
          </table:table-cell>
          <table:table-cell table:formula="of:=&quot;['&quot; &amp; [.D40] &amp; &quot;', '&quot; &amp; [.F40] &amp;&quot;'],['&quot; &amp; [.D40] &amp; &quot;', '&quot; &amp; [.H40] &amp;&quot;'],['&quot; &amp; [.D40] &amp; &quot;', '&quot; &amp; [.G40] &amp;&quot;'],&quot;" office:value-type="string" office:string-value="['39', '1'],['39', '6'],['39', '3'],">
            <text:p>['39', '1'],['39', '6'],['39', '3'],</text:p>
          </table:table-cell>
          <table:table-cell/>
          <table:table-cell office:value-type="string">
            <text:p>LECOINTE</text:p>
          </table:table-cell>
          <table:table-cell office:value-type="string">
            <text:p>Clement</text:p>
          </table:table-cell>
          <table:table-cell office:value-type="string">
            <text:p>132273A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LEGAVE-KERRIOU</text:p>
          </table:table-cell>
          <table:table-cell office:value-type="string">
            <text:p>Alexis</text:p>
          </table:table-cell>
          <table:table-cell office:value-type="string">
            <text:p>13C081D</text:p>
          </table:table-cell>
          <table:table-cell table:formula="of:=[.D40]+1"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&quot;['&quot; &amp; [.D41] &amp; &quot;', '&quot; &amp; [.A41] &amp; &quot;', '&quot; &amp; [.B41] &amp; &quot;', '&quot; &amp; [.C41] &amp;&quot;'],&quot;" office:value-type="string" office:string-value="['40', 'LEGAVE-KERRIOU', 'Alexis', '13C081D'],">
            <text:p>['40', 'LEGAVE-KERRIOU', 'Alexis', '13C081D'],</text:p>
          </table:table-cell>
          <table:table-cell table:formula="of:=&quot;['&quot; &amp; [.D41] &amp; &quot;', '&quot; &amp; [.E41] &amp;&quot;'],&quot;" office:value-type="string" office:string-value="['40', '1'],">
            <text:p>['40', '1'],</text:p>
          </table:table-cell>
          <table:table-cell table:formula="of:=&quot;['&quot; &amp; [.D41] &amp; &quot;', '&quot; &amp; [.I41] &amp;&quot;'],&quot;" office:value-type="string" office:string-value="['40', '13'],">
            <text:p>['40', '13'],</text:p>
          </table:table-cell>
          <table:table-cell table:formula="of:=&quot;['&quot; &amp; [.D41] &amp; &quot;', '&quot; &amp; [.F41] &amp;&quot;'],['&quot; &amp; [.D41] &amp; &quot;', '&quot; &amp; [.H41] &amp;&quot;'],['&quot; &amp; [.D41] &amp; &quot;', '&quot; &amp; [.G41] &amp;&quot;'],&quot;" office:value-type="string" office:string-value="['40', '1'],['40', '6'],['40', '3'],">
            <text:p>['40', '1'],['40', '6'],['40', '3'],</text:p>
          </table:table-cell>
          <table:table-cell/>
          <table:table-cell office:value-type="string">
            <text:p>LEGAVE-KERRIOU</text:p>
          </table:table-cell>
          <table:table-cell office:value-type="string">
            <text:p>Alexis</text:p>
          </table:table-cell>
          <table:table-cell office:value-type="string">
            <text:p>13C081D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LHERMITE</text:p>
          </table:table-cell>
          <table:table-cell office:value-type="string">
            <text:p>Jordan</text:p>
          </table:table-cell>
          <table:table-cell office:value-type="string">
            <text:p>124298G</text:p>
          </table:table-cell>
          <table:table-cell table:formula="of:=[.D41]+1"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&quot;['&quot; &amp; [.D42] &amp; &quot;', '&quot; &amp; [.A42] &amp; &quot;', '&quot; &amp; [.B42] &amp; &quot;', '&quot; &amp; [.C42] &amp;&quot;'],&quot;" office:value-type="string" office:string-value="['41', 'LHERMITE', 'Jordan', '124298G'],">
            <text:p>['41', 'LHERMITE', 'Jordan', '124298G'],</text:p>
          </table:table-cell>
          <table:table-cell table:formula="of:=&quot;['&quot; &amp; [.D42] &amp; &quot;', '&quot; &amp; [.E42] &amp;&quot;'],&quot;" office:value-type="string" office:string-value="['41', '1'],">
            <text:p>['41', '1'],</text:p>
          </table:table-cell>
          <table:table-cell table:formula="of:=&quot;['&quot; &amp; [.D42] &amp; &quot;', '&quot; &amp; [.I42] &amp;&quot;'],&quot;" office:value-type="string" office:string-value="['41', '5'],">
            <text:p>['41', '5'],</text:p>
          </table:table-cell>
          <table:table-cell table:formula="of:=&quot;['&quot; &amp; [.D42] &amp; &quot;', '&quot; &amp; [.F42] &amp;&quot;'],['&quot; &amp; [.D42] &amp; &quot;', '&quot; &amp; [.H42] &amp;&quot;'],['&quot; &amp; [.D42] &amp; &quot;', '&quot; &amp; [.G42] &amp;&quot;'],&quot;" office:value-type="string" office:string-value="['41', '1'],['41', '6'],['41', '3'],">
            <text:p>['41', '1'],['41', '6'],['41', '3'],</text:p>
          </table:table-cell>
          <table:table-cell/>
          <table:table-cell office:value-type="string">
            <text:p>LHERMITE</text:p>
          </table:table-cell>
          <table:table-cell office:value-type="string">
            <text:p>Jordan</text:p>
          </table:table-cell>
          <table:table-cell office:value-type="string">
            <text:p>124298G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LIDA</text:p>
          </table:table-cell>
          <table:table-cell office:value-type="string">
            <text:p>William</text:p>
          </table:table-cell>
          <table:table-cell office:value-type="string">
            <text:p>12C027A</text:p>
          </table:table-cell>
          <table:table-cell table:formula="of:=[.D42]+1"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&quot;['&quot; &amp; [.D43] &amp; &quot;', '&quot; &amp; [.A43] &amp; &quot;', '&quot; &amp; [.B43] &amp; &quot;', '&quot; &amp; [.C43] &amp;&quot;'],&quot;" office:value-type="string" office:string-value="['42', 'LIDA', 'William', '12C027A'],">
            <text:p>['42', 'LIDA', 'William', '12C027A'],</text:p>
          </table:table-cell>
          <table:table-cell table:formula="of:=&quot;['&quot; &amp; [.D43] &amp; &quot;', '&quot; &amp; [.E43] &amp;&quot;'],&quot;" office:value-type="string" office:string-value="['42', '1'],">
            <text:p>['42', '1'],</text:p>
          </table:table-cell>
          <table:table-cell table:formula="of:=&quot;['&quot; &amp; [.D43] &amp; &quot;', '&quot; &amp; [.I43] &amp;&quot;'],&quot;" office:value-type="string" office:string-value="['42', '9'],">
            <text:p>['42', '9'],</text:p>
          </table:table-cell>
          <table:table-cell table:formula="of:=&quot;['&quot; &amp; [.D43] &amp; &quot;', '&quot; &amp; [.F43] &amp;&quot;'],['&quot; &amp; [.D43] &amp; &quot;', '&quot; &amp; [.H43] &amp;&quot;'],['&quot; &amp; [.D43] &amp; &quot;', '&quot; &amp; [.G43] &amp;&quot;'],&quot;" office:value-type="string" office:string-value="['42', '1'],['42', '7'],['42', '3'],">
            <text:p>['42', '1'],['42', '7'],['42', '3'],</text:p>
          </table:table-cell>
          <table:table-cell/>
          <table:table-cell office:value-type="string">
            <text:p>LIDA</text:p>
          </table:table-cell>
          <table:table-cell office:value-type="string">
            <text:p>William</text:p>
          </table:table-cell>
          <table:table-cell office:value-type="string">
            <text:p>12C027A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LORI</text:p>
          </table:table-cell>
          <table:table-cell office:value-type="string">
            <text:p>Ludovic</text:p>
          </table:table-cell>
          <table:table-cell office:value-type="string">
            <text:p>10D067R</text:p>
          </table:table-cell>
          <table:table-cell table:formula="of:=[.D43]+1"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&quot;['&quot; &amp; [.D44] &amp; &quot;', '&quot; &amp; [.A44] &amp; &quot;', '&quot; &amp; [.B44] &amp; &quot;', '&quot; &amp; [.C44] &amp;&quot;'],&quot;" office:value-type="string" office:string-value="['43', 'LORI', 'Ludovic', '10D067R'],">
            <text:p>['43', 'LORI', 'Ludovic', '10D067R'],</text:p>
          </table:table-cell>
          <table:table-cell table:formula="of:=&quot;['&quot; &amp; [.D44] &amp; &quot;', '&quot; &amp; [.E44] &amp;&quot;'],&quot;" office:value-type="string" office:string-value="['43', '1'],">
            <text:p>['43', '1'],</text:p>
          </table:table-cell>
          <table:table-cell table:formula="of:=&quot;['&quot; &amp; [.D44] &amp; &quot;', '&quot; &amp; [.I44] &amp;&quot;'],&quot;" office:value-type="string" office:string-value="['43', '9'],">
            <text:p>['43', '9'],</text:p>
          </table:table-cell>
          <table:table-cell table:formula="of:=&quot;['&quot; &amp; [.D44] &amp; &quot;', '&quot; &amp; [.F44] &amp;&quot;'],['&quot; &amp; [.D44] &amp; &quot;', '&quot; &amp; [.H44] &amp;&quot;'],['&quot; &amp; [.D44] &amp; &quot;', '&quot; &amp; [.G44] &amp;&quot;'],&quot;" office:value-type="string" office:string-value="['43', '1'],['43', '7'],['43', '3'],">
            <text:p>['43', '1'],['43', '7'],['43', '3'],</text:p>
          </table:table-cell>
          <table:table-cell/>
          <table:table-cell office:value-type="string">
            <text:p>LORI</text:p>
          </table:table-cell>
          <table:table-cell office:value-type="string">
            <text:p>Ludovic</text:p>
          </table:table-cell>
          <table:table-cell office:value-type="string">
            <text:p>10D067R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ALANDAIN</text:p>
          </table:table-cell>
          <table:table-cell office:value-type="string">
            <text:p>Thomas</text:p>
          </table:table-cell>
          <table:table-cell office:value-type="string">
            <text:p>135244E</text:p>
          </table:table-cell>
          <table:table-cell table:formula="of:=[.D44]+1"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formula="of:=&quot;['&quot; &amp; [.D45] &amp; &quot;', '&quot; &amp; [.A45] &amp; &quot;', '&quot; &amp; [.B45] &amp; &quot;', '&quot; &amp; [.C45] &amp;&quot;'],&quot;" office:value-type="string" office:string-value="['44', 'MALANDAIN', 'Thomas', '135244E'],">
            <text:p>['44', 'MALANDAIN', 'Thomas', '135244E'],</text:p>
          </table:table-cell>
          <table:table-cell table:formula="of:=&quot;['&quot; &amp; [.D45] &amp; &quot;', '&quot; &amp; [.E45] &amp;&quot;'],&quot;" office:value-type="string" office:string-value="['44', '1'],">
            <text:p>['44', '1'],</text:p>
          </table:table-cell>
          <table:table-cell table:formula="of:=&quot;['&quot; &amp; [.D45] &amp; &quot;', '&quot; &amp; [.I45] &amp;&quot;'],&quot;" office:value-type="string" office:string-value="['44', '7'],">
            <text:p>['44', '7'],</text:p>
          </table:table-cell>
          <table:table-cell table:formula="of:=&quot;['&quot; &amp; [.D45] &amp; &quot;', '&quot; &amp; [.F45] &amp;&quot;'],['&quot; &amp; [.D45] &amp; &quot;', '&quot; &amp; [.H45] &amp;&quot;'],['&quot; &amp; [.D45] &amp; &quot;', '&quot; &amp; [.G45] &amp;&quot;'],&quot;" office:value-type="string" office:string-value="['44', '1'],['44', '7'],['44', '3'],">
            <text:p>['44', '1'],['44', '7'],['44', '3'],</text:p>
          </table:table-cell>
          <table:table-cell/>
          <table:table-cell office:value-type="string">
            <text:p>MALANDAIN</text:p>
          </table:table-cell>
          <table:table-cell office:value-type="string">
            <text:p>Thomas</text:p>
          </table:table-cell>
          <table:table-cell office:value-type="string">
            <text:p>135244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ARECHAL</text:p>
          </table:table-cell>
          <table:table-cell office:value-type="string">
            <text:p>Charles</text:p>
          </table:table-cell>
          <table:table-cell office:value-type="string">
            <text:p>132468M</text:p>
          </table:table-cell>
          <table:table-cell table:formula="of:=[.D45]+1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&quot;['&quot; &amp; [.D46] &amp; &quot;', '&quot; &amp; [.A46] &amp; &quot;', '&quot; &amp; [.B46] &amp; &quot;', '&quot; &amp; [.C46] &amp;&quot;'],&quot;" office:value-type="string" office:string-value="['45', 'MARECHAL', 'Charles', '132468M'],">
            <text:p>['45', 'MARECHAL', 'Charles', '132468M'],</text:p>
          </table:table-cell>
          <table:table-cell table:formula="of:=&quot;['&quot; &amp; [.D46] &amp; &quot;', '&quot; &amp; [.E46] &amp;&quot;'],&quot;" office:value-type="string" office:string-value="['45', '1'],">
            <text:p>['45', '1'],</text:p>
          </table:table-cell>
          <table:table-cell table:formula="of:=&quot;['&quot; &amp; [.D46] &amp; &quot;', '&quot; &amp; [.I46] &amp;&quot;'],&quot;" office:value-type="string" office:string-value="['45', '4'],">
            <text:p>['45', '4'],</text:p>
          </table:table-cell>
          <table:table-cell table:formula="of:=&quot;['&quot; &amp; [.D46] &amp; &quot;', '&quot; &amp; [.F46] &amp;&quot;'],['&quot; &amp; [.D46] &amp; &quot;', '&quot; &amp; [.H46] &amp;&quot;'],['&quot; &amp; [.D46] &amp; &quot;', '&quot; &amp; [.G46] &amp;&quot;'],&quot;" office:value-type="string" office:string-value="['45', '1'],['45', '7'],['45', '3'],">
            <text:p>['45', '1'],['45', '7'],['45', '3'],</text:p>
          </table:table-cell>
          <table:table-cell/>
          <table:table-cell office:value-type="string">
            <text:p>MARECHAL</text:p>
          </table:table-cell>
          <table:table-cell office:value-type="string">
            <text:p>Charles</text:p>
          </table:table-cell>
          <table:table-cell office:value-type="string">
            <text:p>132468M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ARTIN</text:p>
          </table:table-cell>
          <table:table-cell office:value-type="string">
            <text:p>Rudy</text:p>
          </table:table-cell>
          <table:table-cell office:value-type="string">
            <text:p>132252C</text:p>
          </table:table-cell>
          <table:table-cell table:formula="of:=[.D46]+1"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&quot;['&quot; &amp; [.D47] &amp; &quot;', '&quot; &amp; [.A47] &amp; &quot;', '&quot; &amp; [.B47] &amp; &quot;', '&quot; &amp; [.C47] &amp;&quot;'],&quot;" office:value-type="string" office:string-value="['46', 'MARTIN', 'Rudy', '132252C'],">
            <text:p>['46', 'MARTIN', 'Rudy', '132252C'],</text:p>
          </table:table-cell>
          <table:table-cell table:formula="of:=&quot;['&quot; &amp; [.D47] &amp; &quot;', '&quot; &amp; [.E47] &amp;&quot;'],&quot;" office:value-type="string" office:string-value="['46', '1'],">
            <text:p>['46', '1'],</text:p>
          </table:table-cell>
          <table:table-cell table:formula="of:=&quot;['&quot; &amp; [.D47] &amp; &quot;', '&quot; &amp; [.I47] &amp;&quot;'],&quot;" office:value-type="string" office:string-value="['46', '14'],">
            <text:p>['46', '14'],</text:p>
          </table:table-cell>
          <table:table-cell table:formula="of:=&quot;['&quot; &amp; [.D47] &amp; &quot;', '&quot; &amp; [.F47] &amp;&quot;'],['&quot; &amp; [.D47] &amp; &quot;', '&quot; &amp; [.H47] &amp;&quot;'],['&quot; &amp; [.D47] &amp; &quot;', '&quot; &amp; [.G47] &amp;&quot;'],&quot;" office:value-type="string" office:string-value="['46', '1'],['46', '7'],['46', '3'],">
            <text:p>['46', '1'],['46', '7'],['46', '3'],</text:p>
          </table:table-cell>
          <table:table-cell/>
          <table:table-cell office:value-type="string">
            <text:p>MARTIN</text:p>
          </table:table-cell>
          <table:table-cell office:value-type="string">
            <text:p>Rudy</text:p>
          </table:table-cell>
          <table:table-cell office:value-type="string">
            <text:p>132252C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AUNY</text:p>
          </table:table-cell>
          <table:table-cell office:value-type="string">
            <text:p>Florian</text:p>
          </table:table-cell>
          <table:table-cell office:value-type="string">
            <text:p>132335S</text:p>
          </table:table-cell>
          <table:table-cell table:formula="of:=[.D47]+1"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formula="of:=&quot;['&quot; &amp; [.D48] &amp; &quot;', '&quot; &amp; [.A48] &amp; &quot;', '&quot; &amp; [.B48] &amp; &quot;', '&quot; &amp; [.C48] &amp;&quot;'],&quot;" office:value-type="string" office:string-value="['47', 'MAUNY', 'Florian', '132335S'],">
            <text:p>['47', 'MAUNY', 'Florian', '132335S'],</text:p>
          </table:table-cell>
          <table:table-cell table:formula="of:=&quot;['&quot; &amp; [.D48] &amp; &quot;', '&quot; &amp; [.E48] &amp;&quot;'],&quot;" office:value-type="string" office:string-value="['47', '1'],">
            <text:p>['47', '1'],</text:p>
          </table:table-cell>
          <table:table-cell table:formula="of:=&quot;['&quot; &amp; [.D48] &amp; &quot;', '&quot; &amp; [.I48] &amp;&quot;'],&quot;" office:value-type="string" office:string-value="['47', '7'],">
            <text:p>['47', '7'],</text:p>
          </table:table-cell>
          <table:table-cell table:formula="of:=&quot;['&quot; &amp; [.D48] &amp; &quot;', '&quot; &amp; [.F48] &amp;&quot;'],['&quot; &amp; [.D48] &amp; &quot;', '&quot; &amp; [.H48] &amp;&quot;'],['&quot; &amp; [.D48] &amp; &quot;', '&quot; &amp; [.G48] &amp;&quot;'],&quot;" office:value-type="string" office:string-value="['47', '1'],['47', '7'],['47', '3'],">
            <text:p>['47', '1'],['47', '7'],['47', '3'],</text:p>
          </table:table-cell>
          <table:table-cell/>
          <table:table-cell office:value-type="string">
            <text:p>MAUNY</text:p>
          </table:table-cell>
          <table:table-cell office:value-type="string">
            <text:p>Florian</text:p>
          </table:table-cell>
          <table:table-cell office:value-type="string">
            <text:p>132335S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EVEL</text:p>
          </table:table-cell>
          <table:table-cell office:value-type="string">
            <text:p>Yoann</text:p>
          </table:table-cell>
          <table:table-cell office:value-type="string">
            <text:p>135570J</text:p>
          </table:table-cell>
          <table:table-cell table:formula="of:=[.D48]+1"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['&quot; &amp; [.D49] &amp; &quot;', '&quot; &amp; [.A49] &amp; &quot;', '&quot; &amp; [.B49] &amp; &quot;', '&quot; &amp; [.C49] &amp;&quot;'],&quot;" office:value-type="string" office:string-value="['48', 'MEVEL', 'Yoann', '135570J'],">
            <text:p>['48', 'MEVEL', 'Yoann', '135570J'],</text:p>
          </table:table-cell>
          <table:table-cell table:formula="of:=&quot;['&quot; &amp; [.D49] &amp; &quot;', '&quot; &amp; [.E49] &amp;&quot;'],&quot;" office:value-type="string" office:string-value="['48', '1'],">
            <text:p>['48', '1'],</text:p>
          </table:table-cell>
          <table:table-cell table:formula="of:=&quot;['&quot; &amp; [.D49] &amp; &quot;', '&quot; &amp; [.I49] &amp;&quot;'],&quot;" office:value-type="string" office:string-value="['48', '1'],">
            <text:p>['48', '1'],</text:p>
          </table:table-cell>
          <table:table-cell table:formula="of:=&quot;['&quot; &amp; [.D49] &amp; &quot;', '&quot; &amp; [.F49] &amp;&quot;'],['&quot; &amp; [.D49] &amp; &quot;', '&quot; &amp; [.H49] &amp;&quot;'],['&quot; &amp; [.D49] &amp; &quot;', '&quot; &amp; [.G49] &amp;&quot;'],&quot;" office:value-type="string" office:string-value="['48', '1'],['48', '7'],['48', '3'],">
            <text:p>['48', '1'],['48', '7'],['48', '3'],</text:p>
          </table:table-cell>
          <table:table-cell/>
          <table:table-cell office:value-type="string">
            <text:p>MEVEL</text:p>
          </table:table-cell>
          <table:table-cell office:value-type="string">
            <text:p>Yoann</text:p>
          </table:table-cell>
          <table:table-cell office:value-type="string">
            <text:p>135570J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ONNIER</text:p>
          </table:table-cell>
          <table:table-cell office:value-type="string">
            <text:p>Alexis</text:p>
          </table:table-cell>
          <table:table-cell office:value-type="string">
            <text:p>132543T</text:p>
          </table:table-cell>
          <table:table-cell table:formula="of:=[.D49]+1"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&quot;['&quot; &amp; [.D50] &amp; &quot;', '&quot; &amp; [.A50] &amp; &quot;', '&quot; &amp; [.B50] &amp; &quot;', '&quot; &amp; [.C50] &amp;&quot;'],&quot;" office:value-type="string" office:string-value="['49', 'MONNIER', 'Alexis', '132543T'],">
            <text:p>['49', 'MONNIER', 'Alexis', '132543T'],</text:p>
          </table:table-cell>
          <table:table-cell table:formula="of:=&quot;['&quot; &amp; [.D50] &amp; &quot;', '&quot; &amp; [.E50] &amp;&quot;'],&quot;" office:value-type="string" office:string-value="['49', '1'],">
            <text:p>['49', '1'],</text:p>
          </table:table-cell>
          <table:table-cell table:formula="of:=&quot;['&quot; &amp; [.D50] &amp; &quot;', '&quot; &amp; [.I50] &amp;&quot;'],&quot;" office:value-type="string" office:string-value="['49', '9'],">
            <text:p>['49', '9'],</text:p>
          </table:table-cell>
          <table:table-cell table:formula="of:=&quot;['&quot; &amp; [.D50] &amp; &quot;', '&quot; &amp; [.F50] &amp;&quot;'],['&quot; &amp; [.D50] &amp; &quot;', '&quot; &amp; [.H50] &amp;&quot;'],['&quot; &amp; [.D50] &amp; &quot;', '&quot; &amp; [.G50] &amp;&quot;'],&quot;" office:value-type="string" office:string-value="['49', '1'],['49', '7'],['49', '3'],">
            <text:p>['49', '1'],['49', '7'],['49', '3'],</text:p>
          </table:table-cell>
          <table:table-cell/>
          <table:table-cell office:value-type="string">
            <text:p>MONNIER</text:p>
          </table:table-cell>
          <table:table-cell office:value-type="string">
            <text:p>Alexis</text:p>
          </table:table-cell>
          <table:table-cell office:value-type="string">
            <text:p>132543T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MOREAU</text:p>
          </table:table-cell>
          <table:table-cell office:value-type="string">
            <text:p>Corentin</text:p>
          </table:table-cell>
          <table:table-cell office:value-type="string">
            <text:p>135354Z</text:p>
          </table:table-cell>
          <table:table-cell table:formula="of:=[.D50]+1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&quot;['&quot; &amp; [.D51] &amp; &quot;', '&quot; &amp; [.A51] &amp; &quot;', '&quot; &amp; [.B51] &amp; &quot;', '&quot; &amp; [.C51] &amp;&quot;'],&quot;" office:value-type="string" office:string-value="['50', 'MOREAU', 'Corentin', '135354Z'],">
            <text:p>['50', 'MOREAU', 'Corentin', '135354Z'],</text:p>
          </table:table-cell>
          <table:table-cell table:formula="of:=&quot;['&quot; &amp; [.D51] &amp; &quot;', '&quot; &amp; [.E51] &amp;&quot;'],&quot;" office:value-type="string" office:string-value="['50', '1'],">
            <text:p>['50', '1'],</text:p>
          </table:table-cell>
          <table:table-cell table:formula="of:=&quot;['&quot; &amp; [.D51] &amp; &quot;', '&quot; &amp; [.I51] &amp;&quot;'],&quot;" office:value-type="string" office:string-value="['50', '13'],">
            <text:p>['50', '13'],</text:p>
          </table:table-cell>
          <table:table-cell table:formula="of:=&quot;['&quot; &amp; [.D51] &amp; &quot;', '&quot; &amp; [.F51] &amp;&quot;'],['&quot; &amp; [.D51] &amp; &quot;', '&quot; &amp; [.H51] &amp;&quot;'],['&quot; &amp; [.D51] &amp; &quot;', '&quot; &amp; [.G51] &amp;&quot;'],&quot;" office:value-type="string" office:string-value="['50', '1'],['50', '7'],['50', '3'],">
            <text:p>['50', '1'],['50', '7'],['50', '3'],</text:p>
          </table:table-cell>
          <table:table-cell/>
          <table:table-cell office:value-type="string">
            <text:p>MOREAU</text:p>
          </table:table-cell>
          <table:table-cell office:value-type="string">
            <text:p>Corentin</text:p>
          </table:table-cell>
          <table:table-cell office:value-type="string">
            <text:p>135354Z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NAYM</text:p>
          </table:table-cell>
          <table:table-cell office:value-type="string">
            <text:p>Mehdi</text:p>
          </table:table-cell>
          <table:table-cell office:value-type="string">
            <text:p>139936E</text:p>
          </table:table-cell>
          <table:table-cell table:formula="of:=[.D51]+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&quot;['&quot; &amp; [.D52] &amp; &quot;', '&quot; &amp; [.A52] &amp; &quot;', '&quot; &amp; [.B52] &amp; &quot;', '&quot; &amp; [.C52] &amp;&quot;'],&quot;" office:value-type="string" office:string-value="['51', 'NAYM', 'Mehdi', '139936E'],">
            <text:p>['51', 'NAYM', 'Mehdi', '139936E'],</text:p>
          </table:table-cell>
          <table:table-cell table:formula="of:=&quot;['&quot; &amp; [.D52] &amp; &quot;', '&quot; &amp; [.E52] &amp;&quot;'],&quot;" office:value-type="string" office:string-value="['51', '1'],">
            <text:p>['51', '1'],</text:p>
          </table:table-cell>
          <table:table-cell table:formula="of:=&quot;['&quot; &amp; [.D52] &amp; &quot;', '&quot; &amp; [.I52] &amp;&quot;'],&quot;" office:value-type="string" office:string-value="['51', '8'],">
            <text:p>['51', '8'],</text:p>
          </table:table-cell>
          <table:table-cell table:formula="of:=&quot;['&quot; &amp; [.D52] &amp; &quot;', '&quot; &amp; [.F52] &amp;&quot;'],['&quot; &amp; [.D52] &amp; &quot;', '&quot; &amp; [.H52] &amp;&quot;'],['&quot; &amp; [.D52] &amp; &quot;', '&quot; &amp; [.G52] &amp;&quot;'],&quot;" office:value-type="string" office:string-value="['51', '1'],['51', '7'],['51', '3'],">
            <text:p>['51', '1'],['51', '7'],['51', '3'],</text:p>
          </table:table-cell>
          <table:table-cell/>
          <table:table-cell office:value-type="string">
            <text:p>NAYM</text:p>
          </table:table-cell>
          <table:table-cell office:value-type="string">
            <text:p>Mehdi</text:p>
          </table:table-cell>
          <table:table-cell office:value-type="string">
            <text:p>139936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PERISSE</text:p>
          </table:table-cell>
          <table:table-cell office:value-type="string">
            <text:p>Hugo</text:p>
          </table:table-cell>
          <table:table-cell office:value-type="string">
            <text:p>132262N</text:p>
          </table:table-cell>
          <table:table-cell table:formula="of:=[.D52]+1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&quot;['&quot; &amp; [.D53] &amp; &quot;', '&quot; &amp; [.A53] &amp; &quot;', '&quot; &amp; [.B53] &amp; &quot;', '&quot; &amp; [.C53] &amp;&quot;'],&quot;" office:value-type="string" office:string-value="['52', 'PERISSE', 'Hugo', '132262N'],">
            <text:p>['52', 'PERISSE', 'Hugo', '132262N'],</text:p>
          </table:table-cell>
          <table:table-cell table:formula="of:=&quot;['&quot; &amp; [.D53] &amp; &quot;', '&quot; &amp; [.E53] &amp;&quot;'],&quot;" office:value-type="string" office:string-value="['52', '1'],">
            <text:p>['52', '1'],</text:p>
          </table:table-cell>
          <table:table-cell table:formula="of:=&quot;['&quot; &amp; [.D53] &amp; &quot;', '&quot; &amp; [.I53] &amp;&quot;'],&quot;" office:value-type="string" office:string-value="['52', '3'],">
            <text:p>['52', '3'],</text:p>
          </table:table-cell>
          <table:table-cell table:formula="of:=&quot;['&quot; &amp; [.D53] &amp; &quot;', '&quot; &amp; [.F53] &amp;&quot;'],['&quot; &amp; [.D53] &amp; &quot;', '&quot; &amp; [.H53] &amp;&quot;'],['&quot; &amp; [.D53] &amp; &quot;', '&quot; &amp; [.G53] &amp;&quot;'],&quot;" office:value-type="string" office:string-value="['52', '1'],['52', '7'],['52', '3'],">
            <text:p>['52', '1'],['52', '7'],['52', '3'],</text:p>
          </table:table-cell>
          <table:table-cell/>
          <table:table-cell office:value-type="string">
            <text:p>PERISSE</text:p>
          </table:table-cell>
          <table:table-cell office:value-type="string">
            <text:p>Hugo</text:p>
          </table:table-cell>
          <table:table-cell office:value-type="string">
            <text:p>132262N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PIERRE</text:p>
          </table:table-cell>
          <table:table-cell office:value-type="string">
            <text:p>Antoine</text:p>
          </table:table-cell>
          <table:table-cell office:value-type="string">
            <text:p>135011B</text:p>
          </table:table-cell>
          <table:table-cell table:formula="of:=[.D53]+1"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formula="of:=&quot;['&quot; &amp; [.D54] &amp; &quot;', '&quot; &amp; [.A54] &amp; &quot;', '&quot; &amp; [.B54] &amp; &quot;', '&quot; &amp; [.C54] &amp;&quot;'],&quot;" office:value-type="string" office:string-value="['53', 'PIERRE', 'Antoine', '135011B'],">
            <text:p>['53', 'PIERRE', 'Antoine', '135011B'],</text:p>
          </table:table-cell>
          <table:table-cell table:formula="of:=&quot;['&quot; &amp; [.D54] &amp; &quot;', '&quot; &amp; [.E54] &amp;&quot;'],&quot;" office:value-type="string" office:string-value="['53', '1'],">
            <text:p>['53', '1'],</text:p>
          </table:table-cell>
          <table:table-cell table:formula="of:=&quot;['&quot; &amp; [.D54] &amp; &quot;', '&quot; &amp; [.I54] &amp;&quot;'],&quot;" office:value-type="string" office:string-value="['53', '7'],">
            <text:p>['53', '7'],</text:p>
          </table:table-cell>
          <table:table-cell table:formula="of:=&quot;['&quot; &amp; [.D54] &amp; &quot;', '&quot; &amp; [.F54] &amp;&quot;'],['&quot; &amp; [.D54] &amp; &quot;', '&quot; &amp; [.H54] &amp;&quot;'],['&quot; &amp; [.D54] &amp; &quot;', '&quot; &amp; [.G54] &amp;&quot;'],&quot;" office:value-type="string" office:string-value="['53', '1'],['53', '7'],['53', '3'],">
            <text:p>['53', '1'],['53', '7'],['53', '3'],</text:p>
          </table:table-cell>
          <table:table-cell/>
          <table:table-cell office:value-type="string">
            <text:p>PIERRE</text:p>
          </table:table-cell>
          <table:table-cell office:value-type="string">
            <text:p>Antoine</text:p>
          </table:table-cell>
          <table:table-cell office:value-type="string">
            <text:p>135011B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2">
          <table:table-cell office:value-type="string">
            <text:p>PIPARD</text:p>
          </table:table-cell>
          <table:table-cell office:value-type="string">
            <text:p>Clement</text:p>
          </table:table-cell>
          <table:table-cell office:value-type="string">
            <text:p>132394G</text:p>
          </table:table-cell>
          <table:table-cell table:formula="of:=[.D54]+1"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&quot;['&quot; &amp; [.D55] &amp; &quot;', '&quot; &amp; [.A55] &amp; &quot;', '&quot; &amp; [.B55] &amp; &quot;', '&quot; &amp; [.C55] &amp;&quot;'],&quot;" office:value-type="string" office:string-value="['54', 'PIPARD', 'Clement', '132394G'],">
            <text:p>['54', 'PIPARD', 'Clement', '132394G'],</text:p>
          </table:table-cell>
          <table:table-cell table:formula="of:=&quot;['&quot; &amp; [.D55] &amp; &quot;', '&quot; &amp; [.E55] &amp;&quot;'],&quot;" office:value-type="string" office:string-value="['54', '1'],">
            <text:p>['54', '1'],</text:p>
          </table:table-cell>
          <table:table-cell table:formula="of:=&quot;['&quot; &amp; [.D55] &amp; &quot;', '&quot; &amp; [.I55] &amp;&quot;'],&quot;" office:value-type="string" office:string-value="['54', '12'],">
            <text:p>['54', '12'],</text:p>
          </table:table-cell>
          <table:table-cell table:formula="of:=&quot;['&quot; &amp; [.D55] &amp; &quot;', '&quot; &amp; [.F55] &amp;&quot;'],['&quot; &amp; [.D55] &amp; &quot;', '&quot; &amp; [.H55] &amp;&quot;'],['&quot; &amp; [.D55] &amp; &quot;', '&quot; &amp; [.G55] &amp;&quot;'],&quot;" office:value-type="string" office:string-value="['54', '1'],['54', '7'],['54', '3'],">
            <text:p>['54', '1'],['54', '7'],['54', '3'],</text:p>
          </table:table-cell>
          <table:table-cell/>
          <table:table-cell office:value-type="string">
            <text:p>PIPARD</text:p>
          </table:table-cell>
          <table:table-cell office:value-type="string">
            <text:p>Clement</text:p>
          </table:table-cell>
          <table:table-cell office:value-type="string">
            <text:p>132394G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PODEVIN</text:p>
          </table:table-cell>
          <table:table-cell office:value-type="string">
            <text:p>Nicolas</text:p>
          </table:table-cell>
          <table:table-cell office:value-type="string">
            <text:p>132369E</text:p>
          </table:table-cell>
          <table:table-cell table:formula="of:=[.D55]+1"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formula="of:=&quot;['&quot; &amp; [.D56] &amp; &quot;', '&quot; &amp; [.A56] &amp; &quot;', '&quot; &amp; [.B56] &amp; &quot;', '&quot; &amp; [.C56] &amp;&quot;'],&quot;" office:value-type="string" office:string-value="['55', 'PODEVIN', 'Nicolas', '132369E'],">
            <text:p>['55', 'PODEVIN', 'Nicolas', '132369E'],</text:p>
          </table:table-cell>
          <table:table-cell table:formula="of:=&quot;['&quot; &amp; [.D56] &amp; &quot;', '&quot; &amp; [.E56] &amp;&quot;'],&quot;" office:value-type="string" office:string-value="['55', '1'],">
            <text:p>['55', '1'],</text:p>
          </table:table-cell>
          <table:table-cell table:formula="of:=&quot;['&quot; &amp; [.D56] &amp; &quot;', '&quot; &amp; [.I56] &amp;&quot;'],&quot;" office:value-type="string" office:string-value="['55', '7'],">
            <text:p>['55', '7'],</text:p>
          </table:table-cell>
          <table:table-cell table:formula="of:=&quot;['&quot; &amp; [.D56] &amp; &quot;', '&quot; &amp; [.F56] &amp;&quot;'],['&quot; &amp; [.D56] &amp; &quot;', '&quot; &amp; [.H56] &amp;&quot;'],['&quot; &amp; [.D56] &amp; &quot;', '&quot; &amp; [.G56] &amp;&quot;'],&quot;" office:value-type="string" office:string-value="['55', '1'],['55', '7'],['55', '3'],">
            <text:p>['55', '1'],['55', '7'],['55', '3'],</text:p>
          </table:table-cell>
          <table:table-cell/>
          <table:table-cell office:value-type="string">
            <text:p>PODEVIN</text:p>
          </table:table-cell>
          <table:table-cell office:value-type="string">
            <text:p>Nicolas</text:p>
          </table:table-cell>
          <table:table-cell office:value-type="string">
            <text:p>132369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POSÉ</text:p>
          </table:table-cell>
          <table:table-cell office:value-type="string">
            <text:p>Paul</text:p>
          </table:table-cell>
          <table:table-cell office:value-type="string">
            <text:p>12F324J</text:p>
          </table:table-cell>
          <table:table-cell table:formula="of:=[.D56]+1"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&quot;['&quot; &amp; [.D57] &amp; &quot;', '&quot; &amp; [.A57] &amp; &quot;', '&quot; &amp; [.B57] &amp; &quot;', '&quot; &amp; [.C57] &amp;&quot;'],&quot;" office:value-type="string" office:string-value="['56', 'POSÉ', 'Paul', '12F324J'],">
            <text:p>['56', 'POSÉ', 'Paul', '12F324J'],</text:p>
          </table:table-cell>
          <table:table-cell table:formula="of:=&quot;['&quot; &amp; [.D57] &amp; &quot;', '&quot; &amp; [.E57] &amp;&quot;'],&quot;" office:value-type="string" office:string-value="['56', '1'],">
            <text:p>['56', '1'],</text:p>
          </table:table-cell>
          <table:table-cell table:formula="of:=&quot;['&quot; &amp; [.D57] &amp; &quot;', '&quot; &amp; [.I57] &amp;&quot;'],&quot;" office:value-type="string" office:string-value="['56', '12'],">
            <text:p>['56', '12'],</text:p>
          </table:table-cell>
          <table:table-cell table:formula="of:=&quot;['&quot; &amp; [.D57] &amp; &quot;', '&quot; &amp; [.F57] &amp;&quot;'],['&quot; &amp; [.D57] &amp; &quot;', '&quot; &amp; [.H57] &amp;&quot;'],['&quot; &amp; [.D57] &amp; &quot;', '&quot; &amp; [.G57] &amp;&quot;'],&quot;" office:value-type="string" office:string-value="['56', '1'],['56', '7'],['56', '3'],">
            <text:p>['56', '1'],['56', '7'],['56', '3'],</text:p>
          </table:table-cell>
          <table:table-cell/>
          <table:table-cell office:value-type="string">
            <text:p>POSÉ</text:p>
          </table:table-cell>
          <table:table-cell office:value-type="string">
            <text:p>Paul</text:p>
          </table:table-cell>
          <table:table-cell office:value-type="string">
            <text:p>12F324J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PROUTEAU</text:p>
          </table:table-cell>
          <table:table-cell office:value-type="string">
            <text:p>Alexis</text:p>
          </table:table-cell>
          <table:table-cell office:value-type="string">
            <text:p>132416F</text:p>
          </table:table-cell>
          <table:table-cell table:formula="of:=[.D57]+1"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&quot;['&quot; &amp; [.D58] &amp; &quot;', '&quot; &amp; [.A58] &amp; &quot;', '&quot; &amp; [.B58] &amp; &quot;', '&quot; &amp; [.C58] &amp;&quot;'],&quot;" office:value-type="string" office:string-value="['57', 'PROUTEAU', 'Alexis', '132416F'],">
            <text:p>['57', 'PROUTEAU', 'Alexis', '132416F'],</text:p>
          </table:table-cell>
          <table:table-cell table:formula="of:=&quot;['&quot; &amp; [.D58] &amp; &quot;', '&quot; &amp; [.E58] &amp;&quot;'],&quot;" office:value-type="string" office:string-value="['57', '1'],">
            <text:p>['57', '1'],</text:p>
          </table:table-cell>
          <table:table-cell table:formula="of:=&quot;['&quot; &amp; [.D58] &amp; &quot;', '&quot; &amp; [.I58] &amp;&quot;'],&quot;" office:value-type="string" office:string-value="['57', '5'],">
            <text:p>['57', '5'],</text:p>
          </table:table-cell>
          <table:table-cell table:formula="of:=&quot;['&quot; &amp; [.D58] &amp; &quot;', '&quot; &amp; [.F58] &amp;&quot;'],['&quot; &amp; [.D58] &amp; &quot;', '&quot; &amp; [.H58] &amp;&quot;'],['&quot; &amp; [.D58] &amp; &quot;', '&quot; &amp; [.G58] &amp;&quot;'],&quot;" office:value-type="string" office:string-value="['57', '1'],['57', '7'],['57', '3'],">
            <text:p>['57', '1'],['57', '7'],['57', '3'],</text:p>
          </table:table-cell>
          <table:table-cell/>
          <table:table-cell office:value-type="string">
            <text:p>PROUTEAU</text:p>
          </table:table-cell>
          <table:table-cell office:value-type="string">
            <text:p>Alexis</text:p>
          </table:table-cell>
          <table:table-cell office:value-type="string">
            <text:p>132416F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QUEMENER</text:p>
          </table:table-cell>
          <table:table-cell office:value-type="string">
            <text:p>Arnaud</text:p>
          </table:table-cell>
          <table:table-cell office:value-type="string">
            <text:p>13C485S</text:p>
          </table:table-cell>
          <table:table-cell table:formula="of:=[.D58]+1"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formula="of:=&quot;['&quot; &amp; [.D59] &amp; &quot;', '&quot; &amp; [.A59] &amp; &quot;', '&quot; &amp; [.B59] &amp; &quot;', '&quot; &amp; [.C59] &amp;&quot;'],&quot;" office:value-type="string" office:string-value="['58', 'QUEMENER', 'Arnaud', '13C485S'],">
            <text:p>['58', 'QUEMENER', 'Arnaud', '13C485S'],</text:p>
          </table:table-cell>
          <table:table-cell table:formula="of:=&quot;['&quot; &amp; [.D59] &amp; &quot;', '&quot; &amp; [.E59] &amp;&quot;'],&quot;" office:value-type="string" office:string-value="['58', '1'],">
            <text:p>['58', '1'],</text:p>
          </table:table-cell>
          <table:table-cell table:formula="of:=&quot;['&quot; &amp; [.D59] &amp; &quot;', '&quot; &amp; [.I59] &amp;&quot;'],&quot;" office:value-type="string" office:string-value="['58', '7'],">
            <text:p>['58', '7'],</text:p>
          </table:table-cell>
          <table:table-cell table:formula="of:=&quot;['&quot; &amp; [.D59] &amp; &quot;', '&quot; &amp; [.F59] &amp;&quot;'],['&quot; &amp; [.D59] &amp; &quot;', '&quot; &amp; [.H59] &amp;&quot;'],['&quot; &amp; [.D59] &amp; &quot;', '&quot; &amp; [.G59] &amp;&quot;'],&quot;" office:value-type="string" office:string-value="['58', '1'],['58', '7'],['58', '3'],">
            <text:p>['58', '1'],['58', '7'],['58', '3'],</text:p>
          </table:table-cell>
          <table:table-cell/>
          <table:table-cell office:value-type="string">
            <text:p>QUEMENER</text:p>
          </table:table-cell>
          <table:table-cell office:value-type="string">
            <text:p>Arnaud</text:p>
          </table:table-cell>
          <table:table-cell office:value-type="string">
            <text:p>13C485S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REGNIER</text:p>
          </table:table-cell>
          <table:table-cell office:value-type="string">
            <text:p>Brice</text:p>
          </table:table-cell>
          <table:table-cell office:value-type="string">
            <text:p>132505C</text:p>
          </table:table-cell>
          <table:table-cell table:formula="of:=[.D59]+1"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&quot;['&quot; &amp; [.D60] &amp; &quot;', '&quot; &amp; [.A60] &amp; &quot;', '&quot; &amp; [.B60] &amp; &quot;', '&quot; &amp; [.C60] &amp;&quot;'],&quot;" office:value-type="string" office:string-value="['59', 'REGNIER', 'Brice', '132505C'],">
            <text:p>['59', 'REGNIER', 'Brice', '132505C'],</text:p>
          </table:table-cell>
          <table:table-cell table:formula="of:=&quot;['&quot; &amp; [.D60] &amp; &quot;', '&quot; &amp; [.E60] &amp;&quot;'],&quot;" office:value-type="string" office:string-value="['59', '1'],">
            <text:p>['59', '1'],</text:p>
          </table:table-cell>
          <table:table-cell table:formula="of:=&quot;['&quot; &amp; [.D60] &amp; &quot;', '&quot; &amp; [.I60] &amp;&quot;'],&quot;" office:value-type="string" office:string-value="['59', '8'],">
            <text:p>['59', '8'],</text:p>
          </table:table-cell>
          <table:table-cell table:formula="of:=&quot;['&quot; &amp; [.D60] &amp; &quot;', '&quot; &amp; [.F60] &amp;&quot;'],['&quot; &amp; [.D60] &amp; &quot;', '&quot; &amp; [.H60] &amp;&quot;'],['&quot; &amp; [.D60] &amp; &quot;', '&quot; &amp; [.G60] &amp;&quot;'],&quot;" office:value-type="string" office:string-value="['59', '1'],['59', '7'],['59', '3'],">
            <text:p>['59', '1'],['59', '7'],['59', '3'],</text:p>
          </table:table-cell>
          <table:table-cell/>
          <table:table-cell office:value-type="string">
            <text:p>REGNIER</text:p>
          </table:table-cell>
          <table:table-cell office:value-type="string">
            <text:p>Brice</text:p>
          </table:table-cell>
          <table:table-cell office:value-type="string">
            <text:p>132505C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RIOT</text:p>
          </table:table-cell>
          <table:table-cell office:value-type="string">
            <text:p>Alexandre</text:p>
          </table:table-cell>
          <table:table-cell office:value-type="string">
            <text:p>132484E</text:p>
          </table:table-cell>
          <table:table-cell table:formula="of:=[.D60]+1"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&quot;['&quot; &amp; [.D61] &amp; &quot;', '&quot; &amp; [.A61] &amp; &quot;', '&quot; &amp; [.B61] &amp; &quot;', '&quot; &amp; [.C61] &amp;&quot;'],&quot;" office:value-type="string" office:string-value="['60', 'RIOT', 'Alexandre', '132484E'],">
            <text:p>['60', 'RIOT', 'Alexandre', '132484E'],</text:p>
          </table:table-cell>
          <table:table-cell table:formula="of:=&quot;['&quot; &amp; [.D61] &amp; &quot;', '&quot; &amp; [.E61] &amp;&quot;'],&quot;" office:value-type="string" office:string-value="['60', '1'],">
            <text:p>['60', '1'],</text:p>
          </table:table-cell>
          <table:table-cell table:formula="of:=&quot;['&quot; &amp; [.D61] &amp; &quot;', '&quot; &amp; [.I61] &amp;&quot;'],&quot;" office:value-type="string" office:string-value="['60', '11'],">
            <text:p>['60', '11'],</text:p>
          </table:table-cell>
          <table:table-cell table:formula="of:=&quot;['&quot; &amp; [.D61] &amp; &quot;', '&quot; &amp; [.F61] &amp;&quot;'],['&quot; &amp; [.D61] &amp; &quot;', '&quot; &amp; [.H61] &amp;&quot;'],['&quot; &amp; [.D61] &amp; &quot;', '&quot; &amp; [.G61] &amp;&quot;'],&quot;" office:value-type="string" office:string-value="['60', '1'],['60', '7'],['60', '3'],">
            <text:p>['60', '1'],['60', '7'],['60', '3'],</text:p>
          </table:table-cell>
          <table:table-cell/>
          <table:table-cell office:value-type="string">
            <text:p>RIOT</text:p>
          </table:table-cell>
          <table:table-cell office:value-type="string">
            <text:p>Alexandre</text:p>
          </table:table-cell>
          <table:table-cell office:value-type="string">
            <text:p>132484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ROLLINAT</text:p>
          </table:table-cell>
          <table:table-cell office:value-type="string">
            <text:p>Jonathan</text:p>
          </table:table-cell>
          <table:table-cell office:value-type="string">
            <text:p>13C082E</text:p>
          </table:table-cell>
          <table:table-cell table:formula="of:=[.D61]+1"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&quot;['&quot; &amp; [.D62] &amp; &quot;', '&quot; &amp; [.A62] &amp; &quot;', '&quot; &amp; [.B62] &amp; &quot;', '&quot; &amp; [.C62] &amp;&quot;'],&quot;" office:value-type="string" office:string-value="['61', 'ROLLINAT', 'Jonathan', '13C082E'],">
            <text:p>['61', 'ROLLINAT', 'Jonathan', '13C082E'],</text:p>
          </table:table-cell>
          <table:table-cell table:formula="of:=&quot;['&quot; &amp; [.D62] &amp; &quot;', '&quot; &amp; [.E62] &amp;&quot;'],&quot;" office:value-type="string" office:string-value="['61', '1'],">
            <text:p>['61', '1'],</text:p>
          </table:table-cell>
          <table:table-cell table:formula="of:=&quot;['&quot; &amp; [.D62] &amp; &quot;', '&quot; &amp; [.I62] &amp;&quot;'],&quot;" office:value-type="string" office:string-value="['61', '11'],">
            <text:p>['61', '11'],</text:p>
          </table:table-cell>
          <table:table-cell table:formula="of:=&quot;['&quot; &amp; [.D62] &amp; &quot;', '&quot; &amp; [.F62] &amp;&quot;'],['&quot; &amp; [.D62] &amp; &quot;', '&quot; &amp; [.H62] &amp;&quot;'],['&quot; &amp; [.D62] &amp; &quot;', '&quot; &amp; [.G62] &amp;&quot;'],&quot;" office:value-type="string" office:string-value="['61', '1'],['61', '7'],['61', '3'],">
            <text:p>['61', '1'],['61', '7'],['61', '3'],</text:p>
          </table:table-cell>
          <table:table-cell/>
          <table:table-cell office:value-type="string">
            <text:p>ROLLINAT</text:p>
          </table:table-cell>
          <table:table-cell office:value-type="string">
            <text:p>Jonathan</text:p>
          </table:table-cell>
          <table:table-cell office:value-type="string">
            <text:p>13C082E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SAGE</text:p>
          </table:table-cell>
          <table:table-cell office:value-type="string">
            <text:p>Hippolyte</text:p>
          </table:table-cell>
          <table:table-cell office:value-type="string">
            <text:p>132319A</text:p>
          </table:table-cell>
          <table:table-cell table:formula="of:=[.D62]+1"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&quot;['&quot; &amp; [.D63] &amp; &quot;', '&quot; &amp; [.A63] &amp; &quot;', '&quot; &amp; [.B63] &amp; &quot;', '&quot; &amp; [.C63] &amp;&quot;'],&quot;" office:value-type="string" office:string-value="['62', 'SAGE', 'Hippolyte', '132319A'],">
            <text:p>['62', 'SAGE', 'Hippolyte', '132319A'],</text:p>
          </table:table-cell>
          <table:table-cell table:formula="of:=&quot;['&quot; &amp; [.D63] &amp; &quot;', '&quot; &amp; [.E63] &amp;&quot;'],&quot;" office:value-type="string" office:string-value="['62', '1'],">
            <text:p>['62', '1'],</text:p>
          </table:table-cell>
          <table:table-cell table:formula="of:=&quot;['&quot; &amp; [.D63] &amp; &quot;', '&quot; &amp; [.I63] &amp;&quot;'],&quot;" office:value-type="string" office:string-value="['62', '4'],">
            <text:p>['62', '4'],</text:p>
          </table:table-cell>
          <table:table-cell table:formula="of:=&quot;['&quot; &amp; [.D63] &amp; &quot;', '&quot; &amp; [.F63] &amp;&quot;'],['&quot; &amp; [.D63] &amp; &quot;', '&quot; &amp; [.H63] &amp;&quot;'],['&quot; &amp; [.D63] &amp; &quot;', '&quot; &amp; [.G63] &amp;&quot;'],&quot;" office:value-type="string" office:string-value="['62', '1'],['62', '7'],['62', '3'],">
            <text:p>['62', '1'],['62', '7'],['62', '3'],</text:p>
          </table:table-cell>
          <table:table-cell/>
          <table:table-cell office:value-type="string">
            <text:p>SAGE</text:p>
          </table:table-cell>
          <table:table-cell office:value-type="string">
            <text:p>Hippolyte</text:p>
          </table:table-cell>
          <table:table-cell office:value-type="string">
            <text:p>132319A</text:p>
          </table:table-cell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TITA</text:p>
          </table:table-cell>
          <table:table-cell office:value-type="string">
            <text:p>Hamza</text:p>
          </table:table-cell>
          <table:table-cell office:value-type="string">
            <text:p>13A665P</text:p>
          </table:table-cell>
          <table:table-cell table:formula="of:=[.D63]+1"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&quot;['&quot; &amp; [.D64] &amp; &quot;', '&quot; &amp; [.A64] &amp; &quot;', '&quot; &amp; [.B64] &amp; &quot;', '&quot; &amp; [.C64] &amp;&quot;'],&quot;" office:value-type="string" office:string-value="['63', 'TITA', 'Hamza', '13A665P'],">
            <text:p>['63', 'TITA', 'Hamza', '13A665P'],</text:p>
          </table:table-cell>
          <table:table-cell table:formula="of:=&quot;['&quot; &amp; [.D64] &amp; &quot;', '&quot; &amp; [.E64] &amp;&quot;'],&quot;" office:value-type="string" office:string-value="['63', '2'],">
            <text:p>['63', '2'],</text:p>
          </table:table-cell>
          <table:table-cell table:formula="of:=&quot;['&quot; &amp; [.D64] &amp; &quot;', '&quot; &amp; [.I64] &amp;&quot;'],&quot;" office:value-type="string" office:string-value="['63', '5'],">
            <text:p>['63', '5'],</text:p>
          </table:table-cell>
          <table:table-cell table:formula="of:=&quot;['&quot; &amp; [.D64] &amp; &quot;', '&quot; &amp; [.F64] &amp;&quot;'],['&quot; &amp; [.D64] &amp; &quot;', '&quot; &amp; [.H64] &amp;&quot;'],['&quot; &amp; [.D64] &amp; &quot;', '&quot; &amp; [.G64] &amp;&quot;'],&quot;" office:value-type="string" office:string-value="['63', '2'],['63', '8'],['63', '4'],">
            <text:p>['63', '2'],['63', '8'],['63', '4'],</text:p>
          </table:table-cell>
          <table:table-cell/>
          <table:table-cell office:value-type="string">
            <text:p>TITA</text:p>
          </table:table-cell>
          <table:table-cell office:value-type="string">
            <text:p>Hamza</text:p>
          </table:table-cell>
          <table:table-cell office:value-type="string">
            <text:p>13A665P</text:p>
          </table:table-cell>
          <table:table-cell table:number-columns-repeated="1001"/>
        </table:table-row>
        <table:table-row table:style-name="ro3">
          <table:table-cell office:value-type="string">
            <text:p>URBANO</text:p>
          </table:table-cell>
          <table:table-cell office:value-type="string">
            <text:p>Samuel</text:p>
          </table:table-cell>
          <table:table-cell office:value-type="string">
            <text:p>13A400B</text:p>
          </table:table-cell>
          <table:table-cell table:formula="of:=[.D64]+1"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65] &amp; &quot;', '&quot; &amp; [.A65] &amp; &quot;', '&quot; &amp; [.B65] &amp; &quot;', '&quot; &amp; [.C65] &amp;&quot;'],&quot;" office:value-type="string" office:string-value="['64', 'URBANO', 'Samuel', '13A400B'],">
            <text:p>['64', 'URBANO', 'Samuel', '13A400B'],</text:p>
          </table:table-cell>
          <table:table-cell table:formula="of:=&quot;['&quot; &amp; [.D65] &amp; &quot;', '&quot; &amp; [.E65] &amp;&quot;'],&quot;" office:value-type="string" office:string-value="['64', '3'],">
            <text:p>['64', '3'],</text:p>
          </table:table-cell>
          <table:table-cell table:formula="of:=&quot;['&quot; &amp; [.D65] &amp; &quot;', '&quot; &amp; [.I65] &amp;&quot;'],&quot;" office:value-type="string" office:string-value="['64', '6'],">
            <text:p>['64', '6'],</text:p>
          </table:table-cell>
          <table:table-cell table:formula="of:=&quot;['&quot; &amp; [.D65] &amp; &quot;', '&quot; &amp; [.F65] &amp;&quot;'],['&quot; &amp; [.D65] &amp; &quot;', '&quot; &amp; [.H65] &amp;&quot;'],['&quot; &amp; [.D65] &amp; &quot;', '&quot; &amp; [.G65] &amp;&quot;'],&quot;" office:value-type="string" office:string-value="['64', '3'],['64', '9'],['64', '5'],">
            <text:p>['64', '3'],['64', '9'],['64', '5'],</text:p>
          </table:table-cell>
          <table:table-cell/>
          <table:table-cell office:value-type="string">
            <text:p>URBANO</text:p>
          </table:table-cell>
          <table:table-cell office:value-type="string">
            <text:p>Samuel</text:p>
          </table:table-cell>
          <table:table-cell office:value-type="string">
            <text:p>13A400B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formula="of:=[.D65]+1" office:value-type="float" office:value="65">
            <text:p>65</text:p>
          </table:table-cell>
          <table:table-cell table:number-columns-repeated="13"/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BARRE</text:p>
          </table:table-cell>
          <table:table-cell office:value-type="string">
            <text:p>THOMAS</text:p>
          </table:table-cell>
          <table:table-cell office:value-type="string">
            <text:p>114360E</text:p>
          </table:table-cell>
          <table:table-cell table:formula="of:=[.D66]+1"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67] &amp; &quot;', '&quot; &amp; [.A67] &amp; &quot;', '&quot; &amp; [.B67] &amp; &quot;', '&quot; &amp; [.C67] &amp;&quot;'],&quot;" office:value-type="string" office:string-value="['66', 'BARRE', 'THOMAS', '114360E'],">
            <text:p>['66', 'BARRE', 'THOMAS', '114360E'],</text:p>
          </table:table-cell>
          <table:table-cell table:formula="of:=&quot;['&quot; &amp; [.D67] &amp; &quot;', '&quot; &amp; [.E67] &amp;&quot;'],&quot;" office:value-type="string" office:string-value="['66', '3'],">
            <text:p>['66', '3'],</text:p>
          </table:table-cell>
          <table:table-cell table:formula="of:=&quot;['&quot; &amp; [.D67] &amp; &quot;', '&quot; &amp; [.I67] &amp;&quot;'],&quot;" office:value-type="string" office:string-value="['66', '6'],">
            <text:p>['66', '6'],</text:p>
          </table:table-cell>
          <table:table-cell table:formula="of:=&quot;['&quot; &amp; [.D67] &amp; &quot;', '&quot; &amp; [.F67] &amp;&quot;'],['&quot; &amp; [.D67] &amp; &quot;', '&quot; &amp; [.H67] &amp;&quot;'],['&quot; &amp; [.D67] &amp; &quot;', '&quot; &amp; [.G67] &amp;&quot;'],&quot;" office:value-type="string" office:string-value="['66', '3'],['66', '9'],['66', '5'],">
            <text:p>['66', '3'],['66', '9'],['66', '5'],</text:p>
          </table:table-cell>
          <table:table-cell table:number-columns-repeated="4"/>
          <table:table-cell office:value-type="string">
            <text:p>DUT GENIE IND. ET MAINTE AN:1</text:p>
          </table:table-cell>
          <table:table-cell table:number-columns-repeated="1000"/>
        </table:table-row>
        <table:table-row table:style-name="ro3">
          <table:table-cell office:value-type="string">
            <text:p>BONNEAU</text:p>
          </table:table-cell>
          <table:table-cell office:value-type="string">
            <text:p>FÉLIX</text:p>
          </table:table-cell>
          <table:table-cell office:value-type="string">
            <text:p>116076U</text:p>
          </table:table-cell>
          <table:table-cell table:formula="of:=[.D67]+1"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68] &amp; &quot;', '&quot; &amp; [.A68] &amp; &quot;', '&quot; &amp; [.B68] &amp; &quot;', '&quot; &amp; [.C68] &amp;&quot;'],&quot;" office:value-type="string" office:string-value="['67', 'BONNEAU', 'FÉLIX', '116076U'],">
            <text:p>['67', 'BONNEAU', 'FÉLIX', '116076U'],</text:p>
          </table:table-cell>
          <table:table-cell table:formula="of:=&quot;['&quot; &amp; [.D68] &amp; &quot;', '&quot; &amp; [.E68] &amp;&quot;'],&quot;" office:value-type="string" office:string-value="['67', '3'],">
            <text:p>['67', '3'],</text:p>
          </table:table-cell>
          <table:table-cell table:formula="of:=&quot;['&quot; &amp; [.D68] &amp; &quot;', '&quot; &amp; [.I68] &amp;&quot;'],&quot;" office:value-type="string" office:string-value="['67', '6'],">
            <text:p>['67', '6'],</text:p>
          </table:table-cell>
          <table:table-cell table:formula="of:=&quot;['&quot; &amp; [.D68] &amp; &quot;', '&quot; &amp; [.F68] &amp;&quot;'],['&quot; &amp; [.D68] &amp; &quot;', '&quot; &amp; [.H68] &amp;&quot;'],['&quot; &amp; [.D68] &amp; &quot;', '&quot; &amp; [.G68] &amp;&quot;'],&quot;" office:value-type="string" office:string-value="['67', '3'],['67', '9'],['67', '5'],">
            <text:p>['67', '3'],['67', '9'],['67', '5'],</text:p>
          </table:table-cell>
          <table:table-cell/>
          <table:table-cell office:value-type="string">
            <text:p>BARRE</text:p>
          </table:table-cell>
          <table:table-cell office:value-type="string">
            <text:p>THOMAS</text:p>
          </table:table-cell>
          <table:table-cell office:value-type="string">
            <text:p>114360E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BOUGEARD-MIRIO</text:p>
          </table:table-cell>
          <table:table-cell office:value-type="string">
            <text:p>DOUGLAS</text:p>
          </table:table-cell>
          <table:table-cell office:value-type="string">
            <text:p>124227E</text:p>
          </table:table-cell>
          <table:table-cell table:formula="of:=[.D68]+1" office:value-type="float" office:value="68">
            <text:p>6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69] &amp; &quot;', '&quot; &amp; [.A69] &amp; &quot;', '&quot; &amp; [.B69] &amp; &quot;', '&quot; &amp; [.C69] &amp;&quot;'],&quot;" office:value-type="string" office:string-value="['68', 'BOUGEARD-MIRIO', 'DOUGLAS', '124227E'],">
            <text:p>['68', 'BOUGEARD-MIRIO', 'DOUGLAS', '124227E'],</text:p>
          </table:table-cell>
          <table:table-cell table:formula="of:=&quot;['&quot; &amp; [.D69] &amp; &quot;', '&quot; &amp; [.E69] &amp;&quot;'],&quot;" office:value-type="string" office:string-value="['68', '3'],">
            <text:p>['68', '3'],</text:p>
          </table:table-cell>
          <table:table-cell table:formula="of:=&quot;['&quot; &amp; [.D69] &amp; &quot;', '&quot; &amp; [.I69] &amp;&quot;'],&quot;" office:value-type="string" office:string-value="['68', '6'],">
            <text:p>['68', '6'],</text:p>
          </table:table-cell>
          <table:table-cell table:formula="of:=&quot;['&quot; &amp; [.D69] &amp; &quot;', '&quot; &amp; [.F69] &amp;&quot;'],['&quot; &amp; [.D69] &amp; &quot;', '&quot; &amp; [.H69] &amp;&quot;'],['&quot; &amp; [.D69] &amp; &quot;', '&quot; &amp; [.G69] &amp;&quot;'],&quot;" office:value-type="string" office:string-value="['68', '3'],['68', '9'],['68', '5'],">
            <text:p>['68', '3'],['68', '9'],['68', '5'],</text:p>
          </table:table-cell>
          <table:table-cell/>
          <table:table-cell office:value-type="string">
            <text:p>BONNEAU</text:p>
          </table:table-cell>
          <table:table-cell office:value-type="string">
            <text:p>FÉLIX</text:p>
          </table:table-cell>
          <table:table-cell office:value-type="string">
            <text:p>116076U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BRESIL</text:p>
          </table:table-cell>
          <table:table-cell office:value-type="string">
            <text:p>GUILLAUME</text:p>
          </table:table-cell>
          <table:table-cell office:value-type="string">
            <text:p>125084L</text:p>
          </table:table-cell>
          <table:table-cell table:formula="of:=[.D69]+1"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0] &amp; &quot;', '&quot; &amp; [.A70] &amp; &quot;', '&quot; &amp; [.B70] &amp; &quot;', '&quot; &amp; [.C70] &amp;&quot;'],&quot;" office:value-type="string" office:string-value="['69', 'BRESIL', 'GUILLAUME', '125084L'],">
            <text:p>['69', 'BRESIL', 'GUILLAUME', '125084L'],</text:p>
          </table:table-cell>
          <table:table-cell table:formula="of:=&quot;['&quot; &amp; [.D70] &amp; &quot;', '&quot; &amp; [.E70] &amp;&quot;'],&quot;" office:value-type="string" office:string-value="['69', '3'],">
            <text:p>['69', '3'],</text:p>
          </table:table-cell>
          <table:table-cell table:formula="of:=&quot;['&quot; &amp; [.D70] &amp; &quot;', '&quot; &amp; [.I70] &amp;&quot;'],&quot;" office:value-type="string" office:string-value="['69', '6'],">
            <text:p>['69', '6'],</text:p>
          </table:table-cell>
          <table:table-cell table:formula="of:=&quot;['&quot; &amp; [.D70] &amp; &quot;', '&quot; &amp; [.F70] &amp;&quot;'],['&quot; &amp; [.D70] &amp; &quot;', '&quot; &amp; [.H70] &amp;&quot;'],['&quot; &amp; [.D70] &amp; &quot;', '&quot; &amp; [.G70] &amp;&quot;'],&quot;" office:value-type="string" office:string-value="['69', '3'],['69', '9'],['69', '5'],">
            <text:p>['69', '3'],['69', '9'],['69', '5'],</text:p>
          </table:table-cell>
          <table:table-cell/>
          <table:table-cell office:value-type="string">
            <text:p>BOUGEARD-MIRIO</text:p>
          </table:table-cell>
          <table:table-cell office:value-type="string">
            <text:p>DOUGLAS</text:p>
          </table:table-cell>
          <table:table-cell office:value-type="string">
            <text:p>124227E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CAROFF</text:p>
          </table:table-cell>
          <table:table-cell office:value-type="string">
            <text:p>VINCENT</text:p>
          </table:table-cell>
          <table:table-cell office:value-type="string">
            <text:p>124190P</text:p>
          </table:table-cell>
          <table:table-cell table:formula="of:=[.D70]+1"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1] &amp; &quot;', '&quot; &amp; [.A71] &amp; &quot;', '&quot; &amp; [.B71] &amp; &quot;', '&quot; &amp; [.C71] &amp;&quot;'],&quot;" office:value-type="string" office:string-value="['70', 'CAROFF', 'VINCENT', '124190P'],">
            <text:p>['70', 'CAROFF', 'VINCENT', '124190P'],</text:p>
          </table:table-cell>
          <table:table-cell table:formula="of:=&quot;['&quot; &amp; [.D71] &amp; &quot;', '&quot; &amp; [.E71] &amp;&quot;'],&quot;" office:value-type="string" office:string-value="['70', '3'],">
            <text:p>['70', '3'],</text:p>
          </table:table-cell>
          <table:table-cell table:formula="of:=&quot;['&quot; &amp; [.D71] &amp; &quot;', '&quot; &amp; [.I71] &amp;&quot;'],&quot;" office:value-type="string" office:string-value="['70', '6'],">
            <text:p>['70', '6'],</text:p>
          </table:table-cell>
          <table:table-cell table:formula="of:=&quot;['&quot; &amp; [.D71] &amp; &quot;', '&quot; &amp; [.F71] &amp;&quot;'],['&quot; &amp; [.D71] &amp; &quot;', '&quot; &amp; [.H71] &amp;&quot;'],['&quot; &amp; [.D71] &amp; &quot;', '&quot; &amp; [.G71] &amp;&quot;'],&quot;" office:value-type="string" office:string-value="['70', '3'],['70', '9'],['70', '5'],">
            <text:p>['70', '3'],['70', '9'],['70', '5'],</text:p>
          </table:table-cell>
          <table:table-cell/>
          <table:table-cell office:value-type="string">
            <text:p>BRESIL</text:p>
          </table:table-cell>
          <table:table-cell office:value-type="string">
            <text:p>GUILLAUME</text:p>
          </table:table-cell>
          <table:table-cell office:value-type="string">
            <text:p>125084L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COUTAND</text:p>
          </table:table-cell>
          <table:table-cell office:value-type="string">
            <text:p>THOMAS</text:p>
          </table:table-cell>
          <table:table-cell office:value-type="string">
            <text:p>118292D</text:p>
          </table:table-cell>
          <table:table-cell table:formula="of:=[.D71]+1"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2] &amp; &quot;', '&quot; &amp; [.A72] &amp; &quot;', '&quot; &amp; [.B72] &amp; &quot;', '&quot; &amp; [.C72] &amp;&quot;'],&quot;" office:value-type="string" office:string-value="['71', 'COUTAND', 'THOMAS', '118292D'],">
            <text:p>['71', 'COUTAND', 'THOMAS', '118292D'],</text:p>
          </table:table-cell>
          <table:table-cell table:formula="of:=&quot;['&quot; &amp; [.D72] &amp; &quot;', '&quot; &amp; [.E72] &amp;&quot;'],&quot;" office:value-type="string" office:string-value="['71', '3'],">
            <text:p>['71', '3'],</text:p>
          </table:table-cell>
          <table:table-cell table:formula="of:=&quot;['&quot; &amp; [.D72] &amp; &quot;', '&quot; &amp; [.I72] &amp;&quot;'],&quot;" office:value-type="string" office:string-value="['71', '6'],">
            <text:p>['71', '6'],</text:p>
          </table:table-cell>
          <table:table-cell table:formula="of:=&quot;['&quot; &amp; [.D72] &amp; &quot;', '&quot; &amp; [.F72] &amp;&quot;'],['&quot; &amp; [.D72] &amp; &quot;', '&quot; &amp; [.H72] &amp;&quot;'],['&quot; &amp; [.D72] &amp; &quot;', '&quot; &amp; [.G72] &amp;&quot;'],&quot;" office:value-type="string" office:string-value="['71', '3'],['71', '9'],['71', '5'],">
            <text:p>['71', '3'],['71', '9'],['71', '5'],</text:p>
          </table:table-cell>
          <table:table-cell/>
          <table:table-cell office:value-type="string">
            <text:p>CAROFF</text:p>
          </table:table-cell>
          <table:table-cell office:value-type="string">
            <text:p>VINCENT</text:p>
          </table:table-cell>
          <table:table-cell office:value-type="string">
            <text:p>124190P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DELALANDE</text:p>
          </table:table-cell>
          <table:table-cell office:value-type="string">
            <text:p>THIBAULT</text:p>
          </table:table-cell>
          <table:table-cell office:value-type="string">
            <text:p>124287U</text:p>
          </table:table-cell>
          <table:table-cell table:formula="of:=[.D72]+1"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3] &amp; &quot;', '&quot; &amp; [.A73] &amp; &quot;', '&quot; &amp; [.B73] &amp; &quot;', '&quot; &amp; [.C73] &amp;&quot;'],&quot;" office:value-type="string" office:string-value="['72', 'DELALANDE', 'THIBAULT', '124287U'],">
            <text:p>['72', 'DELALANDE', 'THIBAULT', '124287U'],</text:p>
          </table:table-cell>
          <table:table-cell table:formula="of:=&quot;['&quot; &amp; [.D73] &amp; &quot;', '&quot; &amp; [.E73] &amp;&quot;'],&quot;" office:value-type="string" office:string-value="['72', '3'],">
            <text:p>['72', '3'],</text:p>
          </table:table-cell>
          <table:table-cell table:formula="of:=&quot;['&quot; &amp; [.D73] &amp; &quot;', '&quot; &amp; [.I73] &amp;&quot;'],&quot;" office:value-type="string" office:string-value="['72', '6'],">
            <text:p>['72', '6'],</text:p>
          </table:table-cell>
          <table:table-cell table:formula="of:=&quot;['&quot; &amp; [.D73] &amp; &quot;', '&quot; &amp; [.F73] &amp;&quot;'],['&quot; &amp; [.D73] &amp; &quot;', '&quot; &amp; [.H73] &amp;&quot;'],['&quot; &amp; [.D73] &amp; &quot;', '&quot; &amp; [.G73] &amp;&quot;'],&quot;" office:value-type="string" office:string-value="['72', '3'],['72', '9'],['72', '5'],">
            <text:p>['72', '3'],['72', '9'],['72', '5'],</text:p>
          </table:table-cell>
          <table:table-cell/>
          <table:table-cell office:value-type="string">
            <text:p>COUTAND</text:p>
          </table:table-cell>
          <table:table-cell office:value-type="string">
            <text:p>THOMAS</text:p>
          </table:table-cell>
          <table:table-cell office:value-type="string">
            <text:p>118292D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DUCLOYER</text:p>
          </table:table-cell>
          <table:table-cell office:value-type="string">
            <text:p>STEVEN</text:p>
          </table:table-cell>
          <table:table-cell office:value-type="string">
            <text:p>124738K</text:p>
          </table:table-cell>
          <table:table-cell table:formula="of:=[.D73]+1"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4] &amp; &quot;', '&quot; &amp; [.A74] &amp; &quot;', '&quot; &amp; [.B74] &amp; &quot;', '&quot; &amp; [.C74] &amp;&quot;'],&quot;" office:value-type="string" office:string-value="['73', 'DUCLOYER', 'STEVEN', '124738K'],">
            <text:p>['73', 'DUCLOYER', 'STEVEN', '124738K'],</text:p>
          </table:table-cell>
          <table:table-cell table:formula="of:=&quot;['&quot; &amp; [.D74] &amp; &quot;', '&quot; &amp; [.E74] &amp;&quot;'],&quot;" office:value-type="string" office:string-value="['73', '3'],">
            <text:p>['73', '3'],</text:p>
          </table:table-cell>
          <table:table-cell table:formula="of:=&quot;['&quot; &amp; [.D74] &amp; &quot;', '&quot; &amp; [.I74] &amp;&quot;'],&quot;" office:value-type="string" office:string-value="['73', '6'],">
            <text:p>['73', '6'],</text:p>
          </table:table-cell>
          <table:table-cell table:formula="of:=&quot;['&quot; &amp; [.D74] &amp; &quot;', '&quot; &amp; [.F74] &amp;&quot;'],['&quot; &amp; [.D74] &amp; &quot;', '&quot; &amp; [.H74] &amp;&quot;'],['&quot; &amp; [.D74] &amp; &quot;', '&quot; &amp; [.G74] &amp;&quot;'],&quot;" office:value-type="string" office:string-value="['73', '3'],['73', '9'],['73', '5'],">
            <text:p>['73', '3'],['73', '9'],['73', '5'],</text:p>
          </table:table-cell>
          <table:table-cell/>
          <table:table-cell office:value-type="string">
            <text:p>DELALANDE</text:p>
          </table:table-cell>
          <table:table-cell office:value-type="string">
            <text:p>THIBAULT</text:p>
          </table:table-cell>
          <table:table-cell office:value-type="string">
            <text:p>124287U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DUOT</text:p>
          </table:table-cell>
          <table:table-cell office:value-type="string">
            <text:p>KÉLIAN</text:p>
          </table:table-cell>
          <table:table-cell office:value-type="string">
            <text:p>114754H</text:p>
          </table:table-cell>
          <table:table-cell table:formula="of:=[.D74]+1" office:value-type="float" office:value="74">
            <text:p>7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5] &amp; &quot;', '&quot; &amp; [.A75] &amp; &quot;', '&quot; &amp; [.B75] &amp; &quot;', '&quot; &amp; [.C75] &amp;&quot;'],&quot;" office:value-type="string" office:string-value="['74', 'DUOT', 'KÉLIAN', '114754H'],">
            <text:p>['74', 'DUOT', 'KÉLIAN', '114754H'],</text:p>
          </table:table-cell>
          <table:table-cell table:formula="of:=&quot;['&quot; &amp; [.D75] &amp; &quot;', '&quot; &amp; [.E75] &amp;&quot;'],&quot;" office:value-type="string" office:string-value="['74', '3'],">
            <text:p>['74', '3'],</text:p>
          </table:table-cell>
          <table:table-cell table:formula="of:=&quot;['&quot; &amp; [.D75] &amp; &quot;', '&quot; &amp; [.I75] &amp;&quot;'],&quot;" office:value-type="string" office:string-value="['74', '6'],">
            <text:p>['74', '6'],</text:p>
          </table:table-cell>
          <table:table-cell table:formula="of:=&quot;['&quot; &amp; [.D75] &amp; &quot;', '&quot; &amp; [.F75] &amp;&quot;'],['&quot; &amp; [.D75] &amp; &quot;', '&quot; &amp; [.H75] &amp;&quot;'],['&quot; &amp; [.D75] &amp; &quot;', '&quot; &amp; [.G75] &amp;&quot;'],&quot;" office:value-type="string" office:string-value="['74', '3'],['74', '9'],['74', '5'],">
            <text:p>['74', '3'],['74', '9'],['74', '5'],</text:p>
          </table:table-cell>
          <table:table-cell/>
          <table:table-cell office:value-type="string">
            <text:p>DUCLOYER</text:p>
          </table:table-cell>
          <table:table-cell office:value-type="string">
            <text:p>STEVEN</text:p>
          </table:table-cell>
          <table:table-cell office:value-type="string">
            <text:p>124738K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FORTES</text:p>
          </table:table-cell>
          <table:table-cell office:value-type="string">
            <text:p>ROBERTO</text:p>
          </table:table-cell>
          <table:table-cell office:value-type="string">
            <text:p>119899A</text:p>
          </table:table-cell>
          <table:table-cell table:formula="of:=[.D75]+1" office:value-type="float" office:value="75">
            <text:p>7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6] &amp; &quot;', '&quot; &amp; [.A76] &amp; &quot;', '&quot; &amp; [.B76] &amp; &quot;', '&quot; &amp; [.C76] &amp;&quot;'],&quot;" office:value-type="string" office:string-value="['75', 'FORTES', 'ROBERTO', '119899A'],">
            <text:p>['75', 'FORTES', 'ROBERTO', '119899A'],</text:p>
          </table:table-cell>
          <table:table-cell table:formula="of:=&quot;['&quot; &amp; [.D76] &amp; &quot;', '&quot; &amp; [.E76] &amp;&quot;'],&quot;" office:value-type="string" office:string-value="['75', '3'],">
            <text:p>['75', '3'],</text:p>
          </table:table-cell>
          <table:table-cell table:formula="of:=&quot;['&quot; &amp; [.D76] &amp; &quot;', '&quot; &amp; [.I76] &amp;&quot;'],&quot;" office:value-type="string" office:string-value="['75', '6'],">
            <text:p>['75', '6'],</text:p>
          </table:table-cell>
          <table:table-cell table:formula="of:=&quot;['&quot; &amp; [.D76] &amp; &quot;', '&quot; &amp; [.F76] &amp;&quot;'],['&quot; &amp; [.D76] &amp; &quot;', '&quot; &amp; [.H76] &amp;&quot;'],['&quot; &amp; [.D76] &amp; &quot;', '&quot; &amp; [.G76] &amp;&quot;'],&quot;" office:value-type="string" office:string-value="['75', '3'],['75', '9'],['75', '5'],">
            <text:p>['75', '3'],['75', '9'],['75', '5'],</text:p>
          </table:table-cell>
          <table:table-cell/>
          <table:table-cell office:value-type="string">
            <text:p>DUOT</text:p>
          </table:table-cell>
          <table:table-cell office:value-type="string">
            <text:p>KÉLIAN</text:p>
          </table:table-cell>
          <table:table-cell office:value-type="string">
            <text:p>114754H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FOSSE</text:p>
          </table:table-cell>
          <table:table-cell office:value-type="string">
            <text:p>JEREMY</text:p>
          </table:table-cell>
          <table:table-cell office:value-type="string">
            <text:p>139504K</text:p>
          </table:table-cell>
          <table:table-cell table:formula="of:=[.D76]+1"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7] &amp; &quot;', '&quot; &amp; [.A77] &amp; &quot;', '&quot; &amp; [.B77] &amp; &quot;', '&quot; &amp; [.C77] &amp;&quot;'],&quot;" office:value-type="string" office:string-value="['76', 'FOSSE', 'JEREMY', '139504K'],">
            <text:p>['76', 'FOSSE', 'JEREMY', '139504K'],</text:p>
          </table:table-cell>
          <table:table-cell table:formula="of:=&quot;['&quot; &amp; [.D77] &amp; &quot;', '&quot; &amp; [.E77] &amp;&quot;'],&quot;" office:value-type="string" office:string-value="['76', '3'],">
            <text:p>['76', '3'],</text:p>
          </table:table-cell>
          <table:table-cell table:formula="of:=&quot;['&quot; &amp; [.D77] &amp; &quot;', '&quot; &amp; [.I77] &amp;&quot;'],&quot;" office:value-type="string" office:string-value="['76', '6'],">
            <text:p>['76', '6'],</text:p>
          </table:table-cell>
          <table:table-cell table:formula="of:=&quot;['&quot; &amp; [.D77] &amp; &quot;', '&quot; &amp; [.F77] &amp;&quot;'],['&quot; &amp; [.D77] &amp; &quot;', '&quot; &amp; [.H77] &amp;&quot;'],['&quot; &amp; [.D77] &amp; &quot;', '&quot; &amp; [.G77] &amp;&quot;'],&quot;" office:value-type="string" office:string-value="['76', '3'],['76', '9'],['76', '5'],">
            <text:p>['76', '3'],['76', '9'],['76', '5'],</text:p>
          </table:table-cell>
          <table:table-cell/>
          <table:table-cell office:value-type="string">
            <text:p>FORTES</text:p>
          </table:table-cell>
          <table:table-cell office:value-type="string">
            <text:p>ROBERTO</text:p>
          </table:table-cell>
          <table:table-cell office:value-type="string">
            <text:p>119899A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GERVOT</text:p>
          </table:table-cell>
          <table:table-cell office:value-type="string">
            <text:p>PIERRE</text:p>
          </table:table-cell>
          <table:table-cell office:value-type="string">
            <text:p>116385F</text:p>
          </table:table-cell>
          <table:table-cell table:formula="of:=[.D77]+1" office:value-type="float" office:value="77">
            <text:p>7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8] &amp; &quot;', '&quot; &amp; [.A78] &amp; &quot;', '&quot; &amp; [.B78] &amp; &quot;', '&quot; &amp; [.C78] &amp;&quot;'],&quot;" office:value-type="string" office:string-value="['77', 'GERVOT', 'PIERRE', '116385F'],">
            <text:p>['77', 'GERVOT', 'PIERRE', '116385F'],</text:p>
          </table:table-cell>
          <table:table-cell table:formula="of:=&quot;['&quot; &amp; [.D78] &amp; &quot;', '&quot; &amp; [.E78] &amp;&quot;'],&quot;" office:value-type="string" office:string-value="['77', '3'],">
            <text:p>['77', '3'],</text:p>
          </table:table-cell>
          <table:table-cell table:formula="of:=&quot;['&quot; &amp; [.D78] &amp; &quot;', '&quot; &amp; [.I78] &amp;&quot;'],&quot;" office:value-type="string" office:string-value="['77', '6'],">
            <text:p>['77', '6'],</text:p>
          </table:table-cell>
          <table:table-cell table:formula="of:=&quot;['&quot; &amp; [.D78] &amp; &quot;', '&quot; &amp; [.F78] &amp;&quot;'],['&quot; &amp; [.D78] &amp; &quot;', '&quot; &amp; [.H78] &amp;&quot;'],['&quot; &amp; [.D78] &amp; &quot;', '&quot; &amp; [.G78] &amp;&quot;'],&quot;" office:value-type="string" office:string-value="['77', '3'],['77', '9'],['77', '5'],">
            <text:p>['77', '3'],['77', '9'],['77', '5'],</text:p>
          </table:table-cell>
          <table:table-cell/>
          <table:table-cell office:value-type="string">
            <text:p>FOSSE</text:p>
          </table:table-cell>
          <table:table-cell office:value-type="string">
            <text:p>JEREMY</text:p>
          </table:table-cell>
          <table:table-cell office:value-type="string">
            <text:p>139504K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GINEAU</text:p>
          </table:table-cell>
          <table:table-cell office:value-type="string">
            <text:p>JEREMY</text:p>
          </table:table-cell>
          <table:table-cell office:value-type="string">
            <text:p>125863H</text:p>
          </table:table-cell>
          <table:table-cell table:formula="of:=[.D78]+1" office:value-type="float" office:value="78">
            <text:p>7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79] &amp; &quot;', '&quot; &amp; [.A79] &amp; &quot;', '&quot; &amp; [.B79] &amp; &quot;', '&quot; &amp; [.C79] &amp;&quot;'],&quot;" office:value-type="string" office:string-value="['78', 'GINEAU', 'JEREMY', '125863H'],">
            <text:p>['78', 'GINEAU', 'JEREMY', '125863H'],</text:p>
          </table:table-cell>
          <table:table-cell table:formula="of:=&quot;['&quot; &amp; [.D79] &amp; &quot;', '&quot; &amp; [.E79] &amp;&quot;'],&quot;" office:value-type="string" office:string-value="['78', '3'],">
            <text:p>['78', '3'],</text:p>
          </table:table-cell>
          <table:table-cell table:formula="of:=&quot;['&quot; &amp; [.D79] &amp; &quot;', '&quot; &amp; [.I79] &amp;&quot;'],&quot;" office:value-type="string" office:string-value="['78', '6'],">
            <text:p>['78', '6'],</text:p>
          </table:table-cell>
          <table:table-cell table:formula="of:=&quot;['&quot; &amp; [.D79] &amp; &quot;', '&quot; &amp; [.F79] &amp;&quot;'],['&quot; &amp; [.D79] &amp; &quot;', '&quot; &amp; [.H79] &amp;&quot;'],['&quot; &amp; [.D79] &amp; &quot;', '&quot; &amp; [.G79] &amp;&quot;'],&quot;" office:value-type="string" office:string-value="['78', '3'],['78', '9'],['78', '5'],">
            <text:p>['78', '3'],['78', '9'],['78', '5'],</text:p>
          </table:table-cell>
          <table:table-cell/>
          <table:table-cell office:value-type="string">
            <text:p>GERVOT</text:p>
          </table:table-cell>
          <table:table-cell office:value-type="string">
            <text:p>PIERRE</text:p>
          </table:table-cell>
          <table:table-cell office:value-type="string">
            <text:p>116385F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GUERRIER</text:p>
          </table:table-cell>
          <table:table-cell office:value-type="string">
            <text:p>BENOÎT</text:p>
          </table:table-cell>
          <table:table-cell office:value-type="string">
            <text:p>124210L</text:p>
          </table:table-cell>
          <table:table-cell table:formula="of:=[.D79]+1" office:value-type="float" office:value="79">
            <text:p>7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0] &amp; &quot;', '&quot; &amp; [.A80] &amp; &quot;', '&quot; &amp; [.B80] &amp; &quot;', '&quot; &amp; [.C80] &amp;&quot;'],&quot;" office:value-type="string" office:string-value="['79', 'GUERRIER', 'BENOÎT', '124210L'],">
            <text:p>['79', 'GUERRIER', 'BENOÎT', '124210L'],</text:p>
          </table:table-cell>
          <table:table-cell table:formula="of:=&quot;['&quot; &amp; [.D80] &amp; &quot;', '&quot; &amp; [.E80] &amp;&quot;'],&quot;" office:value-type="string" office:string-value="['79', '3'],">
            <text:p>['79', '3'],</text:p>
          </table:table-cell>
          <table:table-cell table:formula="of:=&quot;['&quot; &amp; [.D80] &amp; &quot;', '&quot; &amp; [.I80] &amp;&quot;'],&quot;" office:value-type="string" office:string-value="['79', '6'],">
            <text:p>['79', '6'],</text:p>
          </table:table-cell>
          <table:table-cell table:formula="of:=&quot;['&quot; &amp; [.D80] &amp; &quot;', '&quot; &amp; [.F80] &amp;&quot;'],['&quot; &amp; [.D80] &amp; &quot;', '&quot; &amp; [.H80] &amp;&quot;'],['&quot; &amp; [.D80] &amp; &quot;', '&quot; &amp; [.G80] &amp;&quot;'],&quot;" office:value-type="string" office:string-value="['79', '3'],['79', '9'],['79', '5'],">
            <text:p>['79', '3'],['79', '9'],['79', '5'],</text:p>
          </table:table-cell>
          <table:table-cell/>
          <table:table-cell office:value-type="string">
            <text:p>GINEAU</text:p>
          </table:table-cell>
          <table:table-cell office:value-type="string">
            <text:p>JEREMY</text:p>
          </table:table-cell>
          <table:table-cell office:value-type="string">
            <text:p>125863H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 CORRE</text:p>
          </table:table-cell>
          <table:table-cell office:value-type="string">
            <text:p>QUENTIN</text:p>
          </table:table-cell>
          <table:table-cell office:value-type="string">
            <text:p>124474Y</text:p>
          </table:table-cell>
          <table:table-cell table:formula="of:=[.D80]+1" office:value-type="float" office:value="80">
            <text:p>8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1] &amp; &quot;', '&quot; &amp; [.A81] &amp; &quot;', '&quot; &amp; [.B81] &amp; &quot;', '&quot; &amp; [.C81] &amp;&quot;'],&quot;" office:value-type="string" office:string-value="['80', 'LE CORRE', 'QUENTIN', '124474Y'],">
            <text:p>['80', 'LE CORRE', 'QUENTIN', '124474Y'],</text:p>
          </table:table-cell>
          <table:table-cell table:formula="of:=&quot;['&quot; &amp; [.D81] &amp; &quot;', '&quot; &amp; [.E81] &amp;&quot;'],&quot;" office:value-type="string" office:string-value="['80', '3'],">
            <text:p>['80', '3'],</text:p>
          </table:table-cell>
          <table:table-cell table:formula="of:=&quot;['&quot; &amp; [.D81] &amp; &quot;', '&quot; &amp; [.I81] &amp;&quot;'],&quot;" office:value-type="string" office:string-value="['80', '6'],">
            <text:p>['80', '6'],</text:p>
          </table:table-cell>
          <table:table-cell table:formula="of:=&quot;['&quot; &amp; [.D81] &amp; &quot;', '&quot; &amp; [.F81] &amp;&quot;'],['&quot; &amp; [.D81] &amp; &quot;', '&quot; &amp; [.H81] &amp;&quot;'],['&quot; &amp; [.D81] &amp; &quot;', '&quot; &amp; [.G81] &amp;&quot;'],&quot;" office:value-type="string" office:string-value="['80', '3'],['80', '9'],['80', '5'],">
            <text:p>['80', '3'],['80', '9'],['80', '5'],</text:p>
          </table:table-cell>
          <table:table-cell/>
          <table:table-cell office:value-type="string">
            <text:p>GUERRIER</text:p>
          </table:table-cell>
          <table:table-cell office:value-type="string">
            <text:p>BENOÎT</text:p>
          </table:table-cell>
          <table:table-cell office:value-type="string">
            <text:p>124210L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 DEM</text:p>
          </table:table-cell>
          <table:table-cell office:value-type="string">
            <text:p>TITOUAN</text:p>
          </table:table-cell>
          <table:table-cell office:value-type="string">
            <text:p>116053U</text:p>
          </table:table-cell>
          <table:table-cell table:formula="of:=[.D81]+1" office:value-type="float" office:value="81">
            <text:p>8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2] &amp; &quot;', '&quot; &amp; [.A82] &amp; &quot;', '&quot; &amp; [.B82] &amp; &quot;', '&quot; &amp; [.C82] &amp;&quot;'],&quot;" office:value-type="string" office:string-value="['81', 'LE DEM', 'TITOUAN', '116053U'],">
            <text:p>['81', 'LE DEM', 'TITOUAN', '116053U'],</text:p>
          </table:table-cell>
          <table:table-cell table:formula="of:=&quot;['&quot; &amp; [.D82] &amp; &quot;', '&quot; &amp; [.E82] &amp;&quot;'],&quot;" office:value-type="string" office:string-value="['81', '3'],">
            <text:p>['81', '3'],</text:p>
          </table:table-cell>
          <table:table-cell table:formula="of:=&quot;['&quot; &amp; [.D82] &amp; &quot;', '&quot; &amp; [.I82] &amp;&quot;'],&quot;" office:value-type="string" office:string-value="['81', '6'],">
            <text:p>['81', '6'],</text:p>
          </table:table-cell>
          <table:table-cell table:formula="of:=&quot;['&quot; &amp; [.D82] &amp; &quot;', '&quot; &amp; [.F82] &amp;&quot;'],['&quot; &amp; [.D82] &amp; &quot;', '&quot; &amp; [.H82] &amp;&quot;'],['&quot; &amp; [.D82] &amp; &quot;', '&quot; &amp; [.G82] &amp;&quot;'],&quot;" office:value-type="string" office:string-value="['81', '3'],['81', '9'],['81', '5'],">
            <text:p>['81', '3'],['81', '9'],['81', '5'],</text:p>
          </table:table-cell>
          <table:table-cell/>
          <table:table-cell office:value-type="string">
            <text:p>LE CORRE</text:p>
          </table:table-cell>
          <table:table-cell office:value-type="string">
            <text:p>QUENTIN</text:p>
          </table:table-cell>
          <table:table-cell office:value-type="string">
            <text:p>124474Y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 DORIDOUR</text:p>
          </table:table-cell>
          <table:table-cell office:value-type="string">
            <text:p>BENJAMIN</text:p>
          </table:table-cell>
          <table:table-cell office:value-type="string">
            <text:p>124188M</text:p>
          </table:table-cell>
          <table:table-cell table:formula="of:=[.D82]+1"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3] &amp; &quot;', '&quot; &amp; [.A83] &amp; &quot;', '&quot; &amp; [.B83] &amp; &quot;', '&quot; &amp; [.C83] &amp;&quot;'],&quot;" office:value-type="string" office:string-value="['82', 'LE DORIDOUR', 'BENJAMIN', '124188M'],">
            <text:p>['82', 'LE DORIDOUR', 'BENJAMIN', '124188M'],</text:p>
          </table:table-cell>
          <table:table-cell table:formula="of:=&quot;['&quot; &amp; [.D83] &amp; &quot;', '&quot; &amp; [.E83] &amp;&quot;'],&quot;" office:value-type="string" office:string-value="['82', '3'],">
            <text:p>['82', '3'],</text:p>
          </table:table-cell>
          <table:table-cell table:formula="of:=&quot;['&quot; &amp; [.D83] &amp; &quot;', '&quot; &amp; [.I83] &amp;&quot;'],&quot;" office:value-type="string" office:string-value="['82', '6'],">
            <text:p>['82', '6'],</text:p>
          </table:table-cell>
          <table:table-cell table:formula="of:=&quot;['&quot; &amp; [.D83] &amp; &quot;', '&quot; &amp; [.F83] &amp;&quot;'],['&quot; &amp; [.D83] &amp; &quot;', '&quot; &amp; [.H83] &amp;&quot;'],['&quot; &amp; [.D83] &amp; &quot;', '&quot; &amp; [.G83] &amp;&quot;'],&quot;" office:value-type="string" office:string-value="['82', '3'],['82', '9'],['82', '5'],">
            <text:p>['82', '3'],['82', '9'],['82', '5'],</text:p>
          </table:table-cell>
          <table:table-cell/>
          <table:table-cell office:value-type="string">
            <text:p>LE DEM</text:p>
          </table:table-cell>
          <table:table-cell office:value-type="string">
            <text:p>TITOUAN</text:p>
          </table:table-cell>
          <table:table-cell office:value-type="string">
            <text:p>116053U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FEUVRE</text:p>
          </table:table-cell>
          <table:table-cell office:value-type="string">
            <text:p>JEAN-BAPTISTE</text:p>
          </table:table-cell>
          <table:table-cell office:value-type="string">
            <text:p>124244Y</text:p>
          </table:table-cell>
          <table:table-cell table:formula="of:=[.D83]+1" office:value-type="float" office:value="83">
            <text:p>8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4] &amp; &quot;', '&quot; &amp; [.A84] &amp; &quot;', '&quot; &amp; [.B84] &amp; &quot;', '&quot; &amp; [.C84] &amp;&quot;'],&quot;" office:value-type="string" office:string-value="['83', 'LEFEUVRE', 'JEAN-BAPTISTE', '124244Y'],">
            <text:p>['83', 'LEFEUVRE', 'JEAN-BAPTISTE', '124244Y'],</text:p>
          </table:table-cell>
          <table:table-cell table:formula="of:=&quot;['&quot; &amp; [.D84] &amp; &quot;', '&quot; &amp; [.E84] &amp;&quot;'],&quot;" office:value-type="string" office:string-value="['83', '3'],">
            <text:p>['83', '3'],</text:p>
          </table:table-cell>
          <table:table-cell table:formula="of:=&quot;['&quot; &amp; [.D84] &amp; &quot;', '&quot; &amp; [.I84] &amp;&quot;'],&quot;" office:value-type="string" office:string-value="['83', '6'],">
            <text:p>['83', '6'],</text:p>
          </table:table-cell>
          <table:table-cell table:formula="of:=&quot;['&quot; &amp; [.D84] &amp; &quot;', '&quot; &amp; [.F84] &amp;&quot;'],['&quot; &amp; [.D84] &amp; &quot;', '&quot; &amp; [.H84] &amp;&quot;'],['&quot; &amp; [.D84] &amp; &quot;', '&quot; &amp; [.G84] &amp;&quot;'],&quot;" office:value-type="string" office:string-value="['83', '3'],['83', '9'],['83', '5'],">
            <text:p>['83', '3'],['83', '9'],['83', '5'],</text:p>
          </table:table-cell>
          <table:table-cell/>
          <table:table-cell office:value-type="string">
            <text:p>LE DORIDOUR</text:p>
          </table:table-cell>
          <table:table-cell office:value-type="string">
            <text:p>BENJAMIN</text:p>
          </table:table-cell>
          <table:table-cell office:value-type="string">
            <text:p>124188M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 GALL</text:p>
          </table:table-cell>
          <table:table-cell office:value-type="string">
            <text:p>ALEXIS</text:p>
          </table:table-cell>
          <table:table-cell office:value-type="string">
            <text:p>124729A</text:p>
          </table:table-cell>
          <table:table-cell table:formula="of:=[.D84]+1"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5] &amp; &quot;', '&quot; &amp; [.A85] &amp; &quot;', '&quot; &amp; [.B85] &amp; &quot;', '&quot; &amp; [.C85] &amp;&quot;'],&quot;" office:value-type="string" office:string-value="['84', 'LE GALL', 'ALEXIS', '124729A'],">
            <text:p>['84', 'LE GALL', 'ALEXIS', '124729A'],</text:p>
          </table:table-cell>
          <table:table-cell table:formula="of:=&quot;['&quot; &amp; [.D85] &amp; &quot;', '&quot; &amp; [.E85] &amp;&quot;'],&quot;" office:value-type="string" office:string-value="['84', '3'],">
            <text:p>['84', '3'],</text:p>
          </table:table-cell>
          <table:table-cell table:formula="of:=&quot;['&quot; &amp; [.D85] &amp; &quot;', '&quot; &amp; [.I85] &amp;&quot;'],&quot;" office:value-type="string" office:string-value="['84', '6'],">
            <text:p>['84', '6'],</text:p>
          </table:table-cell>
          <table:table-cell table:formula="of:=&quot;['&quot; &amp; [.D85] &amp; &quot;', '&quot; &amp; [.F85] &amp;&quot;'],['&quot; &amp; [.D85] &amp; &quot;', '&quot; &amp; [.H85] &amp;&quot;'],['&quot; &amp; [.D85] &amp; &quot;', '&quot; &amp; [.G85] &amp;&quot;'],&quot;" office:value-type="string" office:string-value="['84', '3'],['84', '9'],['84', '5'],">
            <text:p>['84', '3'],['84', '9'],['84', '5'],</text:p>
          </table:table-cell>
          <table:table-cell/>
          <table:table-cell office:value-type="string">
            <text:p>LEFEUVRE</text:p>
          </table:table-cell>
          <table:table-cell office:value-type="string">
            <text:p>JEAN-BAPTISTE</text:p>
          </table:table-cell>
          <table:table-cell office:value-type="string">
            <text:p>124244Y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MALE</text:p>
          </table:table-cell>
          <table:table-cell office:value-type="string">
            <text:p>LEO</text:p>
          </table:table-cell>
          <table:table-cell office:value-type="string">
            <text:p>126795W</text:p>
          </table:table-cell>
          <table:table-cell table:formula="of:=[.D85]+1" office:value-type="float" office:value="85">
            <text:p>8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6] &amp; &quot;', '&quot; &amp; [.A86] &amp; &quot;', '&quot; &amp; [.B86] &amp; &quot;', '&quot; &amp; [.C86] &amp;&quot;'],&quot;" office:value-type="string" office:string-value="['85', 'LEMALE', 'LEO', '126795W'],">
            <text:p>['85', 'LEMALE', 'LEO', '126795W'],</text:p>
          </table:table-cell>
          <table:table-cell table:formula="of:=&quot;['&quot; &amp; [.D86] &amp; &quot;', '&quot; &amp; [.E86] &amp;&quot;'],&quot;" office:value-type="string" office:string-value="['85', '3'],">
            <text:p>['85', '3'],</text:p>
          </table:table-cell>
          <table:table-cell table:formula="of:=&quot;['&quot; &amp; [.D86] &amp; &quot;', '&quot; &amp; [.I86] &amp;&quot;'],&quot;" office:value-type="string" office:string-value="['85', '6'],">
            <text:p>['85', '6'],</text:p>
          </table:table-cell>
          <table:table-cell table:formula="of:=&quot;['&quot; &amp; [.D86] &amp; &quot;', '&quot; &amp; [.F86] &amp;&quot;'],['&quot; &amp; [.D86] &amp; &quot;', '&quot; &amp; [.H86] &amp;&quot;'],['&quot; &amp; [.D86] &amp; &quot;', '&quot; &amp; [.G86] &amp;&quot;'],&quot;" office:value-type="string" office:string-value="['85', '3'],['85', '9'],['85', '5'],">
            <text:p>['85', '3'],['85', '9'],['85', '5'],</text:p>
          </table:table-cell>
          <table:table-cell/>
          <table:table-cell office:value-type="string">
            <text:p>LE GALL</text:p>
          </table:table-cell>
          <table:table-cell office:value-type="string">
            <text:p>ALEXIS</text:p>
          </table:table-cell>
          <table:table-cell office:value-type="string">
            <text:p>124729A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LEROY</text:p>
          </table:table-cell>
          <table:table-cell office:value-type="string">
            <text:p>CHLOE</text:p>
          </table:table-cell>
          <table:table-cell office:value-type="string">
            <text:p>125048X</text:p>
          </table:table-cell>
          <table:table-cell table:formula="of:=[.D86]+1" office:value-type="float" office:value="86">
            <text:p>8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7] &amp; &quot;', '&quot; &amp; [.A87] &amp; &quot;', '&quot; &amp; [.B87] &amp; &quot;', '&quot; &amp; [.C87] &amp;&quot;'],&quot;" office:value-type="string" office:string-value="['86', 'LEROY', 'CHLOE', '125048X'],">
            <text:p>['86', 'LEROY', 'CHLOE', '125048X'],</text:p>
          </table:table-cell>
          <table:table-cell table:formula="of:=&quot;['&quot; &amp; [.D87] &amp; &quot;', '&quot; &amp; [.E87] &amp;&quot;'],&quot;" office:value-type="string" office:string-value="['86', '3'],">
            <text:p>['86', '3'],</text:p>
          </table:table-cell>
          <table:table-cell table:formula="of:=&quot;['&quot; &amp; [.D87] &amp; &quot;', '&quot; &amp; [.I87] &amp;&quot;'],&quot;" office:value-type="string" office:string-value="['86', '6'],">
            <text:p>['86', '6'],</text:p>
          </table:table-cell>
          <table:table-cell table:formula="of:=&quot;['&quot; &amp; [.D87] &amp; &quot;', '&quot; &amp; [.F87] &amp;&quot;'],['&quot; &amp; [.D87] &amp; &quot;', '&quot; &amp; [.H87] &amp;&quot;'],['&quot; &amp; [.D87] &amp; &quot;', '&quot; &amp; [.G87] &amp;&quot;'],&quot;" office:value-type="string" office:string-value="['86', '3'],['86', '9'],['86', '5'],">
            <text:p>['86', '3'],['86', '9'],['86', '5'],</text:p>
          </table:table-cell>
          <table:table-cell/>
          <table:table-cell office:value-type="string">
            <text:p>LEMALE</text:p>
          </table:table-cell>
          <table:table-cell office:value-type="string">
            <text:p>LEO</text:p>
          </table:table-cell>
          <table:table-cell office:value-type="string">
            <text:p>126795W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NERAT DE LESGUISE</text:p>
          </table:table-cell>
          <table:table-cell office:value-type="string">
            <text:p>ALEXANDRE</text:p>
          </table:table-cell>
          <table:table-cell office:value-type="string">
            <text:p>124192R</text:p>
          </table:table-cell>
          <table:table-cell table:formula="of:=[.D87]+1" office:value-type="float" office:value="87">
            <text:p>8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8] &amp; &quot;', '&quot; &amp; [.A88] &amp; &quot;', '&quot; &amp; [.B88] &amp; &quot;', '&quot; &amp; [.C88] &amp;&quot;'],&quot;" office:value-type="string" office:string-value="['87', 'NERAT DE LESGUISE', 'ALEXANDRE', '124192R'],">
            <text:p>['87', 'NERAT DE LESGUISE', 'ALEXANDRE', '124192R'],</text:p>
          </table:table-cell>
          <table:table-cell table:formula="of:=&quot;['&quot; &amp; [.D88] &amp; &quot;', '&quot; &amp; [.E88] &amp;&quot;'],&quot;" office:value-type="string" office:string-value="['87', '3'],">
            <text:p>['87', '3'],</text:p>
          </table:table-cell>
          <table:table-cell table:formula="of:=&quot;['&quot; &amp; [.D88] &amp; &quot;', '&quot; &amp; [.I88] &amp;&quot;'],&quot;" office:value-type="string" office:string-value="['87', '6'],">
            <text:p>['87', '6'],</text:p>
          </table:table-cell>
          <table:table-cell table:formula="of:=&quot;['&quot; &amp; [.D88] &amp; &quot;', '&quot; &amp; [.F88] &amp;&quot;'],['&quot; &amp; [.D88] &amp; &quot;', '&quot; &amp; [.H88] &amp;&quot;'],['&quot; &amp; [.D88] &amp; &quot;', '&quot; &amp; [.G88] &amp;&quot;'],&quot;" office:value-type="string" office:string-value="['87', '3'],['87', '9'],['87', '5'],">
            <text:p>['87', '3'],['87', '9'],['87', '5'],</text:p>
          </table:table-cell>
          <table:table-cell/>
          <table:table-cell office:value-type="string">
            <text:p>LEROY</text:p>
          </table:table-cell>
          <table:table-cell office:value-type="string">
            <text:p>CHLOE</text:p>
          </table:table-cell>
          <table:table-cell office:value-type="string">
            <text:p>125048X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OVEYA BYE</text:p>
          </table:table-cell>
          <table:table-cell office:value-type="string">
            <text:p>GABIN</text:p>
          </table:table-cell>
          <table:table-cell office:value-type="string">
            <text:p>12B333W</text:p>
          </table:table-cell>
          <table:table-cell table:formula="of:=[.D88]+1" office:value-type="float" office:value="88">
            <text:p>8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89] &amp; &quot;', '&quot; &amp; [.A89] &amp; &quot;', '&quot; &amp; [.B89] &amp; &quot;', '&quot; &amp; [.C89] &amp;&quot;'],&quot;" office:value-type="string" office:string-value="['88', 'OVEYA BYE', 'GABIN', '12B333W'],">
            <text:p>['88', 'OVEYA BYE', 'GABIN', '12B333W'],</text:p>
          </table:table-cell>
          <table:table-cell table:formula="of:=&quot;['&quot; &amp; [.D89] &amp; &quot;', '&quot; &amp; [.E89] &amp;&quot;'],&quot;" office:value-type="string" office:string-value="['88', '3'],">
            <text:p>['88', '3'],</text:p>
          </table:table-cell>
          <table:table-cell table:formula="of:=&quot;['&quot; &amp; [.D89] &amp; &quot;', '&quot; &amp; [.I89] &amp;&quot;'],&quot;" office:value-type="string" office:string-value="['88', '6'],">
            <text:p>['88', '6'],</text:p>
          </table:table-cell>
          <table:table-cell table:formula="of:=&quot;['&quot; &amp; [.D89] &amp; &quot;', '&quot; &amp; [.F89] &amp;&quot;'],['&quot; &amp; [.D89] &amp; &quot;', '&quot; &amp; [.H89] &amp;&quot;'],['&quot; &amp; [.D89] &amp; &quot;', '&quot; &amp; [.G89] &amp;&quot;'],&quot;" office:value-type="string" office:string-value="['88', '3'],['88', '9'],['88', '5'],">
            <text:p>['88', '3'],['88', '9'],['88', '5'],</text:p>
          </table:table-cell>
          <table:table-cell/>
          <table:table-cell office:value-type="string">
            <text:p>NERAT DE LESGUISE</text:p>
          </table:table-cell>
          <table:table-cell office:value-type="string">
            <text:p>ALEXANDRE</text:p>
          </table:table-cell>
          <table:table-cell office:value-type="string">
            <text:p>124192R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REMAUD</text:p>
          </table:table-cell>
          <table:table-cell office:value-type="string">
            <text:p>GREGORY</text:p>
          </table:table-cell>
          <table:table-cell office:value-type="string">
            <text:p>139578Q</text:p>
          </table:table-cell>
          <table:table-cell table:formula="of:=[.D89]+1" office:value-type="float" office:value="89">
            <text:p>8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0] &amp; &quot;', '&quot; &amp; [.A90] &amp; &quot;', '&quot; &amp; [.B90] &amp; &quot;', '&quot; &amp; [.C90] &amp;&quot;'],&quot;" office:value-type="string" office:string-value="['89', 'REMAUD', 'GREGORY', '139578Q'],">
            <text:p>['89', 'REMAUD', 'GREGORY', '139578Q'],</text:p>
          </table:table-cell>
          <table:table-cell table:formula="of:=&quot;['&quot; &amp; [.D90] &amp; &quot;', '&quot; &amp; [.E90] &amp;&quot;'],&quot;" office:value-type="string" office:string-value="['89', '3'],">
            <text:p>['89', '3'],</text:p>
          </table:table-cell>
          <table:table-cell table:formula="of:=&quot;['&quot; &amp; [.D90] &amp; &quot;', '&quot; &amp; [.I90] &amp;&quot;'],&quot;" office:value-type="string" office:string-value="['89', '6'],">
            <text:p>['89', '6'],</text:p>
          </table:table-cell>
          <table:table-cell table:formula="of:=&quot;['&quot; &amp; [.D90] &amp; &quot;', '&quot; &amp; [.F90] &amp;&quot;'],['&quot; &amp; [.D90] &amp; &quot;', '&quot; &amp; [.H90] &amp;&quot;'],['&quot; &amp; [.D90] &amp; &quot;', '&quot; &amp; [.G90] &amp;&quot;'],&quot;" office:value-type="string" office:string-value="['89', '3'],['89', '9'],['89', '5'],">
            <text:p>['89', '3'],['89', '9'],['89', '5'],</text:p>
          </table:table-cell>
          <table:table-cell/>
          <table:table-cell office:value-type="string">
            <text:p>OVEYA BYE</text:p>
          </table:table-cell>
          <table:table-cell office:value-type="string">
            <text:p>GABIN</text:p>
          </table:table-cell>
          <table:table-cell office:value-type="string">
            <text:p>12B333W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REZEAU</text:p>
          </table:table-cell>
          <table:table-cell office:value-type="string">
            <text:p>ANTOINE</text:p>
          </table:table-cell>
          <table:table-cell office:value-type="string">
            <text:p>12A987U</text:p>
          </table:table-cell>
          <table:table-cell table:formula="of:=[.D90]+1"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1] &amp; &quot;', '&quot; &amp; [.A91] &amp; &quot;', '&quot; &amp; [.B91] &amp; &quot;', '&quot; &amp; [.C91] &amp;&quot;'],&quot;" office:value-type="string" office:string-value="['90', 'REZEAU', 'ANTOINE', '12A987U'],">
            <text:p>['90', 'REZEAU', 'ANTOINE', '12A987U'],</text:p>
          </table:table-cell>
          <table:table-cell table:formula="of:=&quot;['&quot; &amp; [.D91] &amp; &quot;', '&quot; &amp; [.E91] &amp;&quot;'],&quot;" office:value-type="string" office:string-value="['90', '3'],">
            <text:p>['90', '3'],</text:p>
          </table:table-cell>
          <table:table-cell table:formula="of:=&quot;['&quot; &amp; [.D91] &amp; &quot;', '&quot; &amp; [.I91] &amp;&quot;'],&quot;" office:value-type="string" office:string-value="['90', '6'],">
            <text:p>['90', '6'],</text:p>
          </table:table-cell>
          <table:table-cell table:formula="of:=&quot;['&quot; &amp; [.D91] &amp; &quot;', '&quot; &amp; [.F91] &amp;&quot;'],['&quot; &amp; [.D91] &amp; &quot;', '&quot; &amp; [.H91] &amp;&quot;'],['&quot; &amp; [.D91] &amp; &quot;', '&quot; &amp; [.G91] &amp;&quot;'],&quot;" office:value-type="string" office:string-value="['90', '3'],['90', '9'],['90', '5'],">
            <text:p>['90', '3'],['90', '9'],['90', '5'],</text:p>
          </table:table-cell>
          <table:table-cell/>
          <table:table-cell office:value-type="string">
            <text:p>REMAUD</text:p>
          </table:table-cell>
          <table:table-cell office:value-type="string">
            <text:p>GREGORY</text:p>
          </table:table-cell>
          <table:table-cell office:value-type="string">
            <text:p>139578Q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RICORDEL</text:p>
          </table:table-cell>
          <table:table-cell office:value-type="string">
            <text:p>GAËTAN</text:p>
          </table:table-cell>
          <table:table-cell office:value-type="string">
            <text:p>124527F</text:p>
          </table:table-cell>
          <table:table-cell table:formula="of:=[.D91]+1" office:value-type="float" office:value="91">
            <text:p>9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2] &amp; &quot;', '&quot; &amp; [.A92] &amp; &quot;', '&quot; &amp; [.B92] &amp; &quot;', '&quot; &amp; [.C92] &amp;&quot;'],&quot;" office:value-type="string" office:string-value="['91', 'RICORDEL', 'GAËTAN', '124527F'],">
            <text:p>['91', 'RICORDEL', 'GAËTAN', '124527F'],</text:p>
          </table:table-cell>
          <table:table-cell table:formula="of:=&quot;['&quot; &amp; [.D92] &amp; &quot;', '&quot; &amp; [.E92] &amp;&quot;'],&quot;" office:value-type="string" office:string-value="['91', '3'],">
            <text:p>['91', '3'],</text:p>
          </table:table-cell>
          <table:table-cell table:formula="of:=&quot;['&quot; &amp; [.D92] &amp; &quot;', '&quot; &amp; [.I92] &amp;&quot;'],&quot;" office:value-type="string" office:string-value="['91', '6'],">
            <text:p>['91', '6'],</text:p>
          </table:table-cell>
          <table:table-cell table:formula="of:=&quot;['&quot; &amp; [.D92] &amp; &quot;', '&quot; &amp; [.F92] &amp;&quot;'],['&quot; &amp; [.D92] &amp; &quot;', '&quot; &amp; [.H92] &amp;&quot;'],['&quot; &amp; [.D92] &amp; &quot;', '&quot; &amp; [.G92] &amp;&quot;'],&quot;" office:value-type="string" office:string-value="['91', '3'],['91', '9'],['91', '5'],">
            <text:p>['91', '3'],['91', '9'],['91', '5'],</text:p>
          </table:table-cell>
          <table:table-cell/>
          <table:table-cell office:value-type="string">
            <text:p>REZEAU</text:p>
          </table:table-cell>
          <table:table-cell office:value-type="string">
            <text:p>ANTOINE</text:p>
          </table:table-cell>
          <table:table-cell office:value-type="string">
            <text:p>12A987U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RIOT</text:p>
          </table:table-cell>
          <table:table-cell office:value-type="string">
            <text:p>CORENTIN</text:p>
          </table:table-cell>
          <table:table-cell office:value-type="string">
            <text:p>124216S</text:p>
          </table:table-cell>
          <table:table-cell table:formula="of:=[.D92]+1" office:value-type="float" office:value="92">
            <text:p>9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3] &amp; &quot;', '&quot; &amp; [.A93] &amp; &quot;', '&quot; &amp; [.B93] &amp; &quot;', '&quot; &amp; [.C93] &amp;&quot;'],&quot;" office:value-type="string" office:string-value="['92', 'RIOT', 'CORENTIN', '124216S'],">
            <text:p>['92', 'RIOT', 'CORENTIN', '124216S'],</text:p>
          </table:table-cell>
          <table:table-cell table:formula="of:=&quot;['&quot; &amp; [.D93] &amp; &quot;', '&quot; &amp; [.E93] &amp;&quot;'],&quot;" office:value-type="string" office:string-value="['92', '3'],">
            <text:p>['92', '3'],</text:p>
          </table:table-cell>
          <table:table-cell table:formula="of:=&quot;['&quot; &amp; [.D93] &amp; &quot;', '&quot; &amp; [.I93] &amp;&quot;'],&quot;" office:value-type="string" office:string-value="['92', '6'],">
            <text:p>['92', '6'],</text:p>
          </table:table-cell>
          <table:table-cell table:formula="of:=&quot;['&quot; &amp; [.D93] &amp; &quot;', '&quot; &amp; [.F93] &amp;&quot;'],['&quot; &amp; [.D93] &amp; &quot;', '&quot; &amp; [.H93] &amp;&quot;'],['&quot; &amp; [.D93] &amp; &quot;', '&quot; &amp; [.G93] &amp;&quot;'],&quot;" office:value-type="string" office:string-value="['92', '3'],['92', '9'],['92', '5'],">
            <text:p>['92', '3'],['92', '9'],['92', '5'],</text:p>
          </table:table-cell>
          <table:table-cell/>
          <table:table-cell office:value-type="string">
            <text:p>RICORDEL</text:p>
          </table:table-cell>
          <table:table-cell office:value-type="string">
            <text:p>GAËTAN</text:p>
          </table:table-cell>
          <table:table-cell office:value-type="string">
            <text:p>124527F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ROCHE</text:p>
          </table:table-cell>
          <table:table-cell office:value-type="string">
            <text:p>MAXIMILIEN</text:p>
          </table:table-cell>
          <table:table-cell office:value-type="string">
            <text:p>12A785A</text:p>
          </table:table-cell>
          <table:table-cell table:formula="of:=[.D93]+1" office:value-type="float" office:value="93">
            <text:p>9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4] &amp; &quot;', '&quot; &amp; [.A94] &amp; &quot;', '&quot; &amp; [.B94] &amp; &quot;', '&quot; &amp; [.C94] &amp;&quot;'],&quot;" office:value-type="string" office:string-value="['93', 'ROCHE', 'MAXIMILIEN', '12A785A'],">
            <text:p>['93', 'ROCHE', 'MAXIMILIEN', '12A785A'],</text:p>
          </table:table-cell>
          <table:table-cell table:formula="of:=&quot;['&quot; &amp; [.D94] &amp; &quot;', '&quot; &amp; [.E94] &amp;&quot;'],&quot;" office:value-type="string" office:string-value="['93', '3'],">
            <text:p>['93', '3'],</text:p>
          </table:table-cell>
          <table:table-cell table:formula="of:=&quot;['&quot; &amp; [.D94] &amp; &quot;', '&quot; &amp; [.I94] &amp;&quot;'],&quot;" office:value-type="string" office:string-value="['93', '6'],">
            <text:p>['93', '6'],</text:p>
          </table:table-cell>
          <table:table-cell table:formula="of:=&quot;['&quot; &amp; [.D94] &amp; &quot;', '&quot; &amp; [.F94] &amp;&quot;'],['&quot; &amp; [.D94] &amp; &quot;', '&quot; &amp; [.H94] &amp;&quot;'],['&quot; &amp; [.D94] &amp; &quot;', '&quot; &amp; [.G94] &amp;&quot;'],&quot;" office:value-type="string" office:string-value="['93', '3'],['93', '9'],['93', '5'],">
            <text:p>['93', '3'],['93', '9'],['93', '5'],</text:p>
          </table:table-cell>
          <table:table-cell/>
          <table:table-cell office:value-type="string">
            <text:p>RIOT</text:p>
          </table:table-cell>
          <table:table-cell office:value-type="string">
            <text:p>CORENTIN</text:p>
          </table:table-cell>
          <table:table-cell office:value-type="string">
            <text:p>124216S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TEXIER</text:p>
          </table:table-cell>
          <table:table-cell office:value-type="string">
            <text:p>BENJAMIN</text:p>
          </table:table-cell>
          <table:table-cell office:value-type="string">
            <text:p>125156P</text:p>
          </table:table-cell>
          <table:table-cell table:formula="of:=[.D94]+1" office:value-type="float" office:value="94">
            <text:p>9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5] &amp; &quot;', '&quot; &amp; [.A95] &amp; &quot;', '&quot; &amp; [.B95] &amp; &quot;', '&quot; &amp; [.C95] &amp;&quot;'],&quot;" office:value-type="string" office:string-value="['94', 'TEXIER', 'BENJAMIN', '125156P'],">
            <text:p>['94', 'TEXIER', 'BENJAMIN', '125156P'],</text:p>
          </table:table-cell>
          <table:table-cell table:formula="of:=&quot;['&quot; &amp; [.D95] &amp; &quot;', '&quot; &amp; [.E95] &amp;&quot;'],&quot;" office:value-type="string" office:string-value="['94', '3'],">
            <text:p>['94', '3'],</text:p>
          </table:table-cell>
          <table:table-cell table:formula="of:=&quot;['&quot; &amp; [.D95] &amp; &quot;', '&quot; &amp; [.I95] &amp;&quot;'],&quot;" office:value-type="string" office:string-value="['94', '6'],">
            <text:p>['94', '6'],</text:p>
          </table:table-cell>
          <table:table-cell table:formula="of:=&quot;['&quot; &amp; [.D95] &amp; &quot;', '&quot; &amp; [.F95] &amp;&quot;'],['&quot; &amp; [.D95] &amp; &quot;', '&quot; &amp; [.H95] &amp;&quot;'],['&quot; &amp; [.D95] &amp; &quot;', '&quot; &amp; [.G95] &amp;&quot;'],&quot;" office:value-type="string" office:string-value="['94', '3'],['94', '9'],['94', '5'],">
            <text:p>['94', '3'],['94', '9'],['94', '5'],</text:p>
          </table:table-cell>
          <table:table-cell/>
          <table:table-cell office:value-type="string">
            <text:p>ROCHE</text:p>
          </table:table-cell>
          <table:table-cell office:value-type="string">
            <text:p>MAXIMILIEN</text:p>
          </table:table-cell>
          <table:table-cell office:value-type="string">
            <text:p>12A785A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TOLSTUCHOW</text:p>
          </table:table-cell>
          <table:table-cell office:value-type="string">
            <text:p>VALENTIN</text:p>
          </table:table-cell>
          <table:table-cell office:value-type="string">
            <text:p>125108M</text:p>
          </table:table-cell>
          <table:table-cell table:formula="of:=[.D95]+1" office:value-type="float" office:value="95">
            <text:p>9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6] &amp; &quot;', '&quot; &amp; [.A96] &amp; &quot;', '&quot; &amp; [.B96] &amp; &quot;', '&quot; &amp; [.C96] &amp;&quot;'],&quot;" office:value-type="string" office:string-value="['95', 'TOLSTUCHOW', 'VALENTIN', '125108M'],">
            <text:p>['95', 'TOLSTUCHOW', 'VALENTIN', '125108M'],</text:p>
          </table:table-cell>
          <table:table-cell table:formula="of:=&quot;['&quot; &amp; [.D96] &amp; &quot;', '&quot; &amp; [.E96] &amp;&quot;'],&quot;" office:value-type="string" office:string-value="['95', '3'],">
            <text:p>['95', '3'],</text:p>
          </table:table-cell>
          <table:table-cell table:formula="of:=&quot;['&quot; &amp; [.D96] &amp; &quot;', '&quot; &amp; [.I96] &amp;&quot;'],&quot;" office:value-type="string" office:string-value="['95', '6'],">
            <text:p>['95', '6'],</text:p>
          </table:table-cell>
          <table:table-cell table:formula="of:=&quot;['&quot; &amp; [.D96] &amp; &quot;', '&quot; &amp; [.F96] &amp;&quot;'],['&quot; &amp; [.D96] &amp; &quot;', '&quot; &amp; [.H96] &amp;&quot;'],['&quot; &amp; [.D96] &amp; &quot;', '&quot; &amp; [.G96] &amp;&quot;'],&quot;" office:value-type="string" office:string-value="['95', '3'],['95', '9'],['95', '5'],">
            <text:p>['95', '3'],['95', '9'],['95', '5'],</text:p>
          </table:table-cell>
          <table:table-cell/>
          <table:table-cell office:value-type="string">
            <text:p>TEXIER</text:p>
          </table:table-cell>
          <table:table-cell office:value-type="string">
            <text:p>BENJAMIN</text:p>
          </table:table-cell>
          <table:table-cell office:value-type="string">
            <text:p>125156P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YELESSET LOUBA</text:p>
          </table:table-cell>
          <table:table-cell office:value-type="string">
            <text:p>FLECTOR</text:p>
          </table:table-cell>
          <table:table-cell office:value-type="string">
            <text:p>12A905F</text:p>
          </table:table-cell>
          <table:table-cell table:formula="of:=[.D96]+1" office:value-type="float" office:value="96">
            <text:p>9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['&quot; &amp; [.D97] &amp; &quot;', '&quot; &amp; [.A97] &amp; &quot;', '&quot; &amp; [.B97] &amp; &quot;', '&quot; &amp; [.C97] &amp;&quot;'],&quot;" office:value-type="string" office:string-value="['96', 'YELESSET LOUBA', 'FLECTOR', '12A905F'],">
            <text:p>['96', 'YELESSET LOUBA', 'FLECTOR', '12A905F'],</text:p>
          </table:table-cell>
          <table:table-cell table:formula="of:=&quot;['&quot; &amp; [.D97] &amp; &quot;', '&quot; &amp; [.E97] &amp;&quot;'],&quot;" office:value-type="string" office:string-value="['96', '3'],">
            <text:p>['96', '3'],</text:p>
          </table:table-cell>
          <table:table-cell table:formula="of:=&quot;['&quot; &amp; [.D97] &amp; &quot;', '&quot; &amp; [.I97] &amp;&quot;'],&quot;" office:value-type="string" office:string-value="['96', '6'],">
            <text:p>['96', '6'],</text:p>
          </table:table-cell>
          <table:table-cell table:formula="of:=&quot;['&quot; &amp; [.D97] &amp; &quot;', '&quot; &amp; [.F97] &amp;&quot;'],['&quot; &amp; [.D97] &amp; &quot;', '&quot; &amp; [.H97] &amp;&quot;'],['&quot; &amp; [.D97] &amp; &quot;', '&quot; &amp; [.G97] &amp;&quot;'],&quot;" office:value-type="string" office:string-value="['96', '3'],['96', '9'],['96', '5'],">
            <text:p>['96', '3'],['96', '9'],['96', '5'],</text:p>
          </table:table-cell>
          <table:table-cell/>
          <table:table-cell office:value-type="string">
            <text:p>TOLSTUCHOW</text:p>
          </table:table-cell>
          <table:table-cell office:value-type="string">
            <text:p>VALENTIN</text:p>
          </table:table-cell>
          <table:table-cell office:value-type="string">
            <text:p>125108M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formula="of:=[.D97]+1" office:value-type="float" office:value="97">
            <text:p>97</text:p>
          </table:table-cell>
          <table:table-cell table:number-columns-repeated="1014"/>
        </table:table-row>
        <table:table-row table:style-name="ro3">
          <table:table-cell office:value-type="string">
            <text:p>BRACIKOWSKI</text:p>
          </table:table-cell>
          <table:table-cell office:value-type="string">
            <text:p>Nicolas</text:p>
          </table:table-cell>
          <table:table-cell table:formula="of:=LOWER([.A99]&amp;&quot;-&quot;&amp;LEFT([.B99]))" office:value-type="string" office:string-value="bracikowski-n">
            <text:p>bracikowski-n</text:p>
          </table:table-cell>
          <table:table-cell table:formula="of:=[.D98]+1"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&quot;['&quot; &amp; [.D99] &amp; &quot;', '&quot; &amp; [.A99] &amp; &quot;', '&quot; &amp; [.B99] &amp; &quot;', '&quot; &amp; [.C99] &amp;&quot;'],&quot;" office:value-type="string" office:string-value="['98', 'BRACIKOWSKI', 'Nicolas', 'bracikowski-n'],">
            <text:p>['98', 'BRACIKOWSKI', 'Nicolas', 'bracikowski-n'],</text:p>
          </table:table-cell>
          <table:table-cell table:formula="of:=&quot;['&quot; &amp; [.D99] &amp; &quot;', '&quot; &amp; [.E99] &amp;&quot;'],&quot;" office:value-type="string" office:string-value="['98', '4'],">
            <text:p>['98', '4'],</text:p>
          </table:table-cell>
          <table:table-cell table:number-columns-repeated="3"/>
          <table:table-cell office:value-type="string">
            <text:p>YELESSET LOUBA</text:p>
          </table:table-cell>
          <table:table-cell office:value-type="string">
            <text:p>FLECTOR</text:p>
          </table:table-cell>
          <table:table-cell office:value-type="string">
            <text:p>12A905F</text:p>
          </table:table-cell>
          <table:table-cell office:value-type="string">
            <text:p>DUT GENIE IND. ET MAINTE AN:2</text:p>
          </table:table-cell>
          <table:table-cell table:number-columns-repeated="1000"/>
        </table:table-row>
        <table:table-row table:style-name="ro3">
          <table:table-cell office:value-type="string">
            <text:p>BRENELIERE</text:p>
          </table:table-cell>
          <table:table-cell office:value-type="string">
            <text:p>Roland</text:p>
          </table:table-cell>
          <table:table-cell table:formula="of:=LOWER([.A100]&amp;&quot;-&quot;&amp;LEFT([.B100]))" office:value-type="string" office:string-value="breneliere-r">
            <text:p>breneliere-r</text:p>
          </table:table-cell>
          <table:table-cell table:formula="of:=[.D99]+1"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&quot;['&quot; &amp; [.D100] &amp; &quot;', '&quot; &amp; [.A100] &amp; &quot;', '&quot; &amp; [.B100] &amp; &quot;', '&quot; &amp; [.C100] &amp;&quot;'],&quot;" office:value-type="string" office:string-value="['99', 'BRENELIERE', 'Roland', 'breneliere-r'],">
            <text:p>['99', 'BRENELIERE', 'Roland', 'breneliere-r'],</text:p>
          </table:table-cell>
          <table:table-cell table:formula="of:=&quot;['&quot; &amp; [.D100] &amp; &quot;', '&quot; &amp; [.E100] &amp;&quot;'],&quot;" office:value-type="string" office:string-value="['99', '5'],">
            <text:p>['99', '5'],</text:p>
          </table:table-cell>
          <table:table-cell table:number-columns-repeated="1007"/>
        </table:table-row>
        <table:table-row table:style-name="ro3">
          <table:table-cell office:value-type="string">
            <text:p>ROUX</text:p>
          </table:table-cell>
          <table:table-cell office:value-type="string">
            <text:p>Flavien</text:p>
          </table:table-cell>
          <table:table-cell table:formula="of:=LOWER([.A101]&amp;&quot;-&quot;&amp;LEFT([.B101]))" office:value-type="string" office:string-value="roux-f">
            <text:p>roux-f</text:p>
          </table:table-cell>
          <table:table-cell table:formula="of:=[.D100]+1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&quot;['&quot; &amp; [.D101] &amp; &quot;', '&quot; &amp; [.A101] &amp; &quot;', '&quot; &amp; [.B101] &amp; &quot;', '&quot; &amp; [.C101] &amp;&quot;'],&quot;" office:value-type="string" office:string-value="['100', 'ROUX', 'Flavien', 'roux-f'],">
            <text:p>['100', 'ROUX', 'Flavien', 'roux-f'],</text:p>
          </table:table-cell>
          <table:table-cell table:formula="of:=&quot;['&quot; &amp; [.D101] &amp; &quot;', '&quot; &amp; [.E101] &amp;&quot;'],&quot;" office:value-type="string" office:string-value="['100', '4'],">
            <text:p>['100', '4'],</text:p>
          </table:table-cell>
          <table:table-cell table:number-columns-repeated="1007"/>
        </table:table-row>
        <table:table-row table:style-name="ro3">
          <table:table-cell office:value-type="string">
            <text:p>GERVOT</text:p>
          </table:table-cell>
          <table:table-cell office:value-type="string">
            <text:p>Fabrice</text:p>
          </table:table-cell>
          <table:table-cell table:formula="of:=LOWER([.A102]&amp;&quot;-&quot;&amp;LEFT([.B102]))" office:value-type="string" office:string-value="gervot-f">
            <text:p>gervot-f</text:p>
          </table:table-cell>
          <table:table-cell table:formula="of:=[.D101]+1" office:value-type="float" office:value="101">
            <text:p>101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&quot;['&quot; &amp; [.D102] &amp; &quot;', '&quot; &amp; [.A102] &amp; &quot;', '&quot; &amp; [.B102] &amp; &quot;', '&quot; &amp; [.C102] &amp;&quot;'],&quot;" office:value-type="string" office:string-value="['101', 'GERVOT', 'Fabrice', 'gervot-f'],">
            <text:p>['101', 'GERVOT', 'Fabrice', 'gervot-f'],</text:p>
          </table:table-cell>
          <table:table-cell table:formula="of:=&quot;['&quot; &amp; [.D102] &amp; &quot;', '&quot; &amp; [.E102] &amp;&quot;'],&quot;" office:value-type="string" office:string-value="['101', '5'],">
            <text:p>['101', '5'],</text:p>
          </table:table-cell>
          <table:table-cell table:number-columns-repeated="1007"/>
        </table:table-row>
        <table:table-row table:style-name="ro3">
          <table:table-cell office:value-type="string">
            <text:p>SUET</text:p>
          </table:table-cell>
          <table:table-cell office:value-type="string">
            <text:p>Eric</text:p>
          </table:table-cell>
          <table:table-cell table:formula="of:=LOWER([.A103]&amp;&quot;-&quot;&amp;LEFT([.B103]))" office:value-type="string" office:string-value="suet-e">
            <text:p>suet-e</text:p>
          </table:table-cell>
          <table:table-cell table:formula="of:=[.D102]+1" office:value-type="float" office:value="102">
            <text:p>102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&quot;['&quot; &amp; [.D103] &amp; &quot;', '&quot; &amp; [.A103] &amp; &quot;', '&quot; &amp; [.B103] &amp; &quot;', '&quot; &amp; [.C103] &amp;&quot;'],&quot;" office:value-type="string" office:string-value="['102', 'SUET', 'Eric', 'suet-e'],">
            <text:p>['102', 'SUET', 'Eric', 'suet-e'],</text:p>
          </table:table-cell>
          <table:table-cell table:formula="of:=&quot;['&quot; &amp; [.D103] &amp; &quot;', '&quot; &amp; [.E103] &amp;&quot;'],&quot;" office:value-type="string" office:string-value="['102', '4'],">
            <text:p>['102', '4'],</text:p>
          </table:table-cell>
          <table:table-cell table:number-columns-repeated="1007"/>
        </table:table-row>
        <table:table-row table:style-name="ro3">
          <table:table-cell office:value-type="string">
            <text:p>ANDLER</text:p>
          </table:table-cell>
          <table:table-cell office:value-type="string">
            <text:p>Didier</text:p>
          </table:table-cell>
          <table:table-cell table:formula="of:=LOWER([.A104]&amp;&quot;-&quot;&amp;LEFT([.B104]))" office:value-type="string" office:string-value="andler-d">
            <text:p>andler-d</text:p>
          </table:table-cell>
          <table:table-cell table:formula="of:=[.D103]+1" office:value-type="float" office:value="103">
            <text:p>103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&quot;['&quot; &amp; [.D104] &amp; &quot;', '&quot; &amp; [.A104] &amp; &quot;', '&quot; &amp; [.B104] &amp; &quot;', '&quot; &amp; [.C104] &amp;&quot;'],&quot;" office:value-type="string" office:string-value="['103', 'ANDLER', 'Didier', 'andler-d'],">
            <text:p>['103', 'ANDLER', 'Didier', 'andler-d'],</text:p>
          </table:table-cell>
          <table:table-cell table:formula="of:=&quot;['&quot; &amp; [.D104] &amp; &quot;', '&quot; &amp; [.E104] &amp;&quot;'],&quot;" office:value-type="string" office:string-value="['103', '5'],">
            <text:p>['103', '5'],</text:p>
          </table:table-cell>
          <table:table-cell table:number-columns-repeated="1007"/>
        </table:table-row>
        <table:table-row table:style-name="ro3">
          <table:table-cell office:value-type="string">
            <text:p>GUERIN</text:p>
          </table:table-cell>
          <table:table-cell office:value-type="string">
            <text:p>Patrick</text:p>
          </table:table-cell>
          <table:table-cell table:formula="of:=LOWER([.A105]&amp;&quot;-&quot;&amp;LEFT([.B105]))" office:value-type="string" office:string-value="guerin-p">
            <text:p>guerin-p</text:p>
          </table:table-cell>
          <table:table-cell table:formula="of:=[.D104]+1" office:value-type="float" office:value="104">
            <text:p>104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&quot;['&quot; &amp; [.D105] &amp; &quot;', '&quot; &amp; [.A105] &amp; &quot;', '&quot; &amp; [.B105] &amp; &quot;', '&quot; &amp; [.C105] &amp;&quot;'],&quot;" office:value-type="string" office:string-value="['104', 'GUERIN', 'Patrick', 'guerin-p'],">
            <text:p>['104', 'GUERIN', 'Patrick', 'guerin-p'],</text:p>
          </table:table-cell>
          <table:table-cell table:formula="of:=&quot;['&quot; &amp; [.D105] &amp; &quot;', '&quot; &amp; [.E105] &amp;&quot;'],&quot;" office:value-type="string" office:string-value="['104', '4'],">
            <text:p>['104', '4'],</text:p>
          </table:table-cell>
          <table:table-cell table:number-columns-repeated="1007"/>
        </table:table-row>
        <table:table-row table:style-name="ro3">
          <table:table-cell office:value-type="string">
            <text:p>PLOMBIER</text:p>
          </table:table-cell>
          <table:table-cell office:value-type="string">
            <text:p>Alain</text:p>
          </table:table-cell>
          <table:table-cell table:formula="of:=LOWER([.A106]&amp;&quot;-&quot;&amp;LEFT([.B106]))" office:value-type="string" office:string-value="plombier-a">
            <text:p>plombier-a</text:p>
          </table:table-cell>
          <table:table-cell table:formula="of:=[.D105]+1" office:value-type="float" office:value="105">
            <text:p>105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&quot;['&quot; &amp; [.D106] &amp; &quot;', '&quot; &amp; [.A106] &amp; &quot;', '&quot; &amp; [.B106] &amp; &quot;', '&quot; &amp; [.C106] &amp;&quot;'],&quot;" office:value-type="string" office:string-value="['105', 'PLOMBIER', 'Alain', 'plombier-a'],">
            <text:p>['105', 'PLOMBIER', 'Alain', 'plombier-a'],</text:p>
          </table:table-cell>
          <table:table-cell table:formula="of:=&quot;['&quot; &amp; [.D106] &amp; &quot;', '&quot; &amp; [.E106] &amp;&quot;'],&quot;" office:value-type="string" office:string-value="['105', '5'],">
            <text:p>['105', '5'],</text:p>
          </table:table-cell>
          <table:table-cell table:number-columns-repeated="1007"/>
        </table:table-row>
        <table:table-row table:style-name="ro3">
          <table:table-cell office:value-type="string">
            <text:p>ELECTRICIEN</text:p>
          </table:table-cell>
          <table:table-cell office:value-type="string">
            <text:p>Antony</text:p>
          </table:table-cell>
          <table:table-cell table:formula="of:=LOWER([.A107]&amp;&quot;-&quot;&amp;LEFT([.B107]))" office:value-type="string" office:string-value="electricien-a">
            <text:p>electricien-a</text:p>
          </table:table-cell>
          <table:table-cell table:formula="of:=[.D106]+1" office:value-type="float" office:value="106">
            <text:p>106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&quot;['&quot; &amp; [.D107] &amp; &quot;', '&quot; &amp; [.A107] &amp; &quot;', '&quot; &amp; [.B107] &amp; &quot;', '&quot; &amp; [.C107] &amp;&quot;'],&quot;" office:value-type="string" office:string-value="['106', 'ELECTRICIEN', 'Antony', 'electricien-a'],">
            <text:p>['106', 'ELECTRICIEN', 'Antony', 'electricien-a'],</text:p>
          </table:table-cell>
          <table:table-cell table:formula="of:=&quot;['&quot; &amp; [.D107] &amp; &quot;', '&quot; &amp; [.E107] &amp;&quot;'],&quot;" office:value-type="string" office:string-value="['106', '5'],">
            <text:p>['106', '5'],</text:p>
          </table:table-cell>
          <table:table-cell table:number-columns-repeated="1007"/>
        </table:table-row>
        <table:table-row table:style-name="ro3">
          <table:table-cell office:value-type="string">
            <text:p>TECHNICIEN</text:p>
          </table:table-cell>
          <table:table-cell office:value-type="string">
            <text:p>Mickaël</text:p>
          </table:table-cell>
          <table:table-cell table:formula="of:=LOWER([.A108]&amp;&quot;-&quot;&amp;LEFT([.B108]))" office:value-type="string" office:string-value="technicien-m">
            <text:p>technicien-m</text:p>
          </table:table-cell>
          <table:table-cell table:formula="of:=[.D107]+1" office:value-type="float" office:value="107">
            <text:p>107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&quot;['&quot; &amp; [.D108] &amp; &quot;', '&quot; &amp; [.A108] &amp; &quot;', '&quot; &amp; [.B108] &amp; &quot;', '&quot; &amp; [.C108] &amp;&quot;'],&quot;" office:value-type="string" office:string-value="['107', 'TECHNICIEN', 'Mickaël', 'technicien-m'],">
            <text:p>['107', 'TECHNICIEN', 'Mickaël', 'technicien-m'],</text:p>
          </table:table-cell>
          <table:table-cell table:formula="of:=&quot;['&quot; &amp; [.D108] &amp; &quot;', '&quot; &amp; [.E108] &amp;&quot;'],&quot;" office:value-type="string" office:string-value="['107', '6'],">
            <text:p>['107', '6'],</text:p>
          </table:table-cell>
          <table:table-cell table:number-columns-repeated="1007"/>
        </table:table-row>
        <table:table-row table:style-name="ro3" table:number-rows-repeated="1048467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resources" table:style-name="ta1">
        <table:table-column table:style-name="co11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row table:style-name="ro2">
          <table:table-cell office:value-type="float" office:value="4">
            <text:p>4</text:p>
          </table:table-cell>
          <table:table-cell office:value-type="string">
            <text:p>Fraiseuse conventionnelle</text:p>
          </table:table-cell>
          <table:table-cell office:value-type="string">
            <text:p>FraCon</text:p>
          </table:table-cell>
          <table:table-cell office:value-type="float" office:value="2050">
            <text:p>2050</text:p>
          </table:table-cell>
          <table:table-cell table:formula="of:=&quot;['&quot; &amp; [.A1] &amp; &quot;', '&quot; &amp; [.B1] &amp; &quot;', '&quot; &amp; [.C1] &amp; &quot;', '&quot; &amp; [.D1] &amp;&quot;'],&quot;" office:value-type="string" office:string-value="['4', 'Fraiseuse conventionnelle', 'FraCon', '2050'],">
            <text:p>['4', 'Fraiseuse conventionnelle', 'FraCon', '2050']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raiseuse à commande numérique</text:p>
          </table:table-cell>
          <table:table-cell office:value-type="string">
            <text:p>FraCN</text:p>
          </table:table-cell>
          <table:table-cell office:value-type="float" office:value="5000">
            <text:p>5000</text:p>
          </table:table-cell>
          <table:table-cell table:formula="of:=&quot;['&quot; &amp; [.A2] &amp; &quot;', '&quot; &amp; [.B2] &amp; &quot;', '&quot; &amp; [.C2] &amp; &quot;', '&quot; &amp; [.D2] &amp;&quot;'],&quot;" office:value-type="string" office:string-value="['4', 'Fraiseuse à commande numérique', 'FraCN', '5000'],">
            <text:p>['4', 'Fraiseuse à commande numérique', 'FraCN', '5000']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our conventionnel</text:p>
          </table:table-cell>
          <table:table-cell office:value-type="string">
            <text:p>TourCon</text:p>
          </table:table-cell>
          <table:table-cell office:value-type="float" office:value="2050">
            <text:p>2050</text:p>
          </table:table-cell>
          <table:table-cell table:formula="of:=&quot;['&quot; &amp; [.A3] &amp; &quot;', '&quot; &amp; [.B3] &amp; &quot;', '&quot; &amp; [.C3] &amp; &quot;', '&quot; &amp; [.D3] &amp;&quot;'],&quot;" office:value-type="string" office:string-value="['4', 'Tour conventionnel', 'TourCon', '2050'],">
            <text:p>['4', 'Tour conventionnel', 'TourCon', '205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erceuse à colonne</text:p>
          </table:table-cell>
          <table:table-cell office:value-type="string">
            <text:p>Perce</text:p>
          </table:table-cell>
          <table:table-cell office:value-type="float" office:value="1500">
            <text:p>1500</text:p>
          </table:table-cell>
          <table:table-cell table:formula="of:=&quot;['&quot; &amp; [.A4] &amp; &quot;', '&quot; &amp; [.B4] &amp; &quot;', '&quot; &amp; [.C4] &amp; &quot;', '&quot; &amp; [.D4] &amp;&quot;'],&quot;" office:value-type="string" office:string-value="['4', 'Perceuse à colonne', 'Perce', '1500'],">
            <text:p>['4', 'Perceuse à colonne', 'Perce', '150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esse hydraulique</text:p>
          </table:table-cell>
          <table:table-cell office:value-type="string">
            <text:p>Presse</text:p>
          </table:table-cell>
          <table:table-cell office:value-type="float" office:value="1050">
            <text:p>1050</text:p>
          </table:table-cell>
          <table:table-cell table:formula="of:=&quot;['&quot; &amp; [.A5] &amp; &quot;', '&quot; &amp; [.B5] &amp; &quot;', '&quot; &amp; [.C5] &amp; &quot;', '&quot; &amp; [.D5] &amp;&quot;'],&quot;" office:value-type="string" office:string-value="['4', 'Presse hydraulique', 'Presse', '1050'],">
            <text:p>['4', 'Presse hydraulique', 'Presse', '105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cie à ruban</text:p>
          </table:table-cell>
          <table:table-cell office:value-type="string">
            <text:p>Scie</text:p>
          </table:table-cell>
          <table:table-cell office:value-type="float" office:value="500">
            <text:p>500</text:p>
          </table:table-cell>
          <table:table-cell table:formula="of:=&quot;['&quot; &amp; [.A6] &amp; &quot;', '&quot; &amp; [.B6] &amp; &quot;', '&quot; &amp; [.C6] &amp; &quot;', '&quot; &amp; [.D6] &amp;&quot;'],&quot;" office:value-type="string" office:string-value="['4', 'Scie à ruban', 'Scie', '500'],">
            <text:p>['4', 'Scie à ruban', 'Scie', '50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 office:value-type="string">
            <text:p>Plieuse</text:p>
          </table:table-cell>
          <table:table-cell office:value-type="float" office:value="250">
            <text:p>250</text:p>
          </table:table-cell>
          <table:table-cell table:formula="of:=&quot;['&quot; &amp; [.A7] &amp; &quot;', '&quot; &amp; [.B7] &amp; &quot;', '&quot; &amp; [.C7] &amp; &quot;', '&quot; &amp; [.D7] &amp;&quot;'],&quot;" office:value-type="string" office:string-value="['4', 'Plieuse', 'Plieuse', '250'],">
            <text:p>['4', 'Plieuse', 'Plieuse', '25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 office:value-type="string">
            <text:p>Cisaille</text:p>
          </table:table-cell>
          <table:table-cell office:value-type="float" office:value="250">
            <text:p>250</text:p>
          </table:table-cell>
          <table:table-cell table:formula="of:=&quot;['&quot; &amp; [.A8] &amp; &quot;', '&quot; &amp; [.B8] &amp; &quot;', '&quot; &amp; [.C8] &amp; &quot;', '&quot; &amp; [.D8] &amp;&quot;'],&quot;" office:value-type="string" office:string-value="['4', 'Cisaille', 'Cisaille', '250'],">
            <text:p>['4', 'Cisaille', 'Cisaille', '250']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oste à souder à l\arc'</text:p>
          </table:table-cell>
          <table:table-cell office:value-type="string">
            <text:p>SoudArc</text:p>
          </table:table-cell>
          <table:table-cell office:value-type="float" office:value="500">
            <text:p>500</text:p>
          </table:table-cell>
          <table:table-cell table:formula="of:=&quot;['&quot; &amp; [.A9] &amp; &quot;', '&quot; &amp; [.B9] &amp; &quot;', '&quot; &amp; [.C9] &amp; &quot;', '&quot; &amp; [.D9] &amp;&quot;'],&quot;" office:value-type="string" office:string-value="['4', 'Poste à souder à l\arc'', 'SoudArc', '500'],">
            <text:p>['4', 'Poste à souder à l\arc'', 'SoudArc', '500']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oste à souder MIG</text:p>
          </table:table-cell>
          <table:table-cell office:value-type="string">
            <text:p>SoudMig</text:p>
          </table:table-cell>
          <table:table-cell office:value-type="float" office:value="1000">
            <text:p>1000</text:p>
          </table:table-cell>
          <table:table-cell table:formula="of:=&quot;['&quot; &amp; [.A10] &amp; &quot;', '&quot; &amp; [.B10] &amp; &quot;', '&quot; &amp; [.C10] &amp; &quot;', '&quot; &amp; [.D10] &amp;&quot;'],&quot;" office:value-type="string" office:string-value="['4', 'Poste à souder MIG', 'SoudMig', '1000'],">
            <text:p>['4', 'Poste à souder MIG', 'SoudMig', '100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Découpe plasma</text:p>
          </table:table-cell>
          <table:table-cell office:value-type="string">
            <text:p>Plasma</text:p>
          </table:table-cell>
          <table:table-cell office:value-type="float" office:value="1000">
            <text:p>1000</text:p>
          </table:table-cell>
          <table:table-cell table:formula="of:=&quot;['&quot; &amp; [.A11] &amp; &quot;', '&quot; &amp; [.B11] &amp; &quot;', '&quot; &amp; [.C11] &amp; &quot;', '&quot; &amp; [.D11] &amp;&quot;'],&quot;" office:value-type="string" office:string-value="['4', 'Découpe plasma', 'Plasma', '1000'],">
            <text:p>['4', 'Découpe plasma', 'Plasma', '1000'],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Imprimante 3D</text:p>
          </table:table-cell>
          <table:table-cell office:value-type="string">
            <text:p>Print3D</text:p>
          </table:table-cell>
          <table:table-cell office:value-type="float" office:value="550">
            <text:p>550</text:p>
          </table:table-cell>
          <table:table-cell table:formula="of:=&quot;['&quot; &amp; [.A12] &amp; &quot;', '&quot; &amp; [.B12] &amp; &quot;', '&quot; &amp; [.C12] &amp; &quot;', '&quot; &amp; [.D12] &amp;&quot;'],&quot;" office:value-type="string" office:string-value="['4', 'Imprimante 3D', 'Print3D', '550'],">
            <text:p>['4', 'Imprimante 3D', 'Print3D', '550']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tériel électroportatif</text:p>
          </table:table-cell>
          <table:table-cell office:value-type="string">
            <text:p>Elect</text:p>
          </table:table-cell>
          <table:table-cell office:value-type="float" office:value="250">
            <text:p>250</text:p>
          </table:table-cell>
          <table:table-cell table:formula="of:=&quot;['&quot; &amp; [.A13] &amp; &quot;', '&quot; &amp; [.B13] &amp; &quot;', '&quot; &amp; [.C13] &amp; &quot;', '&quot; &amp; [.D13] &amp;&quot;'],&quot;" office:value-type="string" office:string-value="['4', 'Matériel électroportatif', 'Elect', '250'],">
            <text:p>['4', 'Matériel électroportatif', 'Elect', '250']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ste bureautique</text:p>
          </table:table-cell>
          <table:table-cell office:value-type="string">
            <text:p>PcBur</text:p>
          </table:table-cell>
          <table:table-cell office:value-type="float" office:value="5000">
            <text:p>5000</text:p>
          </table:table-cell>
          <table:table-cell table:formula="of:=&quot;['&quot; &amp; [.A14] &amp; &quot;', '&quot; &amp; [.B14] &amp; &quot;', '&quot; &amp; [.C14] &amp; &quot;', '&quot; &amp; [.D14] &amp;&quot;'],&quot;" office:value-type="string" office:string-value="['5', 'Poste bureautique', 'PcBur', '5000'],">
            <text:p>['5', 'Poste bureautique', 'PcBur', '5000']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ste de programmation en automatisme</text:p>
          </table:table-cell>
          <table:table-cell office:value-type="string">
            <text:p>PcPrg</text:p>
          </table:table-cell>
          <table:table-cell office:value-type="float" office:value="5000">
            <text:p>5000</text:p>
          </table:table-cell>
          <table:table-cell table:formula="of:=&quot;['&quot; &amp; [.A15] &amp; &quot;', '&quot; &amp; [.B15] &amp; &quot;', '&quot; &amp; [.C15] &amp; &quot;', '&quot; &amp; [.D15] &amp;&quot;'],&quot;" office:value-type="string" office:string-value="['5', 'Poste de programmation en automatisme', 'PcPrg', '5000'],">
            <text:p>['5', 'Poste de programmation en automatisme', 'PcPrg', '5000']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mprimante laser N&amp;amp;B</text:p>
          </table:table-cell>
          <table:table-cell office:value-type="string">
            <text:p>PrnNB</text:p>
          </table:table-cell>
          <table:table-cell office:value-type="float" office:value="200">
            <text:p>200</text:p>
          </table:table-cell>
          <table:table-cell table:formula="of:=&quot;['&quot; &amp; [.A16] &amp; &quot;', '&quot; &amp; [.B16] &amp; &quot;', '&quot; &amp; [.C16] &amp; &quot;', '&quot; &amp; [.D16] &amp;&quot;'],&quot;" office:value-type="string" office:string-value="['5', 'Imprimante laser N&amp;amp;B', 'PrnNB', '200'],">
            <text:p>['5', 'Imprimante laser N&amp;amp;B', 'PrnNB', '200']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mprimante laser couleur</text:p>
          </table:table-cell>
          <table:table-cell office:value-type="string">
            <text:p>PrnCoul</text:p>
          </table:table-cell>
          <table:table-cell office:value-type="float" office:value="500">
            <text:p>500</text:p>
          </table:table-cell>
          <table:table-cell table:formula="of:=&quot;['&quot; &amp; [.A17] &amp; &quot;', '&quot; &amp; [.B17] &amp; &quot;', '&quot; &amp; [.C17] &amp; &quot;', '&quot; &amp; [.D17] &amp;&quot;'],&quot;" office:value-type="string" office:string-value="['5', 'Imprimante laser couleur', 'PrnCoul', '500'],">
            <text:p>['5', 'Imprimante laser couleur', 'PrnCoul', '500'],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ppareil photo</text:p>
          </table:table-cell>
          <table:table-cell office:value-type="string">
            <text:p>Photo</text:p>
          </table:table-cell>
          <table:table-cell office:value-type="float" office:value="500">
            <text:p>500</text:p>
          </table:table-cell>
          <table:table-cell table:formula="of:=&quot;['&quot; &amp; [.A18] &amp; &quot;', '&quot; &amp; [.B18] &amp; &quot;', '&quot; &amp; [.C18] &amp; &quot;', '&quot; &amp; [.D18] &amp;&quot;'],&quot;" office:value-type="string" office:string-value="['5', 'Appareil photo', 'Photo', '500'],">
            <text:p>['5', 'Appareil photo', 'Photo', '500']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r à souder</text:p>
          </table:table-cell>
          <table:table-cell office:value-type="string">
            <text:p>FerSoud</text:p>
          </table:table-cell>
          <table:table-cell office:value-type="float" office:value="250">
            <text:p>250</text:p>
          </table:table-cell>
          <table:table-cell table:formula="of:=&quot;['&quot; &amp; [.A19] &amp; &quot;', '&quot; &amp; [.B19] &amp; &quot;', '&quot; &amp; [.C19] &amp; &quot;', '&quot; &amp; [.D19] &amp;&quot;'],&quot;" office:value-type="string" office:string-value="['6', 'Fer à souder', 'FerSoud', '250'],">
            <text:p>['6', 'Fer à souder', 'FerSoud', '250']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ultimêtre</text:p>
          </table:table-cell>
          <table:table-cell office:value-type="string">
            <text:p>MulMet</text:p>
          </table:table-cell>
          <table:table-cell office:value-type="float" office:value="250">
            <text:p>250</text:p>
          </table:table-cell>
          <table:table-cell table:formula="of:=&quot;['&quot; &amp; [.A20] &amp; &quot;', '&quot; &amp; [.B20] &amp; &quot;', '&quot; &amp; [.C20] &amp; &quot;', '&quot; &amp; [.D20] &amp;&quot;'],&quot;" office:value-type="string" office:string-value="['6', 'Multimêtre', 'MulMet', '250'],">
            <text:p>['6', 'Multimêtre', 'MulMet', '250'],</text:p>
          </table:table-cell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rojec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<text:s/>Arduino</text:p>
          </table:table-cell>
          <table:table-cell office:value-type="string">
            <text:p><text:s/>Automatisation à l'aide d'un arduino (sorte de mini automate) (domotique/programmation, électronique)</text:p>
          </table:table-cell>
          <table:table-cell table:formula="of:=&quot;['&quot; &amp; [.A1] &amp; &quot;', '&quot; &amp; [.B1] &amp; &quot;', '&quot; &amp; [.C1]&amp;&quot;'],&quot;" office:value-type="string" office:string-value="['1', ' Arduino', ' Automatisation à l'aide d'un arduino (sorte de mini automate) (domotique/programmation, électronique)'],">
            <text:p>['1', ' Arduino', ' Automatisation à l'aide d'un arduino (sorte de mini automate) (domotique/programmation, électronique)'],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urse en cours</text:p>
          </table:table-cell>
          <table:table-cell office:value-type="string">
            <text:p><text:s/>Création pour les lycéens de carrosserie de voiture miniature (conception 3D, usinage, suivi Lycéens)</text:p>
          </table:table-cell>
          <table:table-cell table:formula="of:=&quot;['&quot; &amp; [.A2] &amp; &quot;', '&quot; &amp; [.B2] &amp; &quot;', '&quot; &amp; [.C2]&amp;&quot;'],&quot;" office:value-type="string" office:string-value="['2', 'Course en cours', ' Création pour les lycéens de carrosserie de voiture miniature (conception 3D, usinage, suivi Lycéens)'],">
            <text:p>['2', 'Course en cours', ' Création pour les lycéens de carrosserie de voiture miniature (conception 3D, usinage, suivi Lycéens)'],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Domotique 1</text:p>
          </table:table-cell>
          <table:table-cell office:value-type="string">
            <text:p><text:s/>Analyse de la domotique applicable à notre département <text:s/>(coût, rentabilité, faisabilité)</text:p>
          </table:table-cell>
          <table:table-cell table:formula="of:=&quot;['&quot; &amp; [.A3] &amp; &quot;', '&quot; &amp; [.B3] &amp; &quot;', '&quot; &amp; [.C3]&amp;&quot;'],&quot;" office:value-type="string" office:string-value="['3', 'Domotique 1', ' Analyse de la domotique applicable à notre département  (coût, rentabilité, faisabilité)'],">
            <text:p>['3', 'Domotique 1', ' Analyse de la domotique applicable à notre département <text:s/>(coût, rentabilité, faisabilité)'],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omotique 2</text:p>
          </table:table-cell>
          <table:table-cell office:value-type="string">
            <text:p><text:s/>Réalisation d'une maquette échelle 1/10 d'une pièce entièrement domotisée</text:p>
          </table:table-cell>
          <table:table-cell table:formula="of:=&quot;['&quot; &amp; [.A4] &amp; &quot;', '&quot; &amp; [.B4] &amp; &quot;', '&quot; &amp; [.C4]&amp;&quot;'],&quot;" office:value-type="string" office:string-value="['4', 'Domotique 2', ' Réalisation d'une maquette échelle 1/10 d'une pièce entièrement domotisée'],">
            <text:p>['4', 'Domotique 2', ' Réalisation d'une maquette échelle 1/10 d'une pièce entièrement domotisée'],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ête de la science</text:p>
          </table:table-cell>
          <table:table-cell office:value-type="string">
            <text:p><text:s/>Participation à la fête de la science puis préparation de l'année prochaine.</text:p>
          </table:table-cell>
          <table:table-cell table:formula="of:=&quot;['&quot; &amp; [.A5] &amp; &quot;', '&quot; &amp; [.B5] &amp; &quot;', '&quot; &amp; [.C5]&amp;&quot;'],&quot;" office:value-type="string" office:string-value="['5', 'Fête de la science', ' Participation à la fête de la science puis préparation de l'année prochaine.'],">
            <text:p>['5', 'Fête de la science', ' Participation à la fête de la science puis préparation de l'année prochaine.'],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mprimante 3D</text:p>
          </table:table-cell>
          <table:table-cell office:value-type="string">
            <text:p><text:s/>Etudes et réalisation de pièecs avec une imprimante 3D (électronique, petite mécanique, informatique)</text:p>
          </table:table-cell>
          <table:table-cell table:formula="of:=&quot;['&quot; &amp; [.A6] &amp; &quot;', '&quot; &amp; [.B6] &amp; &quot;', '&quot; &amp; [.C6]&amp;&quot;'],&quot;" office:value-type="string" office:string-value="['6', 'Imprimante 3D', ' Etudes et réalisation de pièecs avec une imprimante 3D (électronique, petite mécanique, informatique)'],">
            <text:p>['6', 'Imprimante 3D', ' Etudes et réalisation de pièecs avec une imprimante 3D (électronique, petite mécanique, informatique)'],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ain à la pate</text:p>
          </table:table-cell>
          <table:table-cell office:value-type="string">
            <text:p><text:s/>Aide aux primaire dans la compréhension des phénomènes physiques; eau, électricité, air, ...</text:p>
          </table:table-cell>
          <table:table-cell table:formula="of:=&quot;['&quot; &amp; [.A7] &amp; &quot;', '&quot; &amp; [.B7] &amp; &quot;', '&quot; &amp; [.C7]&amp;&quot;'],&quot;" office:value-type="string" office:string-value="['7', 'Main à la pate', ' Aide aux primaire dans la compréhension des phénomènes physiques; eau, électricité, air, ...'],">
            <text:p>['7', 'Main à la pate', ' Aide aux primaire dans la compréhension des phénomènes physiques; eau, électricité, air, ...'],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ini GIMéole</text:p>
          </table:table-cell>
          <table:table-cell office:value-type="string">
            <text:p><text:s/>Création pour les collégiens de mini éolienne et concours en mars 2014 à l'IUT (conception 3D, usinage, suivi collégiens)</text:p>
          </table:table-cell>
          <table:table-cell table:formula="of:=&quot;['&quot; &amp; [.A8] &amp; &quot;', '&quot; &amp; [.B8] &amp; &quot;', '&quot; &amp; [.C8]&amp;&quot;'],&quot;" office:value-type="string" office:string-value="['8', 'Mini GIMéole', ' Création pour les collégiens de mini éolienne et concours en mars 2014 à l'IUT (conception 3D, usinage, suivi collégiens)'],">
            <text:p>['8', 'Mini GIMéole', ' Création pour les collégiens de mini éolienne et concours en mars 2014 à l'IUT (conception 3D, usinage, suivi collégiens)'],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odélisme (bateau à moteur)</text:p>
          </table:table-cell>
          <table:table-cell office:value-type="string">
            <text:p><text:s/>étude, conception, réalisation d'un bateau à moteur radiocommandé</text:p>
          </table:table-cell>
          <table:table-cell table:formula="of:=&quot;['&quot; &amp; [.A9] &amp; &quot;', '&quot; &amp; [.B9] &amp; &quot;', '&quot; &amp; [.C9]&amp;&quot;'],&quot;" office:value-type="string" office:string-value="['9', 'Modélisme (bateau à moteur)', ' étude, conception, réalisation d'un bateau à moteur radiocommandé'],">
            <text:p>['9', 'Modélisme (bateau à moteur)', ' étude, conception, réalisation d'un bateau à moteur radiocommandé'],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odélisme (avion à moteur)</text:p>
          </table:table-cell>
          <table:table-cell office:value-type="string">
            <text:p><text:s/>étude, conception, réalisation d'un avion à moteur radiocommandé</text:p>
          </table:table-cell>
          <table:table-cell table:formula="of:=&quot;['&quot; &amp; [.A10] &amp; &quot;', '&quot; &amp; [.B10] &amp; &quot;', '&quot; &amp; [.C10]&amp;&quot;'],&quot;" office:value-type="string" office:string-value="['10', 'Modélisme (avion à moteur)', ' étude, conception, réalisation d'un avion à moteur radiocommandé'],">
            <text:p>['10', 'Modélisme (avion à moteur)', ' étude, conception, réalisation d'un avion à moteur radiocommandé'],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odélisme (aéroglisseur)</text:p>
          </table:table-cell>
          <table:table-cell office:value-type="string">
            <text:p><text:s/>étude, conception, réalisation d'un aéroglisseur à moteur radiocommandé</text:p>
          </table:table-cell>
          <table:table-cell table:formula="of:=&quot;['&quot; &amp; [.A11] &amp; &quot;', '&quot; &amp; [.B11] &amp; &quot;', '&quot; &amp; [.C11]&amp;&quot;'],&quot;" office:value-type="string" office:string-value="['11', 'Modélisme (aéroglisseur)', ' étude, conception, réalisation d'un aéroglisseur à moteur radiocommandé'],">
            <text:p>['11', 'Modélisme (aéroglisseur)', ' étude, conception, réalisation d'un aéroglisseur à moteur radiocommandé'],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odélisme (drone)</text:p>
          </table:table-cell>
          <table:table-cell office:value-type="string">
            <text:p><text:s/>étude, conception, réalisation d'un drone à moteur radiocommandé</text:p>
          </table:table-cell>
          <table:table-cell table:formula="of:=&quot;['&quot; &amp; [.A12] &amp; &quot;', '&quot; &amp; [.B12] &amp; &quot;', '&quot; &amp; [.C12]&amp;&quot;'],&quot;" office:value-type="string" office:string-value="['12', 'Modélisme (drone)', ' étude, conception, réalisation d'un drone à moteur radiocommandé'],">
            <text:p>['12', 'Modélisme (drone)', ' étude, conception, réalisation d'un drone à moteur radiocommandé'],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odélisme (planneur)</text:p>
          </table:table-cell>
          <table:table-cell office:value-type="string">
            <text:p><text:s/>étude, conception, réalisation d'un planneur sans moteur radiocommandé</text:p>
          </table:table-cell>
          <table:table-cell table:formula="of:=&quot;['&quot; &amp; [.A13] &amp; &quot;', '&quot; &amp; [.B13] &amp; &quot;', '&quot; &amp; [.C13]&amp;&quot;'],&quot;" office:value-type="string" office:string-value="['13', 'Modélisme (planneur)', ' étude, conception, réalisation d'un planneur sans moteur radiocommandé'],">
            <text:p>['13', 'Modélisme (planneur)', ' étude, conception, réalisation d'un planneur sans moteur radiocommandé'],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délisme (voilier)</text:p>
          </table:table-cell>
          <table:table-cell office:value-type="string">
            <text:p><text:s/>étude, conception, réalisation d'un voilier sans moteur radiocommandé</text:p>
          </table:table-cell>
          <table:table-cell table:formula="of:=&quot;['&quot; &amp; [.A14] &amp; &quot;', '&quot; &amp; [.B14] &amp; &quot;', '&quot; &amp; [.C14]&amp;&quot;'],&quot;" office:value-type="string" office:string-value="['14', 'Modélisme (voilier)', ' étude, conception, réalisation d'un voilier sans moteur radiocommandé'],">
            <text:p>['14', 'Modélisme (voilier)', ' étude, conception, réalisation d'un voilier sans moteur radiocommandé'],</text:p>
          </table:table-cell>
          <table:table-cell table:number-columns-repeated="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aintenance salle de sport</text:p>
          </table:table-cell>
          <table:table-cell office:value-type="string">
            <text:p><text:s/>Maintenance et amélioration de la salle de sport de l'IUT</text:p>
          </table:table-cell>
          <table:table-cell table:formula="of:=&quot;['&quot; &amp; [.A15] &amp; &quot;', '&quot; &amp; [.B15] &amp; &quot;', '&quot; &amp; [.C15]&amp;&quot;'],&quot;" office:value-type="string" office:string-value="['15', 'Maintenance salle de sport', ' Maintenance et amélioration de la salle de sport de l'IUT'],">
            <text:p>['15', 'Maintenance salle de sport', ' Maintenance et amélioration de la salle de sport de l'IUT'],</text:p>
          </table:table-cell>
          <table:table-cell table:number-columns-repeated="5"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<text:s/></text:p>
          </table:table-cell>
        </table:table-row>
        <table:table-row table:style-name="ro3">
          <table:table-cell table:number-columns-repeated="6"/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>
            <text:p><text:s text:c="3"/></text:p>
          </table:table-cell>
          <table:table-cell table:number-columns-repeated="2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groups" table:style-name="ta1"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<text:s/>GIM1</text:p>
          </table:table-cell>
          <table:table-cell office:value-type="string">
            <text:p><text:s/>Promotion entièr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s/>GIM1-1</text:p>
          </table:table-cell>
          <table:table-cell office:value-type="string">
            <text:p><text:s/>Groupe TD 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s/>GIM1-2</text:p>
          </table:table-cell>
          <table:table-cell office:value-type="string">
            <text:p><text:s/>Groupe TD 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<text:s/>GIM1-11</text:p>
          </table:table-cell>
          <table:table-cell office:value-type="string">
            <text:p><text:s/>Groupe TP 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<text:s/>GIM1-12</text:p>
          </table:table-cell>
          <table:table-cell office:value-type="string">
            <text:p><text:s/>Groupe TP 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<text:s/>GIM1-21</text:p>
          </table:table-cell>
          <table:table-cell office:value-type="string">
            <text:p><text:s/>Groupe TP 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<text:s/>GIM1-22</text:p>
          </table:table-cell>
          <table:table-cell office:value-type="string">
            <text:p><text:s/>Groupe TP 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<text:s/>GIM2</text:p>
          </table:table-cell>
          <table:table-cell office:value-type="string">
            <text:p><text:s/>Promotion entière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<text:s/>GIM2-1</text:p>
          </table:table-cell>
          <table:table-cell office:value-type="string">
            <text:p><text:s/>Groupe TD 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<text:s/>GIM2-2</text:p>
          </table:table-cell>
          <table:table-cell office:value-type="string">
            <text:p><text:s/>Groupe TD 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<text:s/>GIM2-11</text:p>
          </table:table-cell>
          <table:table-cell office:value-type="string">
            <text:p><text:s/>Groupe TP 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<text:s/>GIM2-12</text:p>
          </table:table-cell>
          <table:table-cell office:value-type="string">
            <text:p><text:s/>Groupe TP 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<text:s/>GIM2-21</text:p>
          </table:table-cell>
          <table:table-cell office:value-type="string">
            <text:p><text:s/>Groupe TP 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<text:s/>GIM2-22</text:p>
          </table:table-cell>
          <table:table-cell office:value-type="string">
            <text:p><text:s/>Groupe TP 4</text:p>
          </table:table-cell>
        </table:table-row>
      </table:table>
      <table:named-expressions/>
      <table:database-ranges>
        <table:database-range table:name="__Anonymous_Sheet_DB__0" table:target-range-address="users.O2:users.R9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SUET</meta:initial-creator>
    <meta:creation-date>2014-04-02T14:52:14</meta:creation-date>
    <dc:date>2014-04-16T11:24:35</dc:date>
    <dc:creator>Eric SUET</dc:creator>
    <meta:editing-duration>PT2H14M49S</meta:editing-duration>
    <meta:editing-cycles>7</meta:editing-cycles>
    <meta:generator>LibreOffice/3.5$Linux_X86_64 LibreOffice_project/350m1$Build-2</meta:generator>
    <meta:document-statistic meta:table-count="4" meta:cell-count="1902" meta:object-count="0"/>
  </office:meta>
</office:document-meta>
</file>